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25cm"/>
    </style:style>
    <style:style style:name="gr2" style:family="graphic" style:parent-style-name="standard" style:list-style-name="L1">
      <style:graphic-properties svg:stroke-width="0.053cm" svg:stroke-color="#579835" draw:marker-start-width="0.279cm" draw:marker-end-width="0.279cm" draw:fill="none" draw:textarea-horizontal-align="justify" draw:textarea-vertical-align="middle" draw:auto-grow-height="false" fo:min-height="0.602cm" fo:min-width="3.952cm" fo:padding-top="0.151cm" fo:padding-bottom="0.151cm" fo:padding-left="0.276cm" fo:padding-right="0.276cm"/>
    </style:style>
    <style:style style:name="gr3" style:family="graphic" style:parent-style-name="standard" style:list-style-name="L1">
      <style:graphic-properties svg:stroke-width="0.053cm" svg:stroke-color="#579835" draw:marker-start-width="0.279cm" draw:marker-end-width="0.279cm" draw:fill="none" draw:textarea-horizontal-align="justify" draw:textarea-vertical-align="middle" draw:auto-grow-height="false" fo:min-height="0.602cm" fo:min-width="3.952cm" fo:padding-top="0.151cm" fo:padding-bottom="0.151cm" fo:padding-left="0.276cm" fo:padding-right="0.276cm"/>
    </style:style>
    <style:style style:name="gr4" style:family="graphic" style:parent-style-name="standard" style:list-style-name="L1">
      <style:graphic-properties svg:stroke-width="0.053cm" svg:stroke-color="#579835" draw:marker-start-width="0.279cm" draw:marker-end-width="0.279cm" draw:fill="none" draw:textarea-horizontal-align="justify" draw:textarea-vertical-align="middle" draw:auto-grow-height="false" fo:min-height="0.602cm" fo:min-width="3cm" fo:padding-top="0.151cm" fo:padding-bottom="0.151cm" fo:padding-left="0.276cm" fo:padding-right="0.276cm"/>
    </style:style>
    <style:style style:name="gr5" style:family="graphic" style:parent-style-name="standard" style:list-style-name="L1">
      <style:graphic-properties svg:stroke-width="0.053cm" svg:stroke-color="#0066b3" draw:marker-start-width="0.279cm" draw:marker-end-width="0.279cm" draw:fill="none" draw:textarea-horizontal-align="justify" draw:textarea-vertical-align="middle" draw:auto-grow-height="false" fo:min-height="0.698cm" fo:min-width="1.448cm" fo:padding-top="0.151cm" fo:padding-bottom="0.151cm" fo:padding-left="0.276cm" fo:padding-right="0.276cm"/>
    </style:style>
    <style:style style:name="gr6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7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2cm" fo:min-width="3.952cm" fo:padding-top="0.151cm" fo:padding-bottom="0.151cm" fo:padding-left="0.276cm" fo:padding-right="0.276cm"/>
    </style:style>
    <style:style style:name="gr8" style:family="graphic" style:parent-style-name="standard" style:list-style-name="L1">
      <style:graphic-properties svg:stroke-width="0.053cm" svg:stroke-color="#0066b3" draw:marker-start-width="0.279cm" draw:marker-end-width="0.279cm" draw:fill="none" draw:textarea-horizontal-align="justify" draw:textarea-vertical-align="middle" draw:auto-grow-height="false" fo:min-height="0.602cm" fo:min-width="3.024cm" fo:padding-top="0.151cm" fo:padding-bottom="0.151cm" fo:padding-left="0.276cm" fo:padding-right="0.276cm"/>
    </style:style>
    <style:style style:name="gr9" style:family="graphic" style:parent-style-name="standard" style:list-style-name="L1">
      <style:graphic-properties svg:stroke-width="0.053cm" svg:stroke-color="#0066b3" draw:marker-start-width="0.279cm" draw:marker-end-width="0.279cm" draw:fill="none" draw:textarea-horizontal-align="justify" draw:textarea-vertical-align="middle" draw:auto-grow-height="false" fo:min-height="0.602cm" fo:min-width="2.011cm" fo:padding-top="0.151cm" fo:padding-bottom="0.151cm" fo:padding-left="0.276cm" fo:padding-right="0.276cm"/>
    </style:style>
    <style:style style:name="gr10" style:family="graphic" style:parent-style-name="standard" style:list-style-name="L1">
      <style:graphic-properties svg:stroke-width="0.053cm" svg:stroke-color="#0066b3" draw:marker-start-width="0.279cm" draw:marker-end-width="0.279cm" draw:fill="none" draw:textarea-horizontal-align="justify" draw:textarea-vertical-align="middle" draw:auto-grow-height="false" fo:min-height="0.602cm" fo:min-width="3.024cm" fo:padding-top="0.151cm" fo:padding-bottom="0.151cm" fo:padding-left="0.276cm" fo:padding-right="0.276cm"/>
    </style:style>
    <style:style style:name="gr11" style:family="graphic" style:parent-style-name="standard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816cm" fo:min-width="1.02cm" fo:padding-top="0.151cm" fo:padding-bottom="0.151cm" fo:padding-left="0.276cm" fo:padding-right="0.276cm"/>
    </style:style>
    <style:style style:name="gr12" style:family="graphic" style:parent-style-name="standard">
      <style:graphic-properties draw:stroke="none" draw:fill="none" fo:min-height="0.726cm"/>
    </style:style>
    <style:style style:name="gr13" style:family="graphic" style:parent-style-name="standard">
      <style:graphic-properties draw:stroke="none" draw:fill="none" fo:min-height="1.025cm"/>
    </style:style>
    <style:style style:name="gr14" style:family="graphic" style:parent-style-name="standard" style:list-style-name="L1">
      <style:graphic-properties svg:stroke-width="0.053cm" svg:stroke-color="#579835" draw:marker-start-width="0.279cm" draw:marker-end-width="0.279cm" draw:fill="none" draw:textarea-horizontal-align="justify" draw:textarea-vertical-align="middle" draw:auto-grow-height="false" fo:min-height="0.698cm" fo:min-width="3.096cm" fo:padding-top="0.151cm" fo:padding-bottom="0.151cm" fo:padding-left="0.276cm" fo:padding-right="0.276cm"/>
    </style:style>
    <style:style style:name="gr15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2cm" fo:min-width="3.952cm" fo:padding-top="0.151cm" fo:padding-bottom="0.151cm" fo:padding-left="0.276cm" fo:padding-right="0.276cm"/>
    </style:style>
    <style:style style:name="gr16" style:family="graphic" style:parent-style-name="standard" style:list-style-name="L1">
      <style:graphic-properties svg:stroke-width="0.053cm" svg:stroke-color="#579835" draw:marker-start-width="0.279cm" draw:marker-end-width="0.279cm" draw:fill="none" draw:textarea-horizontal-align="justify" draw:textarea-vertical-align="middle" draw:auto-grow-height="false" fo:min-height="0.698cm" fo:min-width="3.096cm" fo:padding-top="0.151cm" fo:padding-bottom="0.151cm" fo:padding-left="0.276cm" fo:padding-right="0.276cm"/>
    </style:style>
    <style:style style:name="gr17" style:family="graphic" style:parent-style-name="standard">
      <style:graphic-properties draw:stroke="none" svg:stroke-width="0.053cm" draw:marker-start-width="0.279cm" draw:marker-end-width="0.279cm" draw:fill="none" fo:min-height="1.025cm"/>
    </style:style>
    <style:style style:name="gr18" style:family="graphic" style:parent-style-name="standard" style:list-style-name="L1">
      <style:graphic-properties svg:stroke-width="0.053cm" svg:stroke-color="#0066b3" draw:marker-start-width="0.279cm" draw:marker-end-width="0.279cm" draw:fill="none" draw:textarea-horizontal-align="justify" draw:textarea-vertical-align="middle" draw:auto-grow-height="false" fo:min-height="0.602cm" fo:min-width="1.552cm" fo:padding-top="0.151cm" fo:padding-bottom="0.151cm" fo:padding-left="0.276cm" fo:padding-right="0.276cm"/>
    </style:style>
    <style:style style:name="gr19" style:family="graphic" style:parent-style-name="standard" style:list-style-name="L1">
      <style:graphic-properties svg:stroke-width="0.053cm" svg:stroke-color="#0066b3" draw:marker-start-width="0.279cm" draw:marker-end-width="0.279cm" draw:fill="none" draw:textarea-horizontal-align="justify" draw:textarea-vertical-align="middle" draw:auto-grow-height="false" fo:min-height="0.602cm" fo:min-width="2.152cm" fo:padding-top="0.151cm" fo:padding-bottom="0.151cm" fo:padding-left="0.276cm" fo:padding-right="0.276cm"/>
    </style:style>
    <style:style style:name="gr20" style:family="graphic" style:parent-style-name="standard" style:list-style-name="L1">
      <style:graphic-properties svg:stroke-width="0.053cm" svg:stroke-color="#0066b3" draw:marker-start-width="0.279cm" draw:marker-end-width="0.279cm" draw:fill="none" draw:textarea-horizontal-align="justify" draw:textarea-vertical-align="middle" draw:auto-grow-height="false" fo:min-height="0.602cm" fo:min-width="1.806cm" fo:padding-top="0.151cm" fo:padding-bottom="0.151cm" fo:padding-left="0.276cm" fo:padding-right="0.276cm"/>
    </style:style>
    <style:style style:name="gr21" style:family="graphic" style:parent-style-name="standard" style:list-style-name="L1">
      <style:graphic-properties svg:stroke-width="0.053cm" svg:stroke-color="#0066b3" draw:marker-start-width="0.279cm" draw:marker-end-width="0.279cm" draw:fill="none" draw:textarea-horizontal-align="justify" draw:textarea-vertical-align="middle" draw:auto-grow-height="false" fo:min-height="0.602cm" fo:min-width="3.024cm" fo:padding-top="0.151cm" fo:padding-bottom="0.151cm" fo:padding-left="0.276cm" fo:padding-right="0.276cm"/>
    </style:style>
    <style:style style:name="gr22" style:family="graphic" style:parent-style-name="standard" style:list-style-name="L1">
      <style:graphic-properties svg:stroke-width="0.053cm" svg:stroke-color="#0066b3" draw:marker-start-width="0.279cm" draw:marker-end-width="0.279cm" draw:fill="none" draw:textarea-horizontal-align="justify" draw:textarea-vertical-align="middle" draw:auto-grow-height="false" fo:min-height="0.602cm" fo:min-width="0.43cm" fo:padding-top="0.151cm" fo:padding-bottom="0.151cm" fo:padding-left="0.276cm" fo:padding-right="0.276cm"/>
    </style:style>
    <style:style style:name="gr23" style:family="graphic" style:parent-style-name="standard">
      <style:graphic-properties svg:stroke-color="#0066b3" draw:fill-color="#0066b3" draw:textarea-horizontal-align="justify" draw:textarea-vertical-align="middle" draw:auto-grow-height="false" fo:min-height="0.315cm" fo:min-width="0.273cm"/>
    </style:style>
    <style:style style:name="gr24" style:family="graphic" style:parent-style-name="standard">
      <style:graphic-properties draw:stroke="none" draw:fill="none" fo:min-height="0.513cm"/>
    </style:style>
    <style:style style:name="gr25" style:family="graphic" style:parent-style-name="standard">
      <style:graphic-properties svg:stroke-color="#579835" draw:fill-color="#579835" draw:textarea-horizontal-align="justify" draw:textarea-vertical-align="middle" draw:auto-grow-height="false" fo:min-height="0.315cm" fo:min-width="0.273cm"/>
    </style:style>
    <style:style style:name="gr26" style:family="graphic" style:parent-style-name="standard">
      <style:graphic-properties svg:stroke-color="#ef413d" draw:fill-color="#ef413d" draw:textarea-horizontal-align="justify" draw:textarea-vertical-align="middle" draw:auto-grow-height="false" fo:min-height="0.315cm" fo:min-width="0.273cm"/>
    </style:style>
    <style:style style:name="gr27" style:family="graphic" style:parent-style-name="standard" style:list-style-name="L1">
      <style:graphic-properties svg:stroke-width="0.053cm" svg:stroke-color="#0066b3" draw:marker-start-width="0.279cm" draw:marker-end-width="0.279cm" draw:fill="none" draw:textarea-horizontal-align="justify" draw:textarea-vertical-align="middle" draw:auto-grow-height="false" fo:min-height="1.368cm" fo:min-width="3.759cm" fo:padding-top="0.151cm" fo:padding-bottom="0.151cm" fo:padding-left="0.276cm" fo:padding-right="0.276cm"/>
    </style:style>
    <style:style style:name="gr28" style:family="graphic" style:parent-style-name="standard">
      <style:graphic-properties draw:stroke="none" svg:stroke-color="#000000" draw:fill="none" draw:fill-color="#ffffff" fo:min-height="1.423cm"/>
    </style:style>
    <style:style style:name="gr29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6cm" fo:min-width="3.956cm" fo:padding-top="0.151cm" fo:padding-bottom="0.151cm" fo:padding-left="0.276cm" fo:padding-right="0.276cm"/>
    </style:style>
    <style:style style:name="gr30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2cm" fo:min-width="2.252cm" fo:padding-top="0.151cm" fo:padding-bottom="0.151cm" fo:padding-left="0.276cm" fo:padding-right="0.276cm"/>
    </style:style>
    <style:style style:name="gr31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2cm" fo:min-width="2.382cm" fo:padding-top="0.151cm" fo:padding-bottom="0.151cm" fo:padding-left="0.276cm" fo:padding-right="0.276cm"/>
    </style:style>
    <style:style style:name="gr32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2cm" fo:min-width="2.352cm" fo:padding-top="0.151cm" fo:padding-bottom="0.151cm" fo:padding-left="0.276cm" fo:padding-right="0.276cm"/>
    </style:style>
    <style:style style:name="gr33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2cm" fo:min-width="2.252cm" fo:padding-top="0.151cm" fo:padding-bottom="0.151cm" fo:padding-left="0.276cm" fo:padding-right="0.276cm"/>
    </style:style>
    <style:style style:name="gr34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2cm" fo:min-width="2.252cm" fo:padding-top="0.151cm" fo:padding-bottom="0.151cm" fo:padding-left="0.276cm" fo:padding-right="0.276cm"/>
    </style:style>
    <style:style style:name="gr35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2cm" fo:min-width="3.352cm" fo:padding-top="0.151cm" fo:padding-bottom="0.151cm" fo:padding-left="0.276cm" fo:padding-right="0.276cm"/>
    </style:style>
    <style:style style:name="gr36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2cm" fo:min-width="3.952cm" fo:padding-top="0.151cm" fo:padding-bottom="0.151cm" fo:padding-left="0.276cm" fo:padding-right="0.276cm"/>
    </style:style>
    <style:style style:name="gr37" style:family="graphic" style:parent-style-name="standard" style:list-style-name="L1">
      <style:graphic-properties svg:stroke-width="0.053cm" svg:stroke-color="#0066b3" draw:marker-start-width="0.279cm" draw:marker-end-width="0.279cm" draw:fill="none" draw:textarea-horizontal-align="justify" draw:textarea-vertical-align="middle" draw:auto-grow-height="false" fo:min-height="1.368cm" fo:min-width="4.852cm" fo:padding-top="0.151cm" fo:padding-bottom="0.151cm" fo:padding-left="0.276cm" fo:padding-right="0.276cm"/>
    </style:style>
    <style:style style:name="gr38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2cm" fo:min-width="3.952cm" fo:padding-top="0.151cm" fo:padding-bottom="0.151cm" fo:padding-left="0.276cm" fo:padding-right="0.276cm"/>
    </style:style>
    <style:style style:name="gr39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6cm" fo:min-width="3.956cm" fo:padding-top="0.151cm" fo:padding-bottom="0.151cm" fo:padding-left="0.276cm" fo:padding-right="0.276cm"/>
    </style:style>
    <style:style style:name="gr40" style:family="graphic" style:parent-style-name="standard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481cm" fo:min-width="0.672cm" fo:padding-top="0.151cm" fo:padding-bottom="0.151cm" fo:padding-left="0.276cm" fo:padding-right="0.276cm"/>
    </style:style>
    <style:style style:name="gr41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6cm" fo:min-width="2.373cm" fo:padding-top="0.151cm" fo:padding-bottom="0.151cm" fo:padding-left="0.276cm" fo:padding-right="0.276cm"/>
    </style:style>
    <style:style style:name="gr42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6cm" fo:min-width="2.559cm" fo:padding-top="0.151cm" fo:padding-bottom="0.151cm" fo:padding-left="0.276cm" fo:padding-right="0.276cm"/>
    </style:style>
    <style:style style:name="gr43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6cm" fo:min-width="2.373cm" fo:padding-top="0.151cm" fo:padding-bottom="0.151cm" fo:padding-left="0.276cm" fo:padding-right="0.276cm"/>
    </style:style>
    <style:style style:name="gr44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6cm" fo:min-width="4.514cm" fo:padding-top="0.151cm" fo:padding-bottom="0.151cm" fo:padding-left="0.276cm" fo:padding-right="0.276cm"/>
    </style:style>
    <style:style style:name="gr45" style:family="graphic" style:parent-style-name="standard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858cm" fo:min-width="1.104cm" fo:padding-top="0.151cm" fo:padding-bottom="0.151cm" fo:padding-left="0.276cm" fo:padding-right="0.276cm"/>
    </style:style>
    <style:style style:name="gr46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6cm" fo:min-width="2.179cm" fo:padding-top="0.151cm" fo:padding-bottom="0.151cm" fo:padding-left="0.276cm" fo:padding-right="0.276cm"/>
    </style:style>
    <style:style style:name="gr47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6cm" fo:min-width="1.973cm" fo:padding-top="0.151cm" fo:padding-bottom="0.151cm" fo:padding-left="0.276cm" fo:padding-right="0.276cm"/>
    </style:style>
    <style:style style:name="gr48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6cm" fo:min-width="1.973cm" fo:padding-top="0.151cm" fo:padding-bottom="0.151cm" fo:padding-left="0.276cm" fo:padding-right="0.276cm"/>
    </style:style>
    <style:style style:name="gr49" style:family="graphic" style:parent-style-name="standard" style:list-style-name="L1">
      <style:graphic-properties svg:stroke-width="0.053cm" svg:stroke-color="#0066b3" draw:marker-start-width="0.279cm" draw:marker-end-width="0.279cm" draw:fill="none" draw:textarea-horizontal-align="justify" draw:textarea-vertical-align="middle" draw:auto-grow-height="false" fo:min-height="0.606cm" fo:min-width="3.203cm" fo:padding-top="0.151cm" fo:padding-bottom="0.151cm" fo:padding-left="0.276cm" fo:padding-right="0.276cm"/>
    </style:style>
    <style:style style:name="gr50" style:family="graphic" style:parent-style-name="standard" style:list-style-name="L1">
      <style:graphic-properties svg:stroke-width="0.053cm" svg:stroke-color="#579835" draw:marker-start-width="0.279cm" draw:marker-end-width="0.279cm" draw:fill="none" draw:textarea-horizontal-align="justify" draw:textarea-vertical-align="middle" draw:auto-grow-height="false" fo:min-height="1.376cm" fo:min-width="3.466cm" fo:padding-top="0.151cm" fo:padding-bottom="0.151cm" fo:padding-left="0.276cm" fo:padding-right="0.276cm"/>
    </style:style>
    <style:style style:name="gr51" style:family="graphic" style:parent-style-name="standard" style:list-style-name="L1">
      <style:graphic-properties svg:stroke-width="0.053cm" svg:stroke-color="#579835" draw:marker-start-width="0.279cm" draw:marker-end-width="0.279cm" draw:fill="none" draw:textarea-horizontal-align="justify" draw:textarea-vertical-align="middle" draw:auto-grow-height="false" fo:min-height="1.376cm" fo:min-width="2.116cm" fo:padding-top="0.151cm" fo:padding-bottom="0.151cm" fo:padding-left="0.276cm" fo:padding-right="0.276cm"/>
    </style:style>
    <style:style style:name="gr52" style:family="graphic" style:parent-style-name="standard" style:list-style-name="L1">
      <style:graphic-properties svg:stroke-width="0.053cm" svg:stroke-color="#579835" draw:marker-start-width="0.279cm" draw:marker-end-width="0.279cm" draw:fill="none" draw:textarea-horizontal-align="justify" draw:textarea-vertical-align="middle" draw:auto-grow-height="false" fo:min-height="0.574cm" fo:min-width="2.684cm" fo:padding-top="0.151cm" fo:padding-bottom="0.151cm" fo:padding-left="0.276cm" fo:padding-right="0.276cm"/>
    </style:style>
    <style:style style:name="gr53" style:family="graphic" style:parent-style-name="standard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763cm" fo:min-width="0.468cm" fo:padding-top="0.151cm" fo:padding-bottom="0.151cm" fo:padding-left="0.276cm" fo:padding-right="0.276cm"/>
    </style:style>
    <style:style style:name="gr54" style:family="graphic" style:parent-style-name="standard">
      <style:graphic-properties draw:stroke="none" draw:fill="none" fo:min-height="0.514cm"/>
    </style:style>
    <style:style style:name="gr55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2cm" fo:min-width="3.342cm" fo:padding-top="0.151cm" fo:padding-bottom="0.151cm" fo:padding-left="0.276cm" fo:padding-right="0.276cm"/>
    </style:style>
    <style:style style:name="gr56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2cm" fo:min-width="3.586cm" fo:padding-top="0.151cm" fo:padding-bottom="0.151cm" fo:padding-left="0.276cm" fo:padding-right="0.276cm"/>
    </style:style>
    <style:style style:name="gr57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592cm" fo:min-width="2.815cm" fo:padding-top="0.151cm" fo:padding-bottom="0.151cm" fo:padding-left="0.276cm" fo:padding-right="0.276cm"/>
    </style:style>
    <style:style style:name="gr58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2cm" fo:min-width="4.286cm" fo:padding-top="0.151cm" fo:padding-bottom="0.151cm" fo:padding-left="0.276cm" fo:padding-right="0.276cm"/>
    </style:style>
    <style:style style:name="gr59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592cm" fo:min-width="2.815cm" fo:padding-top="0.151cm" fo:padding-bottom="0.151cm" fo:padding-left="0.276cm" fo:padding-right="0.276cm"/>
    </style:style>
    <style:style style:name="gr60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2cm" fo:min-width="3.586cm" fo:padding-top="0.151cm" fo:padding-bottom="0.151cm" fo:padding-left="0.276cm" fo:padding-right="0.276cm"/>
    </style:style>
    <style:style style:name="gr61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592cm" fo:min-width="2.815cm" fo:padding-top="0.151cm" fo:padding-bottom="0.151cm" fo:padding-left="0.276cm" fo:padding-right="0.276cm"/>
    </style:style>
    <style:style style:name="gr62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2cm" fo:min-width="4.286cm" fo:padding-top="0.151cm" fo:padding-bottom="0.151cm" fo:padding-left="0.276cm" fo:padding-right="0.276cm"/>
    </style:style>
    <style:style style:name="gr63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592cm" fo:min-width="2.815cm" fo:padding-top="0.151cm" fo:padding-bottom="0.151cm" fo:padding-left="0.276cm" fo:padding-right="0.276cm"/>
    </style:style>
    <style:style style:name="gr64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592cm" fo:min-width="3.479cm" fo:padding-top="0.151cm" fo:padding-bottom="0.151cm" fo:padding-left="0.276cm" fo:padding-right="0.276cm"/>
    </style:style>
    <style:style style:name="gr65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592cm" fo:min-width="3.371cm" fo:padding-top="0.151cm" fo:padding-bottom="0.151cm" fo:padding-left="0.276cm" fo:padding-right="0.276cm"/>
    </style:style>
    <style:style style:name="gr66" style:family="graphic" style:parent-style-name="standard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898cm" fo:min-width="0.598cm" fo:padding-top="0.151cm" fo:padding-bottom="0.151cm" fo:padding-left="0.276cm" fo:padding-right="0.276cm"/>
    </style:style>
    <style:style style:name="gr67" style:family="graphic" style:parent-style-name="standard" style:list-style-name="L1">
      <style:graphic-properties svg:stroke-width="0.053cm" svg:stroke-color="#0066b3" draw:marker-start-width="0.279cm" draw:marker-end-width="0.279cm" draw:fill="none" draw:textarea-horizontal-align="justify" draw:textarea-vertical-align="middle" draw:auto-grow-height="false" fo:min-height="0.592cm" fo:min-width="6.772cm" fo:padding-top="0.151cm" fo:padding-bottom="0.151cm" fo:padding-left="0.276cm" fo:padding-right="0.276cm"/>
    </style:style>
    <style:style style:name="gr68" style:family="graphic" style:parent-style-name="standard" style:list-style-name="L1">
      <style:graphic-properties svg:stroke-width="0.053cm" svg:stroke-color="#0066b3" draw:marker-start-width="0.279cm" draw:marker-end-width="0.279cm" draw:fill="none" draw:textarea-horizontal-align="justify" draw:textarea-vertical-align="middle" draw:auto-grow-height="false" fo:min-height="0.592cm" fo:min-width="6.772cm" fo:padding-top="0.151cm" fo:padding-bottom="0.151cm" fo:padding-left="0.276cm" fo:padding-right="0.276cm"/>
    </style:style>
    <style:style style:name="gr69" style:family="graphic" style:parent-style-name="standard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98cm" fo:min-width="0.408cm" fo:padding-top="0.151cm" fo:padding-bottom="0.151cm" fo:padding-left="0.276cm" fo:padding-right="0.276cm"/>
    </style:style>
    <style:style style:name="gr70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98cm" fo:min-width="4.125cm" fo:padding-top="0.151cm" fo:padding-bottom="0.151cm" fo:padding-left="0.276cm" fo:padding-right="0.276cm"/>
    </style:style>
    <style:style style:name="gr71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98cm" fo:min-width="3.682cm" fo:padding-top="0.151cm" fo:padding-bottom="0.151cm" fo:padding-left="0.276cm" fo:padding-right="0.276cm"/>
    </style:style>
    <style:style style:name="gr72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98cm" fo:min-width="4.125cm" fo:padding-top="0.151cm" fo:padding-bottom="0.151cm" fo:padding-left="0.276cm" fo:padding-right="0.276cm"/>
    </style:style>
    <style:style style:name="gr73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98cm" fo:min-width="4.125cm" fo:padding-top="0.151cm" fo:padding-bottom="0.151cm" fo:padding-left="0.276cm" fo:padding-right="0.276cm"/>
    </style:style>
    <style:style style:name="gr74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2cm" fo:min-width="3.586cm" fo:padding-top="0.151cm" fo:padding-bottom="0.151cm" fo:padding-left="0.276cm" fo:padding-right="0.276cm"/>
    </style:style>
    <style:style style:name="gr75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2cm" fo:min-width="4.801cm" fo:padding-top="0.151cm" fo:padding-bottom="0.151cm" fo:padding-left="0.276cm" fo:padding-right="0.276cm"/>
    </style:style>
    <style:style style:name="gr76" style:family="graphic" style:parent-style-name="standard" style:list-style-name="L1">
      <style:graphic-properties svg:stroke-width="0.053cm" svg:stroke-color="#579835" draw:marker-start-width="0.279cm" draw:marker-end-width="0.279cm" draw:fill="none" draw:textarea-horizontal-align="justify" draw:textarea-vertical-align="middle" draw:auto-grow-height="false" fo:min-height="0.574cm" fo:min-width="2.684cm" fo:padding-top="0.151cm" fo:padding-bottom="0.151cm" fo:padding-left="0.276cm" fo:padding-right="0.276cm"/>
    </style:style>
    <style:style style:name="gr77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2cm" fo:min-width="2.752cm" fo:padding-top="0.151cm" fo:padding-bottom="0.151cm" fo:padding-left="0.276cm" fo:padding-right="0.276cm"/>
    </style:style>
    <style:style style:name="gr78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2cm" fo:min-width="3.852cm" fo:padding-top="0.151cm" fo:padding-bottom="0.151cm" fo:padding-left="0.276cm" fo:padding-right="0.276cm"/>
    </style:style>
    <style:style style:name="gr79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2cm" fo:min-width="2.252cm" fo:padding-top="0.151cm" fo:padding-bottom="0.151cm" fo:padding-left="0.276cm" fo:padding-right="0.276cm"/>
    </style:style>
    <style:style style:name="gr80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2cm" fo:min-width="3.342cm" fo:padding-top="0.151cm" fo:padding-bottom="0.151cm" fo:padding-left="0.276cm" fo:padding-right="0.276cm"/>
    </style:style>
    <style:style style:name="gr81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2cm" fo:min-width="2.252cm" fo:padding-top="0.151cm" fo:padding-bottom="0.151cm" fo:padding-left="0.276cm" fo:padding-right="0.276cm"/>
    </style:style>
    <style:style style:name="gr82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2cm" fo:min-width="3.012cm" fo:padding-top="0.151cm" fo:padding-bottom="0.151cm" fo:padding-left="0.276cm" fo:padding-right="0.276cm"/>
    </style:style>
    <style:style style:name="gr83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2cm" fo:min-width="2.862cm" fo:padding-top="0.151cm" fo:padding-bottom="0.151cm" fo:padding-left="0.276cm" fo:padding-right="0.276cm"/>
    </style:style>
    <style:style style:name="gr84" style:family="graphic" style:parent-style-name="standard" style:list-style-name="L1">
      <style:graphic-properties svg:stroke-width="0.053cm" svg:stroke-color="#579835" draw:marker-start-width="0.279cm" draw:marker-end-width="0.279cm" draw:fill="none" draw:textarea-horizontal-align="justify" draw:textarea-vertical-align="middle" draw:auto-grow-height="false" fo:min-height="0.602cm" fo:min-width="2.172cm" fo:padding-top="0.151cm" fo:padding-bottom="0.151cm" fo:padding-left="0.276cm" fo:padding-right="0.276cm"/>
    </style:style>
    <style:style style:name="gr85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2cm" fo:min-width="2.752cm" fo:padding-top="0.151cm" fo:padding-bottom="0.151cm" fo:padding-left="0.276cm" fo:padding-right="0.276cm"/>
    </style:style>
    <style:style style:name="gr86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2cm" fo:min-width="4.352cm" fo:padding-top="0.151cm" fo:padding-bottom="0.151cm" fo:padding-left="0.276cm" fo:padding-right="0.276cm"/>
    </style:style>
    <style:style style:name="gr87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2cm" fo:min-width="2.862cm" fo:padding-top="0.151cm" fo:padding-bottom="0.151cm" fo:padding-left="0.276cm" fo:padding-right="0.276cm"/>
    </style:style>
    <style:style style:name="gr88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2cm" fo:min-width="2.862cm" fo:padding-top="0.151cm" fo:padding-bottom="0.151cm" fo:padding-left="0.276cm" fo:padding-right="0.276cm"/>
    </style:style>
    <style:style style:name="gr89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2cm" fo:min-width="4.352cm" fo:padding-top="0.151cm" fo:padding-bottom="0.151cm" fo:padding-left="0.276cm" fo:padding-right="0.276cm"/>
    </style:style>
    <style:style style:name="gr90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2cm" fo:min-width="3.952cm" fo:padding-top="0.151cm" fo:padding-bottom="0.151cm" fo:padding-left="0.276cm" fo:padding-right="0.276cm"/>
    </style:style>
    <style:style style:name="gr91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2cm" fo:min-width="4.682cm" fo:padding-top="0.151cm" fo:padding-bottom="0.151cm" fo:padding-left="0.276cm" fo:padding-right="0.276cm"/>
    </style:style>
    <style:style style:name="gr92" style:family="graphic" style:parent-style-name="standard" style:list-style-name="L1">
      <style:graphic-properties svg:stroke-width="0.053cm" svg:stroke-color="#0066b3" draw:marker-start-width="0.279cm" draw:marker-end-width="0.279cm" draw:fill="none" draw:textarea-horizontal-align="justify" draw:textarea-vertical-align="middle" draw:auto-grow-height="false" fo:min-height="1.368cm" fo:min-width="6.962cm" fo:padding-top="0.151cm" fo:padding-bottom="0.151cm" fo:padding-left="0.276cm" fo:padding-right="0.276cm"/>
    </style:style>
    <style:style style:name="gr93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2cm" fo:min-width="2.452cm" fo:padding-top="0.151cm" fo:padding-bottom="0.151cm" fo:padding-left="0.276cm" fo:padding-right="0.276cm"/>
    </style:style>
    <style:style style:name="gr94" style:family="graphic" style:parent-style-name="standard" style:list-style-name="L1">
      <style:graphic-properties svg:stroke-width="0.053cm" svg:stroke-color="#0066b3" draw:marker-start-width="0.279cm" draw:marker-end-width="0.279cm" draw:fill="none" draw:textarea-horizontal-align="justify" draw:textarea-vertical-align="middle" draw:auto-grow-height="false" fo:min-height="1.368cm" fo:min-width="6.676cm" fo:padding-top="0.151cm" fo:padding-bottom="0.151cm" fo:padding-left="0.276cm" fo:padding-right="0.276cm"/>
    </style:style>
    <style:style style:name="gr95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2cm" fo:min-width="2.752cm" fo:padding-top="0.151cm" fo:padding-bottom="0.151cm" fo:padding-left="0.276cm" fo:padding-right="0.276cm"/>
    </style:style>
    <style:style style:name="gr96" style:family="graphic" style:parent-style-name="standard" style:list-style-name="L1">
      <style:graphic-properties svg:stroke-width="0.053cm" svg:stroke-color="#0066b3" draw:marker-start-width="0.279cm" draw:marker-end-width="0.279cm" draw:fill="none" draw:textarea-horizontal-align="justify" draw:textarea-vertical-align="middle" draw:auto-grow-height="false" fo:min-height="0.695cm" fo:min-width="7.034cm" fo:padding-top="0.151cm" fo:padding-bottom="0.151cm" fo:padding-left="0.276cm" fo:padding-right="0.276cm"/>
    </style:style>
    <style:style style:name="gr97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2cm" fo:min-width="2.862cm" fo:padding-top="0.151cm" fo:padding-bottom="0.151cm" fo:padding-left="0.276cm" fo:padding-right="0.276cm"/>
    </style:style>
    <style:style style:name="gr98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2cm" fo:min-width="3.642cm" fo:padding-top="0.151cm" fo:padding-bottom="0.151cm" fo:padding-left="0.276cm" fo:padding-right="0.276cm"/>
    </style:style>
    <style:style style:name="gr99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2cm" fo:min-width="3.642cm" fo:padding-top="0.151cm" fo:padding-bottom="0.151cm" fo:padding-left="0.276cm" fo:padding-right="0.276cm"/>
    </style:style>
    <style:style style:name="gr100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2cm" fo:min-width="3.642cm" fo:padding-top="0.151cm" fo:padding-bottom="0.151cm" fo:padding-left="0.276cm" fo:padding-right="0.276cm"/>
    </style:style>
    <style:style style:name="gr101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2cm" fo:min-width="2.862cm" fo:padding-top="0.151cm" fo:padding-bottom="0.151cm" fo:padding-left="0.276cm" fo:padding-right="0.276cm"/>
    </style:style>
    <style:style style:name="gr102" style:family="graphic" style:parent-style-name="standard">
      <style:graphic-properties draw:stroke="none" svg:stroke-color="#000000" draw:fill="none" draw:fill-color="#ffffff" fo:min-height="2.134cm"/>
    </style:style>
    <style:style style:name="gr103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2cm" fo:min-width="2.253cm" fo:padding-top="0.151cm" fo:padding-bottom="0.151cm" fo:padding-left="0.276cm" fo:padding-right="0.276cm"/>
    </style:style>
    <style:style style:name="gr104" style:family="graphic" style:parent-style-name="standard" style:list-style-name="L1">
      <style:graphic-properties svg:stroke-width="0.053cm" svg:stroke-color="#579835" draw:marker-start-width="0.279cm" draw:marker-end-width="0.279cm" draw:fill="none" draw:textarea-horizontal-align="justify" draw:textarea-vertical-align="middle" draw:auto-grow-height="false" fo:min-height="0.602cm" fo:min-width="2.142cm" fo:padding-top="0.151cm" fo:padding-bottom="0.151cm" fo:padding-left="0.276cm" fo:padding-right="0.276cm"/>
    </style:style>
    <style:style style:name="gr105" style:family="graphic" style:parent-style-name="objectwithoutfill">
      <style:graphic-properties svg:stroke-width="0.106cm" draw:marker-start-width="0.358cm" draw:marker-end="Arrow" draw:marker-end-width="0.358cm" draw:fill="none" draw:textarea-vertical-align="middle" fo:padding-top="0.177cm" fo:padding-bottom="0.177cm" fo:padding-left="0.302cm" fo:padding-right="0.302cm"/>
    </style:style>
    <style:style style:name="gr106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2cm" fo:min-width="3.952cm" fo:padding-top="0.151cm" fo:padding-bottom="0.151cm" fo:padding-left="0.276cm" fo:padding-right="0.276cm"/>
    </style:style>
    <style:style style:name="gr107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2cm" fo:min-width="3.342cm" fo:padding-top="0.151cm" fo:padding-bottom="0.151cm" fo:padding-left="0.276cm" fo:padding-right="0.276cm"/>
    </style:style>
    <style:style style:name="gr108" style:family="graphic" style:parent-style-name="standard" style:list-style-name="L1">
      <style:graphic-properties svg:stroke-width="0.053cm" svg:stroke-color="#0066b3" draw:marker-start-width="0.279cm" draw:marker-end-width="0.279cm" draw:fill="none" draw:textarea-horizontal-align="justify" draw:textarea-vertical-align="middle" draw:auto-grow-height="false" fo:min-height="1.365cm" fo:min-width="3.868cm" fo:padding-top="0.151cm" fo:padding-bottom="0.151cm" fo:padding-left="0.276cm" fo:padding-right="0.276cm"/>
    </style:style>
    <style:style style:name="gr109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2cm" fo:min-width="3.952cm" fo:padding-top="0.151cm" fo:padding-bottom="0.151cm" fo:padding-left="0.276cm" fo:padding-right="0.276cm"/>
    </style:style>
    <style:style style:name="gr110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2cm" fo:min-width="3.952cm" fo:padding-top="0.151cm" fo:padding-bottom="0.151cm" fo:padding-left="0.276cm" fo:padding-right="0.276cm"/>
    </style:style>
    <style:style style:name="gr111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2cm" fo:min-width="3.952cm" fo:padding-top="0.151cm" fo:padding-bottom="0.151cm" fo:padding-left="0.276cm" fo:padding-right="0.276cm"/>
    </style:style>
    <style:style style:name="gr112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2cm" fo:min-width="2.862cm" fo:padding-top="0.151cm" fo:padding-bottom="0.151cm" fo:padding-left="0.276cm" fo:padding-right="0.276cm"/>
    </style:style>
    <style:style style:name="gr113" style:family="graphic" style:parent-style-name="standard" style:list-style-name="L1">
      <style:graphic-properties svg:stroke-width="0.053cm" svg:stroke-color="#579835" draw:marker-start-width="0.279cm" draw:marker-end-width="0.279cm" draw:fill="none" draw:textarea-horizontal-align="justify" draw:textarea-vertical-align="middle" draw:auto-grow-height="false" fo:min-height="0.692cm" fo:min-width="7.292cm" fo:padding-top="0.151cm" fo:padding-bottom="0.151cm" fo:padding-left="0.276cm" fo:padding-right="0.276cm"/>
    </style:style>
    <style:style style:name="gr114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54cm" fo:min-width="4.004cm" fo:padding-top="0.151cm" fo:padding-bottom="0.151cm" fo:padding-left="0.276cm" fo:padding-right="0.276cm"/>
    </style:style>
    <style:style style:name="gr115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2cm" fo:min-width="3.642cm" fo:padding-top="0.151cm" fo:padding-bottom="0.151cm" fo:padding-left="0.276cm" fo:padding-right="0.276cm"/>
    </style:style>
    <style:style style:name="gr116" style:family="graphic" style:parent-style-name="standard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1.398cm" fo:min-width="1.248cm" fo:padding-top="0.151cm" fo:padding-bottom="0.151cm" fo:padding-left="0.276cm" fo:padding-right="0.276cm"/>
    </style:style>
    <style:style style:name="gr117" style:family="graphic" style:parent-style-name="standard" style:list-style-name="L1">
      <style:graphic-properties svg:stroke-width="0.053cm" svg:stroke-color="#579835" draw:marker-start-width="0.279cm" draw:marker-end-width="0.279cm" draw:fill="none" draw:textarea-horizontal-align="justify" draw:textarea-vertical-align="middle" draw:auto-grow-height="false" fo:min-height="0.692cm" fo:min-width="3.562cm" fo:padding-top="0.151cm" fo:padding-bottom="0.151cm" fo:padding-left="0.276cm" fo:padding-right="0.276cm"/>
    </style:style>
    <style:style style:name="gr118" style:family="graphic" style:parent-style-name="standard">
      <style:graphic-properties draw:stroke="none" svg:stroke-color="#000000" draw:fill="none" draw:fill-color="#ffffff" fo:min-height="0.65cm"/>
    </style:style>
    <style:style style:name="gr119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2cm" fo:min-width="2.142cm" fo:padding-top="0.151cm" fo:padding-bottom="0.151cm" fo:padding-left="0.276cm" fo:padding-right="0.276cm"/>
    </style:style>
    <style:style style:name="gr120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2cm" fo:min-width="1.942cm" fo:padding-top="0.151cm" fo:padding-bottom="0.151cm" fo:padding-left="0.276cm" fo:padding-right="0.276cm"/>
    </style:style>
    <style:style style:name="gr121" style:family="graphic" style:parent-style-name="standard" style:list-style-name="L1">
      <style:graphic-properties svg:stroke-width="0.053cm" svg:stroke-color="#0066b3" draw:marker-start-width="0.279cm" draw:marker-end-width="0.279cm" draw:fill="none" draw:textarea-horizontal-align="justify" draw:textarea-vertical-align="middle" draw:auto-grow-height="false" fo:min-height="1.368cm" fo:min-width="5.522cm" fo:padding-top="0.151cm" fo:padding-bottom="0.151cm" fo:padding-left="0.276cm" fo:padding-right="0.276cm"/>
    </style:style>
    <style:style style:name="gr122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98cm" fo:min-width="5.648cm" fo:padding-top="0.151cm" fo:padding-bottom="0.151cm" fo:padding-left="0.276cm" fo:padding-right="0.276cm"/>
    </style:style>
    <style:style style:name="gr123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98cm" fo:min-width="5.648cm" fo:padding-top="0.151cm" fo:padding-bottom="0.151cm" fo:padding-left="0.276cm" fo:padding-right="0.276cm"/>
    </style:style>
    <style:style style:name="gr124" style:family="graphic" style:parent-style-name="standard" style:list-style-name="L1">
      <style:graphic-properties svg:stroke-width="0.053cm" svg:stroke-color="#0066b3" draw:marker-start-width="0.279cm" draw:marker-end-width="0.279cm" draw:fill="none" draw:textarea-horizontal-align="justify" draw:textarea-vertical-align="middle" draw:auto-grow-height="false" fo:min-height="1.548cm" fo:min-width="5.648cm" fo:padding-top="0.151cm" fo:padding-bottom="0.151cm" fo:padding-left="0.276cm" fo:padding-right="0.276cm"/>
    </style:style>
    <style:style style:name="gr125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2cm" fo:min-width="5.552cm" fo:padding-top="0.151cm" fo:padding-bottom="0.151cm" fo:padding-left="0.276cm" fo:padding-right="0.276cm"/>
    </style:style>
    <style:style style:name="gr126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2cm" fo:min-width="5.552cm" fo:padding-top="0.151cm" fo:padding-bottom="0.151cm" fo:padding-left="0.276cm" fo:padding-right="0.276cm"/>
    </style:style>
    <style:style style:name="gr127" style:family="graphic" style:parent-style-name="standard" style:list-style-name="L1">
      <style:graphic-properties svg:stroke-width="0.053cm" svg:stroke-color="#0066b3" draw:fill="none" draw:textarea-horizontal-align="justify" draw:textarea-vertical-align="middle" draw:auto-grow-height="false" fo:min-height="1.368cm" fo:min-width="5.468cm" fo:padding-top="0.151cm" fo:padding-bottom="0.151cm" fo:padding-left="0.276cm" fo:padding-right="0.276cm"/>
    </style:style>
    <style:style style:name="gr128" style:family="graphic" style:parent-style-name="standard">
      <style:graphic-properties draw:stroke="none" svg:stroke-color="#000000" draw:fill="none" draw:fill-color="#ffffff" fo:min-height="0.659cm"/>
    </style:style>
    <style:style style:name="gr129" style:family="graphic" style:parent-style-name="standard">
      <style:graphic-properties draw:stroke="none" draw:fill="none" fo:min-height="0.59cm"/>
    </style:style>
    <style:style style:name="gr130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96cm" fo:min-width="4.906cm" fo:padding-top="0.151cm" fo:padding-bottom="0.151cm" fo:padding-left="0.276cm" fo:padding-right="0.276cm"/>
    </style:style>
    <style:style style:name="gr131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92cm" fo:min-width="3.182cm" fo:padding-top="0.151cm" fo:padding-bottom="0.151cm" fo:padding-left="0.276cm" fo:padding-right="0.276cm"/>
    </style:style>
    <style:style style:name="gr132" style:family="graphic" style:parent-style-name="objectwithoutfill">
      <style:graphic-properties svg:stroke-width="0.081cm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33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96cm" fo:min-width="2.856cm" fo:padding-top="0.151cm" fo:padding-bottom="0.151cm" fo:padding-left="0.276cm" fo:padding-right="0.276cm"/>
    </style:style>
    <style:style style:name="gr134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96cm" fo:min-width="2.796cm" fo:padding-top="0.151cm" fo:padding-bottom="0.151cm" fo:padding-left="0.276cm" fo:padding-right="0.276cm"/>
    </style:style>
    <style:style style:name="gr135" style:family="graphic" style:parent-style-name="standard" style:list-style-name="L1">
      <style:graphic-properties svg:stroke-width="0.053cm" svg:stroke-color="#579835" draw:marker-start-width="0.279cm" draw:marker-end-width="0.279cm" draw:fill="none" draw:textarea-horizontal-align="justify" draw:textarea-vertical-align="middle" draw:auto-grow-height="false" fo:min-height="1.376cm" fo:min-width="2.116cm" fo:padding-top="0.151cm" fo:padding-bottom="0.151cm" fo:padding-left="0.276cm" fo:padding-right="0.276cm"/>
    </style:style>
    <style:style style:name="gr136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96cm" fo:min-width="2.856cm" fo:padding-top="0.151cm" fo:padding-bottom="0.151cm" fo:padding-left="0.276cm" fo:padding-right="0.276cm"/>
    </style:style>
    <style:style style:name="gr137" style:family="graphic" style:parent-style-name="standard" style:list-style-name="L1">
      <style:graphic-properties svg:stroke-width="0.053cm" svg:stroke-color="#579835" draw:marker-start-width="0.279cm" draw:marker-end-width="0.279cm" draw:fill="none" draw:textarea-horizontal-align="justify" draw:textarea-vertical-align="middle" draw:auto-grow-height="false" fo:min-height="1.376cm" fo:min-width="3.466cm" fo:padding-top="0.151cm" fo:padding-bottom="0.151cm" fo:padding-left="0.276cm" fo:padding-right="0.276cm"/>
    </style:style>
    <style:style style:name="gr138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96cm" fo:min-width="4.906cm" fo:padding-top="0.151cm" fo:padding-bottom="0.151cm" fo:padding-left="0.276cm" fo:padding-right="0.276cm"/>
    </style:style>
    <style:style style:name="gr139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96cm" fo:min-width="2.796cm" fo:padding-top="0.151cm" fo:padding-bottom="0.151cm" fo:padding-left="0.276cm" fo:padding-right="0.276cm"/>
    </style:style>
    <style:style style:name="gr140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92cm" fo:min-width="3.182cm" fo:padding-top="0.151cm" fo:padding-bottom="0.151cm" fo:padding-left="0.276cm" fo:padding-right="0.276cm"/>
    </style:style>
    <style:style style:name="gr141" style:family="graphic" style:parent-style-name="objectwithoutfill">
      <style:graphic-properties svg:stroke-width="0.081cm" draw:marker-start="" draw:marker-start-width="0.421cm" draw:marker-end="Arrow" draw:marker-end-width="0.421cm" draw:fill="none" draw:textarea-vertical-align="middle" fo:padding-top="0.165cm" fo:padding-bottom="0.165cm" fo:padding-left="0.29cm" fo:padding-right="0.29cm"/>
    </style:style>
    <style:style style:name="gr142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92cm" fo:min-width="3.182cm" fo:padding-top="0.151cm" fo:padding-bottom="0.151cm" fo:padding-left="0.276cm" fo:padding-right="0.276cm"/>
    </style:style>
    <style:style style:name="gr143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92cm" fo:min-width="3.182cm" fo:padding-top="0.151cm" fo:padding-bottom="0.151cm" fo:padding-left="0.276cm" fo:padding-right="0.276cm"/>
    </style:style>
    <style:style style:name="gr144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92cm" fo:min-width="3.182cm" fo:padding-top="0.151cm" fo:padding-bottom="0.151cm" fo:padding-left="0.276cm" fo:padding-right="0.276cm"/>
    </style:style>
    <style:style style:name="gr145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92cm" fo:min-width="3.182cm" fo:padding-top="0.151cm" fo:padding-bottom="0.151cm" fo:padding-left="0.276cm" fo:padding-right="0.276cm"/>
    </style:style>
    <style:style style:name="gr146" style:family="graphic" style:parent-style-name="standard" style:list-style-name="L1">
      <style:graphic-properties svg:stroke-width="0.053cm" svg:stroke-color="#0066b3" draw:marker-start-width="0.279cm" draw:marker-end-width="0.279cm" draw:fill="none" draw:textarea-horizontal-align="justify" draw:textarea-vertical-align="middle" draw:auto-grow-height="false" fo:min-height="0.692cm" fo:min-width="3.182cm" fo:padding-top="0.151cm" fo:padding-bottom="0.151cm" fo:padding-left="0.276cm" fo:padding-right="0.276cm"/>
    </style:style>
    <style:style style:name="gr147" style:family="graphic" style:parent-style-name="standard" style:list-style-name="L1">
      <style:graphic-properties svg:stroke-width="0.053cm" svg:stroke-color="#0066b3" draw:marker-start-width="0.279cm" draw:marker-end-width="0.279cm" draw:fill="none" draw:textarea-horizontal-align="justify" draw:textarea-vertical-align="middle" draw:auto-grow-height="false" fo:min-height="0.692cm" fo:min-width="3.182cm" fo:padding-top="0.151cm" fo:padding-bottom="0.151cm" fo:padding-left="0.276cm" fo:padding-right="0.276cm"/>
    </style:style>
    <style:style style:name="gr148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92cm" fo:min-width="3.182cm" fo:padding-top="0.151cm" fo:padding-bottom="0.151cm" fo:padding-left="0.276cm" fo:padding-right="0.276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text-properties fo:font-weight="bold" style:font-weight-asian="bold" style:font-weight-complex="bold"/>
    </style:style>
    <style:style style:name="P3" style:family="paragraph">
      <style:paragraph-properties fo:margin-left="0cm" fo:margin-right="0cm" fo:margin-top="0cm" fo:margin-bottom="0cm" fo:line-height="100%" fo:text-align="center" fo:text-indent="0cm"/>
    </style:style>
    <style:style style:name="P4" style:family="paragraph">
      <loext:graphic-properties draw:fill="none"/>
      <style:paragraph-properties fo:margin-left="0cm" fo:margin-right="0cm" fo:margin-top="0cm" fo:margin-bottom="0cm" fo:line-height="100%" fo:text-align="center" fo:text-indent="0cm"/>
      <style:text-properties fo:font-size="13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/>
      <style:paragraph-properties fo:text-align="center"/>
      <style:text-properties fo:font-size="13pt"/>
    </style:style>
    <style:style style:name="P7" style:family="paragraph">
      <loext:graphic-properties draw:fill="none"/>
    </style:style>
    <style:style style:name="P8" style:family="paragraph">
      <loext:graphic-properties draw:fill-color="#0066b3"/>
      <style:paragraph-properties fo:text-align="center"/>
    </style:style>
    <style:style style:name="P9" style:family="paragraph">
      <loext:graphic-properties draw:fill-color="#579835"/>
      <style:paragraph-properties fo:text-align="center"/>
    </style:style>
    <style:style style:name="P10" style:family="paragraph">
      <loext:graphic-properties draw:fill-color="#ef413d"/>
      <style:paragraph-properties fo:text-align="center"/>
    </style:style>
    <style:style style:name="P11" style:family="paragraph">
      <loext:graphic-properties draw:fill="none" draw:fill-color="#ffffff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P12" style:family="paragraph">
      <loext:graphic-properties draw:fill="none"/>
      <style:paragraph-properties fo:margin-left="0cm" fo:margin-right="0cm" fo:margin-top="0cm" fo:margin-bottom="0cm" fo:line-height="100%" fo:text-align="center" fo:text-indent="0cm"/>
      <style:text-properties fo:font-size="13pt" style:font-size-asian="15pt" style:font-size-complex="15pt"/>
    </style:style>
    <style:style style:name="P13" style:family="paragraph">
      <loext:graphic-properties draw:fill="none" draw:fill-color="#ffffff"/>
      <style:text-properties fo:font-size="13pt" style:font-size-asian="15pt" style:font-size-complex="15pt"/>
    </style:style>
    <style:style style:name="P14" style:family="paragraph">
      <loext:graphic-properties draw:fill="none"/>
      <style:paragraph-properties fo:text-align="center"/>
      <style:text-properties fo:font-size="13pt" style:font-size-asian="15pt" style:font-size-complex="15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3pt"/>
    </style:style>
    <style:style style:name="T3" style:family="text">
      <style:text-properties fo:font-size="13pt" style:font-size-asian="15pt" style:font-size-complex="15pt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3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18pt" fo:font-weight="bold" style:font-size-asian="18pt" style:font-weight-asian="bold" style:font-size-complex="18pt" style:font-weight-complex="bold"/>
    </style:style>
    <style:style style:name="T6" style:family="text">
      <style:text-properties fo:font-size="15pt" fo:font-weight="bold" style:font-size-asian="15pt" style:font-weight-asian="bold" style:font-size-complex="15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9.1cm" svg:height="1.5cm" svg:x="5.262cm" svg:y="1.057cm">
          <draw:text-box>
            <text:p text:style-name="P1"><text:span text:style-name="T1">Initialisation</text:span></text:p>
          </draw:text-box>
        </draw:frame>
        <draw:custom-shape draw:style-name="gr2" draw:text-style-name="P4" xml:id="id3" draw:id="id3" draw:layer="layout" svg:width="4.6cm" svg:height="1cm" svg:x="2.372cm" svg:y="2.293cm">
          <text:p text:style-name="P3"><text:span text:style-name="T2">Read in script </text:span></text:p>
          <text:p text:style-name="P3"><text:span text:style-name="T2">Variables from us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xml:id="id1" draw:id="id1" draw:layer="layout" svg:width="4.6cm" svg:height="1cm" svg:x="8.372cm" svg:y="2.319cm">
          <text:p text:style-name="P3"><text:span text:style-name="T2">Read in script </text:span></text:p>
          <text:p text:style-name="P3"><text:span text:style-name="T2">databas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xml:id="id2" draw:id="id2" draw:layer="layout" svg:width="3.648cm" svg:height="1cm" svg:x="7.472cm" svg:y="4.893cm">
          <text:p text:style-name="P3"><text:span text:style-name="T2">Choose FF</text:span></text:p>
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xml:id="id14" draw:id="id14" draw:layer="layout" svg:width="2cm" svg:height="1cm" svg:x="7.589cm" svg:y="22.518cm">
          <text:p text:style-name="P3"><text:span text:style-name="T2">Bonded</text:span></text:p>
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5" draw:layer="layout" draw:line-skew="-0.224cm" svg:x1="10.672cm" svg:y1="3.319cm" svg:x2="9.296cm" svg:y2="4.893cm" draw:start-shape="id1" draw:start-glue-point="2" draw:end-shape="id2" draw:end-glue-point="0" svg:d="M10672 3319v564h-1376v1010" svg:viewBox="0 0 1377 1575">
          <text:p/>
        </draw:connector>
        <draw:connector draw:style-name="gr6" draw:text-style-name="P5" draw:layer="layout" draw:line-skew="-0.209cm" svg:x1="4.672cm" svg:y1="3.293cm" svg:x2="9.296cm" svg:y2="4.893cm" draw:start-shape="id3" draw:start-glue-point="2" draw:end-shape="id2" draw:end-glue-point="0" svg:d="M4672 3293v592h4624v1008" svg:viewBox="0 0 4625 1601">
          <text:p/>
        </draw:connector>
        <draw:custom-shape draw:style-name="gr7" draw:text-style-name="P4" xml:id="id4" draw:id="id4" draw:layer="layout" svg:width="4.6cm" svg:height="1cm" svg:x="2.4cm" svg:y="22.517cm">
          <text:p text:style-name="P3"><text:span text:style-name="T2">Parse variabl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4" xml:id="id5" draw:id="id5" draw:layer="layout" svg:width="3.672cm" svg:height="1cm" svg:x="2.105cm" svg:y="25.218cm">
          <text:p text:style-name="P3"><text:span text:style-name="T2">GROMACS</text:span></text:p>
          <text:p text:style-name="P3"><text:span text:style-name="T2">vers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5" draw:layer="layout" draw:type="line" svg:x1="4.672cm" svg:y1="3.293cm" svg:x2="4.7cm" svg:y2="22.517cm" draw:start-shape="id3" draw:start-glue-point="2" draw:end-shape="id4" draw:end-glue-point="0" svg:d="M4672 3293l28 19224" svg:viewBox="0 0 29 19225">
          <text:p/>
        </draw:connector>
        <draw:custom-shape draw:style-name="gr9" draw:text-style-name="P4" xml:id="id6" draw:id="id6" draw:layer="layout" svg:width="2.659cm" svg:height="1cm" svg:x="6.001cm" svg:y="25.217cm">
          <text:p text:style-name="P3"><text:span text:style-name="T2">cpu cor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5" draw:layer="layout" svg:x1="4.7cm" svg:y1="23.517cm" svg:x2="3.941cm" svg:y2="25.218cm" draw:start-shape="id4" draw:start-glue-point="2" draw:end-shape="id5" draw:end-glue-point="0" svg:d="M4700 23517v851h-759v850" svg:viewBox="0 0 760 1702">
          <text:p/>
        </draw:connector>
        <draw:connector draw:style-name="gr6" draw:text-style-name="P5" draw:layer="layout" svg:x1="4.7cm" svg:y1="23.517cm" svg:x2="7.33cm" svg:y2="25.217cm" draw:start-shape="id4" draw:start-glue-point="2" draw:end-shape="id6" draw:end-glue-point="0" svg:d="M4700 23517v851h2630v849" svg:viewBox="0 0 2631 1701">
          <text:p/>
        </draw:connector>
        <draw:custom-shape draw:style-name="gr10" draw:text-style-name="P4" xml:id="id7" draw:id="id7" draw:layer="layout" svg:width="3.672cm" svg:height="1cm" svg:x="8.879cm" svg:y="25.22cm">
          <text:p text:style-name="P3"><text:span text:style-name="T2">general</text:span></text:p>
          <text:p text:style-name="P3"><text:span text:style-name="T2">variabl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5" draw:layer="layout" svg:x1="4.7cm" svg:y1="23.517cm" svg:x2="10.715cm" svg:y2="25.22cm" draw:start-shape="id4" draw:start-glue-point="2" draw:end-shape="id7" svg:d="M4700 23517v852h6015v851" svg:viewBox="0 0 6016 1704">
          <text:p/>
        </draw:connector>
        <draw:custom-shape draw:style-name="gr11" draw:text-style-name="P6" xml:id="id8" draw:id="id8" draw:layer="layout" svg:width="3.142cm" svg:height="2.234cm" svg:x="7.747cm" svg:y="6.772cm">
          <text:p text:style-name="P1"><text:span text:style-name="T2">FF in </text:span></text:p>
          <text:p text:style-name="P1"><text:span text:style-name="T2">databas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6" draw:text-style-name="P5" draw:layer="layout" draw:line-skew="0.939cm" svg:x1="10.889cm" svg:y1="7.889cm" svg:x2="11.12cm" svg:y2="5.393cm" draw:start-shape="id8" draw:start-glue-point="7" draw:end-shape="id2" draw:end-glue-point="1" svg:d="M10889 7889h1697v-2496h-1466" svg:viewBox="0 0 1698 2497">
          <text:p/>
        </draw:connector>
        <draw:frame draw:style-name="gr12" draw:text-style-name="P7" draw:layer="layout" svg:width="1.086cm" svg:height="0.976cm" svg:x="11.235cm" svg:y="7.193cm">
          <draw:text-box>
            <text:p><text:span text:style-name="T3">No</text:span></text:p>
          </draw:text-box>
        </draw:frame>
        <draw:frame draw:style-name="gr13" draw:text-style-name="P7" draw:layer="layout" svg:width="1.261cm" svg:height="1.275cm" svg:x="9.333cm" svg:y="9.04cm">
          <draw:text-box>
            <text:p><text:span text:style-name="T3">Yes</text:span></text:p>
          </draw:text-box>
        </draw:frame>
        <draw:connector draw:style-name="gr6" draw:text-style-name="P5" draw:layer="layout" draw:type="line" svg:x1="9.296cm" svg:y1="5.893cm" svg:x2="9.318cm" svg:y2="6.772cm" draw:start-shape="id2" draw:start-glue-point="2" draw:end-shape="id8" draw:end-glue-point="4" svg:d="M9296 5893l22 879" svg:viewBox="0 0 23 880">
          <text:p/>
        </draw:connector>
        <draw:custom-shape draw:style-name="gr14" draw:text-style-name="P4" xml:id="id10" draw:id="id10" draw:layer="layout" svg:width="3.648cm" svg:height="1cm" svg:x="7.488cm" svg:y="9.897cm">
          <text:p text:style-name="P3"><text:span text:style-name="T2">Choose FG</text:span></text:p>
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6" xml:id="id9" draw:id="id9" draw:layer="layout" svg:width="3.142cm" svg:height="2.234cm" svg:x="7.763cm" svg:y="11.776cm">
          <text:p text:style-name="P1"><text:span text:style-name="T2">FG in </text:span></text:p>
          <text:p text:style-name="P1"><text:span text:style-name="T2">databas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6" draw:text-style-name="P5" draw:layer="layout" draw:line-skew="0.939cm" svg:x1="10.905cm" svg:y1="12.893cm" svg:x2="11.136cm" svg:y2="10.397cm" draw:start-shape="id9" draw:start-glue-point="7" draw:end-shape="id10" draw:end-glue-point="1" svg:d="M10905 12893h1697v-2496h-1466" svg:viewBox="0 0 1698 2497">
          <text:p/>
        </draw:connector>
        <draw:frame draw:style-name="gr12" draw:text-style-name="P7" draw:layer="layout" svg:width="1.086cm" svg:height="0.976cm" svg:x="11.251cm" svg:y="12.197cm">
          <draw:text-box>
            <text:p><text:span text:style-name="T3">No</text:span></text:p>
          </draw:text-box>
        </draw:frame>
        <draw:connector draw:style-name="gr6" draw:text-style-name="P5" draw:layer="layout" draw:type="line" svg:x1="9.312cm" svg:y1="10.897cm" svg:x2="9.334cm" svg:y2="11.776cm" draw:start-shape="id10" draw:start-glue-point="2" draw:end-shape="id9" draw:end-glue-point="4" svg:d="M9312 10897l22 879" svg:viewBox="0 0 23 880">
          <text:p/>
        </draw:connector>
        <draw:connector draw:style-name="gr6" draw:text-style-name="P5" draw:layer="layout" draw:type="line" svg:x1="9.318cm" svg:y1="9.006cm" svg:x2="9.312cm" svg:y2="9.897cm" draw:start-shape="id8" draw:start-glue-point="6" draw:end-shape="id10" draw:end-glue-point="0" svg:d="M9318 9006l-6 891" svg:viewBox="0 0 7 892">
          <text:p/>
        </draw:connector>
        <draw:custom-shape draw:style-name="gr15" draw:text-style-name="P4" xml:id="id13" draw:id="id13" draw:layer="layout" svg:width="4.6cm" svg:height="1cm" svg:x="7.03cm" svg:y="19.923cm">
          <text:p text:style-name="P3"><text:span text:style-name="T2">Parse FF fil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4" xml:id="id12" draw:id="id12" draw:layer="layout" svg:width="3.648cm" svg:height="1cm" svg:x="7.505cm" svg:y="14.911cm">
          <text:p text:style-name="P3"><text:span text:style-name="T2">Choose SOL</text:span></text:p>
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6" xml:id="id11" draw:id="id11" draw:layer="layout" svg:width="3.142cm" svg:height="2.234cm" svg:x="7.75cm" svg:y="16.79cm">
          <text:p text:style-name="P1"><text:span text:style-name="T2">SOL in </text:span></text:p>
          <text:p text:style-name="P1"><text:span text:style-name="T2">databas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6" draw:text-style-name="P5" draw:layer="layout" draw:line-skew="0.939cm" svg:x1="10.892cm" svg:y1="17.907cm" svg:x2="11.153cm" svg:y2="15.411cm" draw:start-shape="id11" draw:start-glue-point="7" draw:end-shape="id12" draw:end-glue-point="1" svg:d="M10892 17907h1727v-2496h-1466" svg:viewBox="0 0 1728 2497">
          <text:p/>
        </draw:connector>
        <draw:frame draw:style-name="gr12" draw:text-style-name="P7" draw:layer="layout" svg:width="1.086cm" svg:height="0.976cm" svg:x="11.238cm" svg:y="17.211cm">
          <draw:text-box>
            <text:p><text:span text:style-name="T3">No</text:span></text:p>
          </draw:text-box>
        </draw:frame>
        <draw:connector draw:style-name="gr6" draw:text-style-name="P5" draw:layer="layout" draw:type="line" svg:x1="9.329cm" svg:y1="15.911cm" svg:x2="9.321cm" svg:y2="16.79cm" draw:start-shape="id12" draw:start-glue-point="2" draw:end-shape="id11" draw:end-glue-point="4" svg:d="M9329 15911l-8 879" svg:viewBox="0 0 9 880">
          <text:p/>
        </draw:connector>
        <draw:connector draw:style-name="gr6" draw:text-style-name="P5" draw:layer="layout" draw:type="line" svg:x1="9.334cm" svg:y1="14.01cm" svg:x2="9.329cm" svg:y2="14.911cm" draw:start-shape="id9" draw:start-glue-point="6" draw:end-shape="id12" draw:end-glue-point="0" svg:d="M9334 14010l-5 901" svg:viewBox="0 0 6 902">
          <text:p/>
        </draw:connector>
        <draw:frame draw:style-name="gr17" draw:text-style-name="P7" draw:layer="layout" svg:width="1.261cm" svg:height="1.275cm" svg:x="9.39cm" svg:y="14.023cm">
          <draw:text-box>
            <text:p><text:span text:style-name="T3">Yes</text:span></text:p>
          </draw:text-box>
        </draw:frame>
        <draw:frame draw:style-name="gr13" draw:text-style-name="P7" draw:layer="layout" svg:width="1.261cm" svg:height="1.275cm" svg:x="9.342cm" svg:y="19.014cm">
          <draw:text-box>
            <text:p><text:span text:style-name="T3">Yes</text:span></text:p>
          </draw:text-box>
        </draw:frame>
        <draw:connector draw:style-name="gr6" draw:text-style-name="P5" draw:layer="layout" draw:type="line" svg:x1="9.321cm" svg:y1="19.024cm" svg:x2="9.33cm" svg:y2="19.923cm" draw:start-shape="id11" draw:start-glue-point="6" draw:end-shape="id13" draw:end-glue-point="0" svg:d="M9321 19024l9 899" svg:viewBox="0 0 10 900">
          <text:p/>
        </draw:connector>
        <draw:connector draw:style-name="gr6" draw:text-style-name="P5" draw:layer="layout" svg:x1="9.33cm" svg:y1="20.923cm" svg:x2="8.589cm" svg:y2="22.518cm" draw:start-shape="id13" draw:start-glue-point="2" draw:end-shape="id14" draw:end-glue-point="0" svg:d="M9330 20923v798h-741v797" svg:viewBox="0 0 742 1596">
          <text:p/>
        </draw:connector>
        <draw:custom-shape draw:style-name="gr18" draw:text-style-name="P4" xml:id="id15" draw:id="id15" draw:layer="layout" svg:width="2.2cm" svg:height="1cm" svg:x="9.758cm" svg:y="22.518cm">
          <text:p text:style-name="P3"><text:span text:style-name="T2">backbon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4" xml:id="id16" draw:id="id16" draw:layer="layout" svg:width="2.8cm" svg:height="1cm" svg:x="12.124cm" svg:y="22.519cm">
          <text:p text:style-name="P3"><text:span text:style-name="T2">Heavy atoms</text:span></text:p>
          <draw:enhanced-geometry svg:viewBox="0 0 21600 21600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4" xml:id="id17" draw:id="id17" draw:layer="layout" svg:width="2.454cm" svg:height="1cm" svg:x="15.109cm" svg:y="22.52cm">
          <text:p text:style-name="P3"><text:span text:style-name="T2">Hydrogens</text:span></text:p>
          <draw:enhanced-geometry svg:viewBox="0 0 21600 21600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5" draw:layer="layout" svg:x1="9.33cm" svg:y1="20.923cm" svg:x2="10.858cm" svg:y2="22.518cm" draw:start-shape="id13" draw:start-glue-point="2" draw:end-shape="id15" draw:end-glue-point="0" svg:d="M9330 20923v798h1528v797" svg:viewBox="0 0 1529 1596">
          <text:p/>
        </draw:connector>
        <draw:connector draw:style-name="gr6" draw:text-style-name="P5" draw:layer="layout" svg:x1="9.33cm" svg:y1="20.923cm" svg:x2="13.524cm" svg:y2="22.519cm" draw:start-shape="id13" draw:start-glue-point="2" draw:end-shape="id16" draw:end-glue-point="0" svg:d="M9330 20923v799h4194v797" svg:viewBox="0 0 4195 1597">
          <text:p/>
        </draw:connector>
        <draw:connector draw:style-name="gr6" draw:text-style-name="P5" draw:layer="layout" svg:x1="9.33cm" svg:y1="20.923cm" svg:x2="16.336cm" svg:y2="22.52cm" draw:start-shape="id13" draw:start-glue-point="2" draw:end-shape="id17" draw:end-glue-point="0" svg:d="M9330 20923v799h7006v798" svg:viewBox="0 0 7007 1598">
          <text:p/>
        </draw:connector>
        <draw:custom-shape draw:style-name="gr21" draw:text-style-name="P4" xml:id="id18" draw:id="id18" draw:layer="layout" svg:width="3.672cm" svg:height="1cm" svg:x="12.743cm" svg:y="25.22cm">
          <text:p text:style-name="P3"><text:span text:style-name="T2">Sort residue/bead</text:span></text:p>
          <text:p text:style-name="P3"><text:span text:style-name="T2">swap dictionar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5" draw:layer="layout" svg:x1="4.7cm" svg:y1="23.517cm" svg:x2="14.579cm" svg:y2="25.22cm" draw:start-shape="id4" draw:start-glue-point="2" draw:end-shape="id18" svg:d="M4700 23517v852h9879v851" svg:viewBox="0 0 9880 1704">
          <text:p/>
        </draw:connector>
        <draw:custom-shape draw:style-name="gr22" draw:text-style-name="P4" xml:id="id19" draw:id="id19" draw:layer="layout" svg:width="1.078cm" svg:height="1cm" svg:x="17.729cm" svg:y="22.521cm">
          <text:p text:style-name="P3"><text:span text:style-name="T2">Ions</text:span></text:p>
          <draw:enhanced-geometry svg:viewBox="0 0 21600 21600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5" draw:layer="layout" svg:x1="9.33cm" svg:y1="20.923cm" svg:x2="18.268cm" svg:y2="22.521cm" draw:start-shape="id13" draw:start-glue-point="2" draw:end-shape="id19" draw:end-glue-point="0" svg:d="M9330 20923v800h8938v798" svg:viewBox="0 0 8939 1599">
          <text:p/>
        </draw:connector>
        <draw:custom-shape draw:style-name="gr23" draw:text-style-name="P8" draw:layer="layout" svg:width="0.773cm" svg:height="0.565cm" svg:x="15.741cm" svg:y="3.93cm">
          <text:p/>
          <draw:enhanced-geometry svg:viewBox="0 0 21600 21600" draw:type="rectangle" draw:enhanced-path="M 0 0 L 21600 0 21600 21600 0 21600 0 0 Z N"/>
        </draw:custom-shape>
        <draw:frame draw:style-name="gr24" draw:text-style-name="P7" draw:layer="layout" svg:width="2.266cm" svg:height="0.763cm" svg:x="16.537cm" svg:y="2.375cm">
          <draw:text-box>
            <text:p><text:span text:style-name="T3">Input</text:span></text:p>
          </draw:text-box>
        </draw:frame>
        <draw:custom-shape draw:style-name="gr25" draw:text-style-name="P9" draw:layer="layout" svg:width="0.773cm" svg:height="0.565cm" svg:x="15.731cm" svg:y="2.461cm">
          <text:p/>
          <draw:enhanced-geometry svg:viewBox="0 0 21600 21600" draw:type="rectangle" draw:enhanced-path="M 0 0 L 21600 0 21600 21600 0 21600 0 0 Z N"/>
        </draw:custom-shape>
        <draw:frame draw:style-name="gr24" draw:text-style-name="P7" draw:layer="layout" svg:width="2.266cm" svg:height="0.763cm" svg:x="16.554cm" svg:y="3.846cm">
          <draw:text-box>
            <text:p><text:span text:style-name="T3">Output</text:span></text:p>
          </draw:text-box>
        </draw:frame>
        <draw:custom-shape draw:style-name="gr26" draw:text-style-name="P10" draw:layer="layout" svg:width="0.773cm" svg:height="0.565cm" svg:x="15.741cm" svg:y="3.201cm">
          <text:p/>
          <draw:enhanced-geometry svg:viewBox="0 0 21600 21600" draw:type="rectangle" draw:enhanced-path="M 0 0 L 21600 0 21600 21600 0 21600 0 0 Z N"/>
        </draw:custom-shape>
        <draw:frame draw:style-name="gr24" draw:text-style-name="P7" draw:layer="layout" svg:width="2.266cm" svg:height="0.763cm" svg:x="16.55cm" svg:y="3.103cm">
          <draw:text-box>
            <text:p><text:span text:style-name="T3">Process</text:span></text:p>
          </draw:text-box>
        </draw:frame>
        <draw:custom-shape draw:style-name="gr27" draw:text-style-name="P4" xml:id="id20" draw:id="id20" draw:layer="layout" svg:width="4.491cm" svg:height="1.85cm" svg:x="15.349cm" svg:y="26.727cm">
          <text:p text:style-name="P3"><text:span text:style-name="T2">Write script inputs to</text:span></text:p>
          <text:p text:style-name="P3"><text:span text:style-name="T2">a file in INPUTS </text:span></text:p>
          <text:p text:style-name="P3"><text:span text:style-name="T2">file: script_inputs.da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5" draw:layer="layout" draw:line-skew="-4.757cm" svg:x1="7.03cm" svg:y1="20.423cm" svg:x2="15.349cm" svg:y2="27.652cm" draw:start-shape="id13" draw:start-glue-point="3" draw:end-shape="id20" draw:end-glue-point="3" svg:d="M7030 20423h-5284v7229h13603" svg:viewBox="0 0 13604 7230">
          <text:p/>
        </draw:connector>
        <draw:connector draw:style-name="gr6" draw:text-style-name="P5" draw:layer="layout" svg:x1="3.941cm" svg:y1="26.218cm" svg:x2="15.349cm" svg:y2="27.652cm" draw:start-shape="id5" draw:start-glue-point="2" draw:end-shape="id20" svg:d="M3941 26218v1434h11408" svg:viewBox="0 0 11409 1435">
          <text:p/>
        </draw:connector>
        <draw:connector draw:style-name="gr6" draw:text-style-name="P5" draw:layer="layout" svg:x1="7.33cm" svg:y1="26.217cm" svg:x2="15.349cm" svg:y2="27.652cm" draw:start-shape="id6" draw:start-glue-point="2" draw:end-shape="id20" draw:end-glue-point="3" svg:d="M7330 26217v1435h8019" svg:viewBox="0 0 8020 1436">
          <text:p/>
        </draw:connector>
        <draw:connector draw:style-name="gr6" draw:text-style-name="P5" draw:layer="layout" svg:x1="10.715cm" svg:y1="26.22cm" svg:x2="15.349cm" svg:y2="27.652cm" draw:start-shape="id7" draw:start-glue-point="2" draw:end-shape="id20" draw:end-glue-point="3" svg:d="M10715 26220v1432h4634" svg:viewBox="0 0 4635 1433">
          <text:p/>
        </draw:connector>
        <draw:connector draw:style-name="gr6" draw:text-style-name="P5" draw:layer="layout" svg:x1="14.579cm" svg:y1="26.22cm" svg:x2="15.349cm" svg:y2="27.652cm" draw:start-shape="id18" draw:start-glue-point="2" draw:end-shape="id20" draw:end-glue-point="3" svg:d="M14579 26220v1432h770" svg:viewBox="0 0 771 1433">
          <text:p/>
        </draw:connector>
      </draw:page>
      <draw:page draw:name="page2" draw:style-name="dp1" draw:master-page-name="Default">
        <draw:frame draw:style-name="gr28" draw:text-style-name="P2" draw:layer="layout" svg:width="9.1cm" svg:height="1.673cm" svg:x="5.974cm" svg:y="1.099cm">
          <draw:text-box>
            <text:p text:style-name="P1"><text:span text:style-name="T1">System setup</text:span></text:p>
            <text:p text:style-name="P1"><text:span text:style-name="T1">(INPUTS folder)</text:span></text:p>
          </draw:text-box>
        </draw:frame>
        <draw:custom-shape draw:style-name="gr29" draw:text-style-name="P4" xml:id="id21" draw:id="id21" draw:layer="layout" svg:width="4.6cm" svg:height="1cm" svg:x="4.982cm" svg:y="6.055cm">
          <draw:glue-point draw:id="4" svg:x="3.852cm" svg:y="5.04cm"/>
          <draw:glue-point draw:id="5" svg:x="-3.871cm" svg:y="4.99cm"/>
          <text:p text:style-name="P3"><text:span text:style-name="T2">Copy input files into </text:span></text:p>
          <text:p text:style-name="P3"><text:span text:style-name="T2">INPUT folder</text:span></text:p>
          <draw:enhanced-geometry svg:viewBox="0 0 21600 21600" draw:path-stretchpoint-x="10800" draw:path-stretchpoint-y="10800" draw:text-areas="?f3 ?f4 ?f5 ?f6" draw:type="round-rectangle" draw:modifiers="3452.547452547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4" xml:id="id22" draw:id="id22" draw:layer="layout" svg:width="2.9cm" svg:height="1cm" svg:x="3.4cm" svg:y="7.955cm">
          <draw:glue-point draw:id="4" svg:x="2.126cm" svg:y="-0.5cm" draw:align="left"/>
          <text:p text:style-name="P3"><text:span text:style-name="T2">Center user </text:span></text:p>
          <text:p text:style-name="P3"><text:span text:style-name="T2">protei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4" xml:id="id32" draw:id="id32" draw:layer="layout" svg:width="3.03cm" svg:height="1cm" svg:x="7.553cm" svg:y="10.388cm">
          <draw:glue-point draw:id="4" svg:x="-2.368cm" svg:y="-5.01cm"/>
          <text:p text:style-name="P3"><text:span text:style-name="T2">Convert CG </text:span></text:p>
          <text:p text:style-name="P3"><text:span text:style-name="T4">system</text:span><text:span text:style-name="T2"> to pdb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4" xml:id="id23" draw:id="id23" draw:layer="layout" svg:width="3cm" svg:height="1cm" svg:x="3.361cm" svg:y="9.837cm">
          <text:p text:style-name="P3"><text:span text:style-name="T2">Convert user </text:span></text:p>
          <text:p text:style-name="P3"><text:span text:style-name="T2">protein to pdb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4" xml:id="id25" draw:id="id25" draw:layer="layout" svg:width="2.9cm" svg:height="1cm" svg:x="7.62cm" svg:y="14.142cm">
          <text:p text:style-name="P3"><text:span text:style-name="T2">Center CG </text:span></text:p>
          <text:p text:style-name="P3"><text:span text:style-name="T2">syste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4" xml:id="id26" draw:id="id26" draw:layer="layout" svg:width="2.9cm" svg:height="1cm" svg:x="7.612cm" svg:y="18.965cm">
          <text:p text:style-name="P3"><text:span text:style-name="T2">Read in CG </text:span></text:p>
          <text:p text:style-name="P3"><text:span text:style-name="T4">syste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4" xml:id="id27" draw:id="id27" draw:layer="layout" svg:width="4cm" svg:height="1cm" svg:x="7.086cm" svg:y="20.861cm">
          <text:p text:style-name="P3"><text:span text:style-name="T4">Parse CG system</text:span></text:p>
          <text:p text:style-name="P3"><text:span text:style-name="T4">into residue 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4" xml:id="id28" draw:id="id28" draw:layer="layout" svg:width="4.6cm" svg:height="1cm" svg:x="6.786cm" svg:y="22.757cm">
          <text:p text:style-name="P3"><text:span text:style-name="T4">Cut box size </text:span></text:p>
          <text:p text:style-name="P3"><text:span text:style-name="T4">if requested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4" xml:id="id30" draw:id="id30" draw:layer="layout" svg:width="5.584cm" svg:height="1.85cm" svg:x="6.286cm" svg:y="26.549cm">
          <text:p text:style-name="P3"><text:span text:style-name="T4">Check corresponding </text:span></text:p>
          <text:p text:style-name="P3"><text:span text:style-name="T4">CG fragments</text:span></text:p>
          <text:p text:style-name="P3"><text:span text:style-name="T4">file: conversion_input.pdb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4" xml:id="id29" draw:id="id29" draw:layer="layout" svg:width="4.6cm" svg:height="1cm" svg:x="6.786cm" svg:y="24.653cm">
          <text:p text:style-name="P3"><text:span text:style-name="T4">Fix pbc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5" draw:layer="layout" draw:type="line" svg:x1="5.502cm" svg:y1="7.054cm" svg:x2="5.526cm" svg:y2="7.955cm" draw:start-shape="id21" draw:start-glue-point="5" draw:end-shape="id22" draw:end-glue-point="4" svg:d="M5502 7054l24 901" svg:viewBox="0 0 25 902">
          <text:p/>
        </draw:connector>
        <draw:connector draw:style-name="gr6" draw:text-style-name="P5" draw:layer="layout" draw:type="line" svg:x1="4.85cm" svg:y1="8.955cm" svg:x2="4.861cm" svg:y2="9.837cm" draw:start-shape="id22" draw:start-glue-point="2" draw:end-shape="id23" draw:end-glue-point="0" svg:d="M4850 8955l11 882" svg:viewBox="0 0 12 883">
          <text:p/>
        </draw:connector>
        <draw:connector draw:style-name="gr6" draw:text-style-name="P5" draw:layer="layout" draw:type="line" svg:x1="9.063cm" svg:y1="13.263cm" svg:x2="9.07cm" svg:y2="14.142cm" draw:start-shape="id24" draw:start-glue-point="2" draw:end-shape="id25" draw:end-glue-point="0" svg:d="M9063 13263l7 879" svg:viewBox="0 0 8 880">
          <text:p/>
        </draw:connector>
        <draw:connector draw:style-name="gr6" draw:text-style-name="P5" draw:layer="layout" draw:type="line" svg:x1="9.07cm" svg:y1="15.142cm" svg:x2="9.062cm" svg:y2="18.965cm" draw:start-shape="id25" draw:start-glue-point="2" draw:end-shape="id26" draw:end-glue-point="0" svg:d="M9070 15142l-8 3823" svg:viewBox="0 0 9 3824">
          <text:p/>
        </draw:connector>
        <draw:connector draw:style-name="gr6" draw:text-style-name="P5" draw:layer="layout" draw:type="line" svg:x1="9.062cm" svg:y1="19.965cm" svg:x2="9.086cm" svg:y2="20.861cm" draw:start-shape="id26" draw:start-glue-point="2" draw:end-shape="id27" draw:end-glue-point="0" svg:d="M9062 19965l24 896" svg:viewBox="0 0 25 897">
          <text:p/>
        </draw:connector>
        <draw:connector draw:style-name="gr6" draw:text-style-name="P5" draw:layer="layout" draw:type="line" svg:x1="9.086cm" svg:y1="21.861cm" svg:x2="9.086cm" svg:y2="22.757cm" draw:start-shape="id27" draw:start-glue-point="2" draw:end-shape="id28" draw:end-glue-point="0" svg:d="M9086 21861v896" svg:viewBox="0 0 1 897">
          <text:p/>
        </draw:connector>
        <draw:connector draw:style-name="gr6" draw:text-style-name="P5" draw:layer="layout" draw:type="line" svg:x1="9.086cm" svg:y1="23.757cm" svg:x2="9.086cm" svg:y2="24.653cm" draw:start-shape="id28" draw:start-glue-point="2" draw:end-shape="id29" draw:end-glue-point="0" svg:d="M9086 23757v896" svg:viewBox="0 0 1 897">
          <text:p/>
        </draw:connector>
        <draw:connector draw:style-name="gr6" draw:text-style-name="P5" draw:layer="layout" draw:type="line" svg:x1="9.086cm" svg:y1="25.653cm" svg:x2="9.078cm" svg:y2="26.549cm" draw:start-shape="id29" draw:start-glue-point="2" draw:end-shape="id30" draw:end-glue-point="0" svg:d="M9086 25653l-8 896" svg:viewBox="0 0 9 897">
          <text:p/>
        </draw:connector>
        <draw:custom-shape draw:style-name="gr39" draw:text-style-name="P4" xml:id="id43" draw:id="id43" draw:layer="layout" svg:width="4.6cm" svg:height="1cm" svg:x="9.46cm" svg:y="3.273cm">
          <draw:glue-point draw:id="4" svg:x="2.836cm" svg:y="5.09cm"/>
          <draw:glue-point draw:id="5" svg:x="-2.81cm" svg:y="5.04cm"/>
          <text:p text:style-name="P3"><text:span text:style-name="T2">Create file system</text:span></text:p>
          <draw:enhanced-geometry svg:viewBox="0 0 21600 21600" draw:path-stretchpoint-x="10800" draw:path-stretchpoint-y="10800" draw:text-areas="?f3 ?f4 ?f5 ?f6" draw:type="round-rectangle" draw:modifiers="3452.547452547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6" xml:id="id31" draw:id="id31" draw:layer="layout" svg:width="2.448cm" svg:height="1.565cm" svg:x="7.835cm" svg:y="7.94cm">
          <text:p text:style-name="P1"><text:span text:style-name="T2">Tpr fil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6" draw:text-style-name="P5" draw:layer="layout" draw:type="line" svg:x1="9.053cm" svg:y1="7.055cm" svg:x2="9.059cm" svg:y2="7.94cm" draw:start-shape="id21" draw:start-glue-point="4" draw:end-shape="id31" draw:end-glue-point="4" svg:d="M9053 7055l6 885" svg:viewBox="0 0 7 886">
          <text:p/>
        </draw:connector>
        <draw:connector draw:style-name="gr6" draw:text-style-name="P5" draw:layer="layout" draw:type="line" svg:x1="9.059cm" svg:y1="9.505cm" svg:x2="9.068cm" svg:y2="10.388cm" draw:start-shape="id31" draw:start-glue-point="6" draw:end-shape="id32" draw:end-glue-point="0" svg:d="M9059 9505l9 883" svg:viewBox="0 0 10 884">
          <text:p/>
        </draw:connector>
        <draw:frame draw:style-name="gr12" draw:text-style-name="P7" draw:layer="layout" svg:width="1.086cm" svg:height="0.976cm" svg:x="9.22cm" svg:y="9.497cm">
          <draw:text-box>
            <text:p><text:span text:style-name="T3">No</text:span></text:p>
          </draw:text-box>
        </draw:frame>
        <draw:custom-shape draw:style-name="gr41" draw:text-style-name="P4" xml:id="id33" draw:id="id33" draw:layer="layout" svg:width="3.017cm" svg:height="1cm" svg:x="12.274cm" svg:y="8.241cm">
          <draw:glue-point draw:id="4" svg:x="2.836cm" svg:y="5.09cm"/>
          <draw:glue-point draw:id="5" svg:x="-2.81cm" svg:y="5.04cm"/>
          <text:p text:style-name="P3"><text:span text:style-name="T2">Create index</text:span></text:p>
          <draw:enhanced-geometry svg:viewBox="0 0 21600 21600" draw:path-stretchpoint-x="10800" draw:path-stretchpoint-y="10800" draw:text-areas="?f3 ?f4 ?f5 ?f6" draw:type="round-rectangle" draw:modifiers="3452.547452547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5" draw:layer="layout" draw:type="line" svg:x1="10.283cm" svg:y1="8.723cm" svg:x2="12.274cm" svg:y2="8.741cm" draw:start-shape="id31" draw:start-glue-point="7" draw:end-shape="id33" draw:end-glue-point="3" svg:d="M10283 8723l1991 18" svg:viewBox="0 0 1992 19">
          <text:p/>
        </draw:connector>
        <draw:custom-shape draw:style-name="gr42" draw:text-style-name="P4" xml:id="id34" draw:id="id34" draw:layer="layout" svg:width="3.203cm" svg:height="1cm" svg:x="12.194cm" svg:y="10.119cm">
          <draw:glue-point draw:id="4" svg:x="2.836cm" svg:y="5.09cm"/>
          <draw:glue-point draw:id="5" svg:x="-2.81cm" svg:y="5.04cm"/>
          <text:p text:style-name="P3"><text:span text:style-name="T2">Convert to pdb</text:span></text:p>
          <draw:enhanced-geometry svg:viewBox="0 0 21600 21600" draw:path-stretchpoint-x="10800" draw:path-stretchpoint-y="10800" draw:text-areas="?f3 ?f4 ?f5 ?f6" draw:type="round-rectangle" draw:modifiers="3452.547452547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5" draw:layer="layout" draw:type="line" svg:x1="13.782cm" svg:y1="9.241cm" svg:x2="13.795cm" svg:y2="10.119cm" draw:start-shape="id33" draw:start-glue-point="2" draw:end-shape="id34" draw:end-glue-point="0" svg:d="M13782 9241l13 878" svg:viewBox="0 0 14 879">
          <text:p/>
        </draw:connector>
        <draw:custom-shape draw:style-name="gr43" draw:text-style-name="P4" xml:id="id36" draw:id="id36" draw:layer="layout" svg:width="3.017cm" svg:height="1cm" svg:x="16.356cm" svg:y="12.66cm">
          <draw:glue-point draw:id="4" svg:x="2.836cm" svg:y="5.09cm"/>
          <draw:glue-point draw:id="5" svg:x="-2.81cm" svg:y="5.04cm"/>
          <text:p text:style-name="P3"><text:span text:style-name="T2">Remove PBC</text:span></text:p>
          <draw:enhanced-geometry svg:viewBox="0 0 21600 21600" draw:path-stretchpoint-x="10800" draw:path-stretchpoint-y="10800" draw:text-areas="?f3 ?f4 ?f5 ?f6" draw:type="round-rectangle" draw:modifiers="3452.547452547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4" xml:id="id37" draw:id="id37" draw:layer="layout" svg:width="5.158cm" svg:height="1cm" svg:x="11.227cm" svg:y="15.204cm">
          <draw:glue-point draw:id="4" svg:x="2.836cm" svg:y="5.09cm"/>
          <draw:glue-point draw:id="5" svg:x="-2.81cm" svg:y="5.04cm"/>
          <text:p text:style-name="P3"><text:span text:style-name="T2">Center on </text:span></text:p>
          <text:p text:style-name="P3"><text:span text:style-name="T2">Protein and remove PBC</text:span></text:p>
          <draw:enhanced-geometry svg:viewBox="0 0 21600 21600" draw:path-stretchpoint-x="10800" draw:path-stretchpoint-y="10800" draw:text-areas="?f3 ?f4 ?f5 ?f6" draw:type="round-rectangle" draw:modifiers="3452.547452547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6" xml:id="id35" draw:id="id35" draw:layer="layout" svg:width="3.312cm" svg:height="2.319cm" svg:x="12.143cm" svg:y="12cm">
          <text:p text:style-name="P1"><text:span text:style-name="T2">Protein in </text:span></text:p>
          <text:p text:style-name="P1"><text:span text:style-name="T2">index fil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2" draw:text-style-name="P7" draw:layer="layout" svg:width="1.086cm" svg:height="0.976cm" svg:x="15.222cm" svg:y="12.361cm">
          <draw:text-box>
            <text:p><text:span text:style-name="T3">No</text:span></text:p>
          </draw:text-box>
        </draw:frame>
        <draw:connector draw:style-name="gr6" draw:text-style-name="P5" draw:layer="layout" draw:type="line" svg:x1="13.795cm" svg:y1="11.119cm" svg:x2="13.799cm" svg:y2="12cm" draw:start-shape="id34" draw:start-glue-point="2" draw:end-shape="id35" draw:end-glue-point="4" svg:d="M13795 11119l4 881" svg:viewBox="0 0 5 882">
          <text:p/>
        </draw:connector>
        <draw:connector draw:style-name="gr6" draw:text-style-name="P5" draw:layer="layout" draw:type="line" svg:x1="15.455cm" svg:y1="13.16cm" svg:x2="16.356cm" svg:y2="13.16cm" draw:start-shape="id35" draw:start-glue-point="7" draw:end-shape="id36" draw:end-glue-point="3" svg:d="M15455 13160h901" svg:viewBox="0 0 902 1">
          <text:p/>
        </draw:connector>
        <draw:connector draw:style-name="gr6" draw:text-style-name="P5" draw:layer="layout" draw:type="line" svg:x1="13.799cm" svg:y1="14.319cm" svg:x2="13.806cm" svg:y2="15.204cm" draw:start-shape="id35" draw:start-glue-point="6" draw:end-shape="id37" draw:end-glue-point="0" svg:d="M13799 14319l7 885" svg:viewBox="0 0 8 886">
          <text:p/>
        </draw:connector>
        <draw:custom-shape draw:style-name="gr46" draw:text-style-name="P4" xml:id="id38" draw:id="id38" draw:layer="layout" svg:width="2.823cm" svg:height="1cm" svg:x="12.398cm" svg:y="17.086cm">
          <draw:glue-point draw:id="4" svg:x="2.836cm" svg:y="5.09cm"/>
          <draw:glue-point draw:id="5" svg:x="-2.81cm" svg:y="5.04cm"/>
          <text:p text:style-name="P3"><text:span text:style-name="T2">Put atoms </text:span></text:p>
          <text:p text:style-name="P3"><text:span text:style-name="T2">back in box</text:span></text:p>
          <draw:enhanced-geometry svg:viewBox="0 0 21600 21600" draw:path-stretchpoint-x="10800" draw:path-stretchpoint-y="10800" draw:text-areas="?f3 ?f4 ?f5 ?f6" draw:type="round-rectangle" draw:modifiers="3452.547452547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7" draw:text-style-name="P7" draw:layer="layout" svg:width="1.266cm" svg:height="1.275cm" svg:x="13.982cm" svg:y="14.289cm">
          <draw:text-box>
            <text:p><text:span text:style-name="T3">Yes</text:span></text:p>
          </draw:text-box>
        </draw:frame>
        <draw:connector draw:style-name="gr6" draw:text-style-name="P5" draw:layer="layout" svg:x1="17.864cm" svg:y1="13.66cm" svg:x2="15.221cm" svg:y2="17.586cm" draw:start-shape="id36" draw:start-glue-point="2" draw:end-shape="id38" draw:end-glue-point="1" svg:d="M17864 13660v3926h-2643" svg:viewBox="0 0 2644 3927">
          <text:p/>
        </draw:connector>
        <draw:connector draw:style-name="gr6" draw:text-style-name="P5" draw:layer="layout" draw:type="line" svg:x1="13.806cm" svg:y1="16.204cm" svg:x2="13.809cm" svg:y2="17.086cm" draw:start-shape="id37" draw:start-glue-point="2" draw:end-shape="id38" draw:end-glue-point="0" svg:d="M13806 16204l3 882" svg:viewBox="0 0 4 883">
          <text:p/>
        </draw:connector>
        <draw:custom-shape draw:style-name="gr47" draw:text-style-name="P4" xml:id="id39" draw:id="id39" draw:layer="layout" svg:width="2.617cm" svg:height="1cm" svg:x="12.528cm" svg:y="18.965cm">
          <draw:glue-point draw:id="4" svg:x="2.836cm" svg:y="5.09cm"/>
          <draw:glue-point draw:id="5" svg:x="-2.81cm" svg:y="5.04cm"/>
          <text:p text:style-name="P3"><text:span text:style-name="T2">Reset resid</text:span></text:p>
          <draw:enhanced-geometry svg:viewBox="0 0 21600 21600" draw:path-stretchpoint-x="10800" draw:path-stretchpoint-y="10800" draw:text-areas="?f3 ?f4 ?f5 ?f6" draw:type="round-rectangle" draw:modifiers="3452.547452547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5" draw:layer="layout" draw:type="line" svg:x1="13.809cm" svg:y1="18.086cm" svg:x2="13.836cm" svg:y2="18.965cm" draw:start-shape="id38" draw:start-glue-point="2" draw:end-shape="id39" draw:end-glue-point="0" svg:d="M13809 18086l27 879" svg:viewBox="0 0 28 880">
          <text:p/>
        </draw:connector>
        <draw:connector draw:style-name="gr6" draw:text-style-name="P5" draw:layer="layout" draw:type="line" svg:x1="12.528cm" svg:y1="19.465cm" svg:x2="10.512cm" svg:y2="19.465cm" draw:start-shape="id39" draw:start-glue-point="3" draw:end-shape="id26" draw:end-glue-point="1" svg:d="M12528 19465h-2016" svg:viewBox="0 0 2017 1">
          <text:p/>
        </draw:connector>
        <draw:custom-shape draw:style-name="gr48" draw:text-style-name="P4" xml:id="id24" draw:id="id24" draw:layer="layout" svg:width="2.617cm" svg:height="1cm" svg:x="7.755cm" svg:y="12.263cm">
          <draw:glue-point draw:id="4" svg:x="2.836cm" svg:y="5.09cm"/>
          <draw:glue-point draw:id="5" svg:x="-2.81cm" svg:y="5.04cm"/>
          <text:p text:style-name="P3"><text:span text:style-name="T2">Reset resid</text:span></text:p>
          <draw:enhanced-geometry svg:viewBox="0 0 21600 21600" draw:path-stretchpoint-x="10800" draw:path-stretchpoint-y="10800" draw:text-areas="?f3 ?f4 ?f5 ?f6" draw:type="round-rectangle" draw:modifiers="3452.547452547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5" draw:layer="layout" draw:type="line" svg:x1="9.068cm" svg:y1="11.388cm" svg:x2="9.063cm" svg:y2="12.263cm" draw:start-shape="id32" draw:start-glue-point="2" draw:end-shape="id24" draw:end-glue-point="0" svg:d="M9068 11388l-5 875" svg:viewBox="0 0 6 876">
          <text:p/>
        </draw:connector>
        <draw:custom-shape draw:style-name="gr49" draw:text-style-name="P4" xml:id="id40" draw:id="id40" draw:layer="layout" svg:width="3.847cm" svg:height="1cm" svg:x="2.926cm" svg:y="11.713cm">
          <draw:glue-point draw:id="4" svg:x="2.836cm" svg:y="5.09cm"/>
          <draw:glue-point draw:id="5" svg:x="-2.81cm" svg:y="5.04cm"/>
          <text:p text:style-name="P3"><text:span text:style-name="T2">Reset resid</text:span></text:p>
          <text:p text:style-name="P3"><text:span text:style-name="T2">file: AT_input.pdb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452.547452547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5" draw:layer="layout" draw:type="line" svg:x1="4.861cm" svg:y1="10.837cm" svg:x2="4.849cm" svg:y2="11.713cm" draw:start-shape="id23" draw:start-glue-point="2" draw:end-shape="id40" draw:end-glue-point="0" svg:d="M4861 10837l-12 876" svg:viewBox="0 0 13 877">
          <text:p/>
        </draw:connector>
        <draw:custom-shape draw:style-name="gr50" draw:text-style-name="P4" xml:id="id41" draw:id="id41" draw:layer="layout" svg:width="4.19cm" svg:height="1.85cm" svg:x="2.052cm" svg:y="2.854cm">
          <draw:glue-point draw:id="4" svg:x="2.836cm" svg:y="5.09cm"/>
          <draw:glue-point draw:id="5" svg:x="-2.81cm" svg:y="5.04cm"/>
          <text:p text:style-name="P3"><text:span text:style-name="T2">User supplied </text:span></text:p>
          <text:p text:style-name="P3"><text:span text:style-name="T2">atomistic structure</text:span></text:p>
          <text:p text:style-name="P3"><text:span text:style-name="T2">file: -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452.547452547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1" draw:text-style-name="P4" xml:id="id42" draw:id="id42" draw:layer="layout" svg:width="2.84cm" svg:height="1.85cm" svg:x="6.444cm" svg:y="2.854cm">
          <draw:glue-point draw:id="4" svg:x="2.836cm" svg:y="5.09cm"/>
          <draw:glue-point draw:id="5" svg:x="-2.81cm" svg:y="5.04cm"/>
          <text:p text:style-name="P3"><text:span text:style-name="T2">Coarsegrain </text:span></text:p>
          <text:p text:style-name="P3"><text:span text:style-name="T2">Structure</text:span></text:p>
          <text:p text:style-name="P3"><text:span text:style-name="T2">file: -c</text:span></text:p>
          <draw:enhanced-geometry svg:viewBox="0 0 21600 21600" draw:path-stretchpoint-x="10800" draw:path-stretchpoint-y="10800" draw:text-areas="?f3 ?f4 ?f5 ?f6" draw:type="round-rectangle" draw:modifiers="3452.547452547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5" draw:layer="layout" draw:line-skew="-0.095cm" svg:x1="4.147cm" svg:y1="4.704cm" svg:x2="7.282cm" svg:y2="6.055cm" draw:start-shape="id41" draw:start-glue-point="2" draw:end-shape="id21" draw:end-glue-point="0" svg:d="M4147 4704v581h3135v770" svg:viewBox="0 0 3136 1352">
          <text:p/>
        </draw:connector>
        <draw:connector draw:style-name="gr6" draw:text-style-name="P5" draw:layer="layout" draw:line-skew="-0.096cm" svg:x1="7.864cm" svg:y1="4.704cm" svg:x2="7.282cm" svg:y2="6.055cm" draw:start-shape="id42" draw:start-glue-point="2" draw:end-shape="id21" draw:end-glue-point="0" svg:d="M7864 4704v580h-582v771" svg:viewBox="0 0 583 1352">
          <text:p/>
        </draw:connector>
        <draw:connector draw:style-name="gr6" draw:text-style-name="P5" draw:layer="layout" draw:line-skew="0.122cm" svg:x1="11.76cm" svg:y1="4.273cm" svg:x2="7.282cm" svg:y2="6.055cm" draw:start-shape="id43" draw:start-glue-point="2" draw:end-shape="id21" draw:end-glue-point="0" svg:d="M11760 4273v1014h-4478v768" svg:viewBox="0 0 4479 1783">
          <text:p/>
        </draw:connector>
        <draw:custom-shape draw:style-name="gr23" draw:text-style-name="P8" draw:layer="layout" svg:width="0.773cm" svg:height="0.565cm" svg:x="16.479cm" svg:y="5.499cm">
          <text:p/>
          <draw:enhanced-geometry svg:viewBox="0 0 21600 21600" draw:type="rectangle" draw:enhanced-path="M 0 0 L 21600 0 21600 21600 0 21600 0 0 Z N"/>
        </draw:custom-shape>
        <draw:frame draw:style-name="gr24" draw:text-style-name="P7" draw:layer="layout" svg:width="2.266cm" svg:height="0.763cm" svg:x="17.275cm" svg:y="3.944cm">
          <draw:text-box>
            <text:p><text:span text:style-name="T3">Input</text:span></text:p>
          </draw:text-box>
        </draw:frame>
        <draw:custom-shape draw:style-name="gr25" draw:text-style-name="P9" draw:layer="layout" svg:width="0.773cm" svg:height="0.565cm" svg:x="16.469cm" svg:y="4.03cm">
          <text:p/>
          <draw:enhanced-geometry svg:viewBox="0 0 21600 21600" draw:type="rectangle" draw:enhanced-path="M 0 0 L 21600 0 21600 21600 0 21600 0 0 Z N"/>
        </draw:custom-shape>
        <draw:frame draw:style-name="gr24" draw:text-style-name="P7" draw:layer="layout" svg:width="2.266cm" svg:height="0.763cm" svg:x="17.292cm" svg:y="5.415cm">
          <draw:text-box>
            <text:p><text:span text:style-name="T3">Output</text:span></text:p>
          </draw:text-box>
        </draw:frame>
        <draw:custom-shape draw:style-name="gr26" draw:text-style-name="P10" draw:layer="layout" svg:width="0.773cm" svg:height="0.565cm" svg:x="16.479cm" svg:y="4.77cm">
          <text:p/>
          <draw:enhanced-geometry svg:viewBox="0 0 21600 21600" draw:type="rectangle" draw:enhanced-path="M 0 0 L 21600 0 21600 21600 0 21600 0 0 Z N"/>
        </draw:custom-shape>
        <draw:frame draw:style-name="gr24" draw:text-style-name="P7" draw:layer="layout" svg:width="2.266cm" svg:height="0.763cm" svg:x="17.288cm" svg:y="4.672cm">
          <draw:text-box>
            <text:p><text:span text:style-name="T3">Process</text:span></text:p>
          </draw:text-box>
        </draw:frame>
      </draw:page>
      <draw:page draw:name="page3" draw:style-name="dp1" draw:master-page-name="Default">
        <draw:frame draw:style-name="gr28" draw:text-style-name="P11" draw:layer="layout" svg:width="9.1cm" svg:height="1.673cm" svg:x="5.99cm" svg:y="1.152cm">
          <draw:text-box>
            <text:p text:style-name="P1"><text:span text:style-name="T5">Convert to atomistic </text:span></text:p>
          </draw:text-box>
        </draw:frame>
        <draw:custom-shape draw:style-name="gr52" draw:text-style-name="P4" draw:layer="layout" svg:width="3.33cm" svg:height="0.97cm" svg:x="8.835cm" svg:y="2.154cm">
          <text:p text:style-name="P3"><text:span text:style-name="T2">CG bea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5" draw:layer="layout" svg:x1="9.512cm" svg:y1="7.832cm" svg:x2="7.441cm" svg:y2="8.587cm" draw:start-shape="id44" draw:start-glue-point="5" draw:end-shape="id45" draw:end-glue-point="0" svg:d="M9512 7832h-2071v755" svg:viewBox="0 0 2072 756">
          <text:p/>
        </draw:connector>
        <draw:custom-shape draw:style-name="gr23" draw:text-style-name="P8" draw:layer="layout" svg:width="0.773cm" svg:height="0.565cm" svg:x="16.848cm" svg:y="4.803cm">
          <text:p/>
          <draw:enhanced-geometry svg:viewBox="0 0 21600 21600" draw:type="rectangle" draw:enhanced-path="M 0 0 L 21600 0 21600 21600 0 21600 0 0 Z N"/>
        </draw:custom-shape>
        <draw:frame draw:style-name="gr24" draw:text-style-name="P7" draw:layer="layout" svg:width="2.266cm" svg:height="0.763cm" svg:x="17.644cm" svg:y="3.248cm">
          <draw:text-box>
            <text:p><text:span text:style-name="T3">Input</text:span></text:p>
          </draw:text-box>
        </draw:frame>
        <draw:custom-shape draw:style-name="gr25" draw:text-style-name="P9" draw:layer="layout" svg:width="0.773cm" svg:height="0.565cm" svg:x="16.838cm" svg:y="3.334cm">
          <text:p/>
          <draw:enhanced-geometry svg:viewBox="0 0 21600 21600" draw:type="rectangle" draw:enhanced-path="M 0 0 L 21600 0 21600 21600 0 21600 0 0 Z N"/>
        </draw:custom-shape>
        <draw:frame draw:style-name="gr24" draw:text-style-name="P7" draw:layer="layout" svg:width="2.266cm" svg:height="0.763cm" svg:x="17.661cm" svg:y="4.719cm">
          <draw:text-box>
            <text:p><text:span text:style-name="T3">Output</text:span></text:p>
          </draw:text-box>
        </draw:frame>
        <draw:custom-shape draw:style-name="gr26" draw:text-style-name="P10" draw:layer="layout" svg:width="0.773cm" svg:height="0.565cm" svg:x="16.848cm" svg:y="4.074cm">
          <text:p/>
          <draw:enhanced-geometry svg:viewBox="0 0 21600 21600" draw:type="rectangle" draw:enhanced-path="M 0 0 L 21600 0 21600 21600 0 21600 0 0 Z N"/>
        </draw:custom-shape>
        <draw:frame draw:style-name="gr24" draw:text-style-name="P7" draw:layer="layout" svg:width="2.266cm" svg:height="0.763cm" svg:x="17.657cm" svg:y="3.976cm">
          <draw:text-box>
            <text:p><text:span text:style-name="T3">Process</text:span></text:p>
          </draw:text-box>
        </draw:frame>
        <draw:custom-shape draw:style-name="gr53" draw:text-style-name="P6" xml:id="id44" draw:id="id44" draw:layer="layout" svg:width="2.039cm" svg:height="2.129cm" svg:x="9.512cm" svg:y="6.767cm">
          <text:p text:style-name="P1"><text:span text:style-name="T2">Modular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54" draw:text-style-name="P7" draw:layer="layout" svg:width="1.086cm" svg:height="0.764cm" svg:x="11.518cm" svg:y="6.982cm">
          <draw:text-box>
            <text:p><text:span text:style-name="T3">No</text:span></text:p>
          </draw:text-box>
        </draw:frame>
        <draw:frame draw:style-name="gr13" draw:text-style-name="P7" draw:layer="layout" svg:width="1.261cm" svg:height="1.275cm" svg:x="8.221cm" svg:y="6.981cm">
          <draw:text-box>
            <text:p><text:span text:style-name="T3">Yes</text:span></text:p>
          </draw:text-box>
        </draw:frame>
        <draw:custom-shape draw:style-name="gr55" draw:text-style-name="P4" xml:id="id46" draw:id="id46" draw:layer="layout" svg:width="3.99cm" svg:height="1cm" svg:x="9.88cm" svg:y="18.54cm">
          <text:p text:style-name="P3"><text:span text:style-name="T2">Apply rotations </text:span></text:p>
          <text:p text:style-name="P3"><text:span text:style-name="T2">fragmen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5" draw:layer="layout" draw:type="line" svg:x1="11.875cm" svg:y1="19.54cm" svg:x2="11.896cm" svg:y2="20.41cm" draw:start-shape="id46" draw:start-glue-point="2" draw:end-shape="id47" draw:end-glue-point="4" svg:d="M11875 19540l21 870" svg:viewBox="0 0 22 871">
          <text:p/>
        </draw:connector>
        <draw:connector draw:style-name="gr6" draw:text-style-name="P5" draw:layer="layout" svg:x1="11.551cm" svg:y1="7.832cm" svg:x2="15.804cm" svg:y2="8.615cm" draw:start-shape="id44" draw:start-glue-point="7" draw:end-shape="id48" draw:end-glue-point="0" svg:d="M11551 7832h4253v783" svg:viewBox="0 0 4254 784">
          <text:p/>
        </draw:connector>
        <draw:custom-shape draw:style-name="gr56" draw:text-style-name="P4" xml:id="id51" draw:id="id51" draw:layer="layout" svg:width="4.234cm" svg:height="1cm" svg:x="5.322cm" svg:y="10.492cm">
          <draw:glue-point draw:id="4" svg:x="1.794cm" svg:y="-5.05cm"/>
          <text:p text:style-name="P3"><text:span text:style-name="T2">Find connectivity </text:span></text:p>
          <text:p text:style-name="P3"><text:span text:style-name="T2">of fragm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4" xml:id="id52" draw:id="id52" draw:layer="layout" svg:width="3.463cm" svg:height="0.99cm" svg:x="3.964cm" svg:y="12.592cm">
          <text:p text:style-name="P3"><text:span text:style-name="T2">Find connecting</text:span></text:p>
          <text:p text:style-name="P3"><text:span text:style-name="T2">CG bead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5" draw:layer="layout" svg:x1="15.895cm" svg:y1="17.797cm" svg:x2="13.87cm" svg:y2="19.04cm" draw:start-shape="id49" draw:start-glue-point="2" draw:end-shape="id46" draw:end-glue-point="1" svg:d="M15895 17797v1243h-2025" svg:viewBox="0 0 2026 1244">
          <text:p/>
        </draw:connector>
        <draw:connector draw:style-name="gr6" draw:text-style-name="P5" draw:layer="layout" svg:x1="7.517cm" svg:y1="15.939cm" svg:x2="9.88cm" svg:y2="19.04cm" draw:start-shape="id50" draw:end-shape="id46" draw:end-glue-point="3" svg:d="M7517 15939v3101h2363" svg:viewBox="0 0 2364 3102">
          <text:p/>
        </draw:connector>
        <draw:custom-shape draw:style-name="gr58" draw:text-style-name="P4" xml:id="id50" draw:id="id50" draw:layer="layout" svg:width="4.934cm" svg:height="1cm" svg:x="5.05cm" svg:y="14.939cm">
          <draw:glue-point draw:id="4" svg:x="1.794cm" svg:y="-5.05cm"/>
          <text:p text:style-name="P3"><text:span text:style-name="T2">Find rotation matrix </text:span></text:p>
          <text:p text:style-name="P3"><text:span text:style-name="T2">using Kabsch formul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5" draw:layer="layout" draw:line-skew="-0.189cm" svg:x1="7.439cm" svg:y1="11.492cm" svg:x2="5.695cm" svg:y2="12.592cm" draw:start-shape="id51" draw:start-glue-point="2" draw:end-shape="id52" draw:end-glue-point="0" svg:d="M7439 11492v362h-1744v738" svg:viewBox="0 0 1745 1101">
          <text:p/>
        </draw:connector>
        <draw:custom-shape draw:style-name="gr59" draw:text-style-name="P4" xml:id="id53" draw:id="id53" draw:layer="layout" svg:width="3.463cm" svg:height="0.99cm" svg:x="7.641cm" svg:y="12.593cm">
          <text:p text:style-name="P3"><text:span text:style-name="T2">Find connecting</text:span></text:p>
          <text:p text:style-name="P3"><text:span text:style-name="T2">atom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5" draw:layer="layout" draw:line-skew="-0.189cm" svg:x1="7.439cm" svg:y1="11.492cm" svg:x2="9.372cm" svg:y2="12.593cm" draw:start-shape="id51" draw:end-shape="id53" svg:d="M7439 11492v362h1933v739" svg:viewBox="0 0 1934 1102">
          <text:p/>
        </draw:connector>
        <draw:connector draw:style-name="gr6" draw:text-style-name="P5" draw:layer="layout" draw:line-skew="-0.212cm" svg:x1="9.372cm" svg:y1="13.583cm" svg:x2="7.517cm" svg:y2="14.939cm" draw:start-shape="id53" draw:start-glue-point="2" draw:end-shape="id50" draw:end-glue-point="0" svg:d="M9372 13583v467h-1855v889" svg:viewBox="0 0 1856 1357">
          <text:p/>
        </draw:connector>
        <draw:connector draw:style-name="gr6" draw:text-style-name="P5" draw:layer="layout" draw:line-skew="-0.211cm" svg:x1="5.695cm" svg:y1="13.582cm" svg:x2="7.517cm" svg:y2="14.939cm" draw:start-shape="id52" draw:start-glue-point="2" draw:end-shape="id50" draw:end-glue-point="0" svg:d="M5695 13582v468h1822v889" svg:viewBox="0 0 1823 1358">
          <text:p/>
        </draw:connector>
        <draw:custom-shape draw:style-name="gr60" draw:text-style-name="P4" xml:id="id54" draw:id="id54" draw:layer="layout" svg:width="4.234cm" svg:height="1cm" svg:x="13.692cm" svg:y="10.478cm">
          <draw:glue-point draw:id="4" svg:x="1.794cm" svg:y="-5.05cm"/>
          <text:p text:style-name="P3"><text:span text:style-name="T2">Find connectivity </text:span></text:p>
          <text:p text:style-name="P3"><text:span text:style-name="T2">of grou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1" draw:text-style-name="P4" xml:id="id55" draw:id="id55" draw:layer="layout" svg:width="3.463cm" svg:height="0.99cm" svg:x="11.97cm" svg:y="12.578cm">
          <text:p text:style-name="P3"><text:span text:style-name="T2">Find connecting</text:span></text:p>
          <text:p text:style-name="P3"><text:span text:style-name="T2">CG bead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2" draw:text-style-name="P4" xml:id="id49" draw:id="id49" draw:layer="layout" svg:width="4.934cm" svg:height="1cm" svg:x="13.428cm" svg:y="16.797cm">
          <draw:glue-point draw:id="4" svg:x="1.794cm" svg:y="-5.05cm"/>
          <text:p text:style-name="P3"><text:span text:style-name="T2">Find rotation matrix </text:span></text:p>
          <text:p text:style-name="P3"><text:span text:style-name="T2">using Kabsch formul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5" draw:layer="layout" draw:line-skew="-0.189cm" svg:x1="15.809cm" svg:y1="11.478cm" svg:x2="13.701cm" svg:y2="12.578cm" draw:start-shape="id54" draw:start-glue-point="2" draw:end-shape="id55" draw:end-glue-point="0" svg:d="M15809 11478v362h-2108v738" svg:viewBox="0 0 2109 1101">
          <text:p/>
        </draw:connector>
        <draw:custom-shape draw:style-name="gr63" draw:text-style-name="P4" xml:id="id56" draw:id="id56" draw:layer="layout" svg:width="3.463cm" svg:height="0.99cm" svg:x="16.137cm" svg:y="12.579cm">
          <text:p text:style-name="P3"><text:span text:style-name="T2">Find connecting</text:span></text:p>
          <text:p text:style-name="P3"><text:span text:style-name="T2">atom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5" draw:layer="layout" draw:line-skew="-0.189cm" svg:x1="15.809cm" svg:y1="11.478cm" svg:x2="17.868cm" svg:y2="12.579cm" draw:start-shape="id54" draw:end-shape="id56" svg:d="M15809 11478v362h2059v739" svg:viewBox="0 0 2060 1102">
          <text:p/>
        </draw:connector>
        <draw:connector draw:style-name="gr6" draw:text-style-name="P5" draw:layer="layout" draw:line-skew="-0.284cm" svg:x1="17.89cm" svg:y1="15.44cm" svg:x2="15.895cm" svg:y2="16.797cm" draw:start-shape="id57" draw:start-glue-point="2" draw:end-shape="id49" draw:end-glue-point="0" svg:d="M17890 15440v395h-1995v962" svg:viewBox="0 0 1996 1358">
          <text:p/>
        </draw:connector>
        <draw:connector draw:style-name="gr6" draw:text-style-name="P5" draw:layer="layout" draw:line-skew="-0.287cm" svg:x1="13.707cm" svg:y1="15.439cm" svg:x2="15.895cm" svg:y2="16.797cm" draw:start-shape="id58" draw:start-glue-point="2" draw:end-shape="id49" draw:end-glue-point="0" svg:d="M13707 15439v393h2188v965" svg:viewBox="0 0 2189 1359">
          <text:p/>
        </draw:connector>
        <draw:custom-shape draw:style-name="gr64" draw:text-style-name="P4" xml:id="id58" draw:id="id58" draw:layer="layout" svg:width="4.127cm" svg:height="0.99cm" svg:x="11.644cm" svg:y="14.449cm">
          <text:p text:style-name="P3"><text:span text:style-name="T2">Coordinates of </text:span></text:p>
          <text:p text:style-name="P3"><text:span text:style-name="T2">beads within grou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5" draw:text-style-name="P4" xml:id="id57" draw:id="id57" draw:layer="layout" svg:width="4.019cm" svg:height="0.99cm" svg:x="15.881cm" svg:y="14.45cm">
          <text:p text:style-name="P3"><text:span text:style-name="T2">COM of fragments </text:span></text:p>
          <text:p text:style-name="P3"><text:span text:style-name="T2">within grou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5" draw:layer="layout" draw:type="line" svg:x1="13.701cm" svg:y1="13.568cm" svg:x2="13.707cm" svg:y2="14.449cm" draw:start-shape="id55" draw:start-glue-point="2" draw:end-shape="id58" draw:end-glue-point="0" svg:d="M13701 13568l6 881" svg:viewBox="0 0 7 882">
          <text:p/>
        </draw:connector>
        <draw:connector draw:style-name="gr6" draw:text-style-name="P5" draw:layer="layout" draw:type="line" svg:x1="17.868cm" svg:y1="13.569cm" svg:x2="17.89cm" svg:y2="14.45cm" draw:start-shape="id56" draw:start-glue-point="2" draw:end-shape="id57" draw:end-glue-point="0" svg:d="M17868 13569l22 881" svg:viewBox="0 0 23 882">
          <text:p/>
        </draw:connector>
        <draw:custom-shape draw:style-name="gr66" draw:text-style-name="P6" xml:id="id47" draw:id="id47" draw:layer="layout" svg:width="2.3cm" svg:height="2.4cm" svg:x="10.746cm" svg:y="20.41cm">
          <text:p text:style-name="P1"><text:span text:style-name="T2">Protein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54" draw:text-style-name="P7" draw:layer="layout" svg:width="1.086cm" svg:height="0.764cm" svg:x="12.952cm" svg:y="20.896cm">
          <draw:text-box>
            <text:p><text:span text:style-name="T3">No</text:span></text:p>
          </draw:text-box>
        </draw:frame>
        <draw:frame draw:style-name="gr13" draw:text-style-name="P7" draw:layer="layout" svg:width="1.261cm" svg:height="1.275cm" svg:x="9.655cm" svg:y="20.895cm">
          <draw:text-box>
            <text:p><text:span text:style-name="T3">Yes</text:span></text:p>
          </draw:text-box>
        </draw:frame>
        <draw:custom-shape draw:style-name="gr67" draw:text-style-name="P4" xml:id="id65" draw:id="id65" draw:layer="layout" svg:width="7.42cm" svg:height="0.99cm" svg:x="12.431cm" svg:y="27.535cm">
          <draw:glue-point draw:id="4" svg:x="4.061cm" svg:y="-4.707cm"/>
          <text:p text:style-name="P3"><text:span text:style-name="T2">Write out aligned fragments to file</text:span></text:p>
          <text:p text:style-name="P3"><text:span text:style-name="T2">file: XXX_X.pd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5" draw:layer="layout" svg:x1="13.046cm" svg:y1="21.61cm" svg:x2="14.902cm" svg:y2="21.611cm" draw:start-shape="id47" draw:start-glue-point="7" draw:end-shape="id59" draw:end-glue-point="5" svg:d="M13046 21610h929v1h927" svg:viewBox="0 0 1857 2">
          <text:p/>
        </draw:connector>
        <draw:connector draw:style-name="gr6" draw:text-style-name="P5" draw:layer="layout" svg:x1="10.746cm" svg:y1="21.61cm" svg:x2="9.143cm" svg:y2="21.614cm" draw:start-shape="id47" draw:start-glue-point="5" draw:end-shape="id60" draw:end-glue-point="1" svg:d="M10746 21610h-801v4h-802" svg:viewBox="0 0 1604 5">
          <text:p/>
        </draw:connector>
        <draw:custom-shape draw:style-name="gr68" draw:text-style-name="P4" xml:id="id60" draw:id="id60" draw:layer="layout" svg:width="7.42cm" svg:height="0.99cm" svg:x="1.723cm" svg:y="21.119cm">
          <text:p text:style-name="P3"><text:span text:style-name="T2">Parse aligned fragments </text:span></text:p>
          <text:p text:style-name="P3"><text:span text:style-name="T2">to protein workflow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9" draw:text-style-name="P6" xml:id="id61" draw:id="id61" draw:layer="layout" svg:width="1.919cm" svg:height="1.999cm" svg:x="9.563cm" svg:y="4.013cm">
          <text:p text:style-name="P1"><text:span text:style-name="T2">Solvent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54" draw:text-style-name="P7" draw:layer="layout" svg:width="1.086cm" svg:height="0.764cm" svg:x="10.526cm" svg:y="5.952cm">
          <draw:text-box>
            <text:p><text:span text:style-name="T3">No</text:span></text:p>
          </draw:text-box>
        </draw:frame>
        <draw:connector draw:style-name="gr6" draw:text-style-name="P5" draw:layer="layout" draw:type="line" svg:x1="10.499cm" svg:y1="3.124cm" svg:x2="10.523cm" svg:y2="4.013cm" draw:end-shape="id61" draw:end-glue-point="4" svg:d="M10499 3124l24 889" svg:viewBox="0 0 25 890">
          <text:p/>
        </draw:connector>
        <draw:connector draw:style-name="gr6" draw:text-style-name="P5" draw:layer="layout" draw:type="line" svg:x1="10.523cm" svg:y1="6.012cm" svg:x2="10.532cm" svg:y2="6.767cm" draw:start-shape="id61" draw:start-glue-point="6" draw:end-shape="id44" draw:end-glue-point="4" svg:d="M10523 6012l9 755" svg:viewBox="0 0 10 756">
          <text:p/>
        </draw:connector>
        <draw:frame draw:style-name="gr13" draw:text-style-name="P7" draw:layer="layout" svg:width="1.261cm" svg:height="1.275cm" svg:x="8.381cm" svg:y="4.31cm">
          <draw:text-box>
            <text:p><text:span text:style-name="T3">Yes</text:span></text:p>
          </draw:text-box>
        </draw:frame>
        <draw:connector draw:style-name="gr6" draw:text-style-name="P5" draw:layer="layout" draw:type="line" svg:x1="9.563cm" svg:y1="5.013cm" svg:x2="4.392cm" svg:y2="5.052cm" draw:start-shape="id61" draw:start-glue-point="5" draw:end-shape="id62" draw:end-glue-point="7" svg:d="M9563 5013l-5171 39" svg:viewBox="0 0 5172 40">
          <text:p/>
        </draw:connector>
        <draw:frame draw:style-name="gr13" draw:text-style-name="P7" draw:layer="layout" svg:width="1.273cm" svg:height="1.275cm" svg:x="3.489cm" svg:y="6.017cm">
          <draw:text-box>
            <text:p><text:span text:style-name="T3">Yes</text:span></text:p>
          </draw:text-box>
        </draw:frame>
        <draw:connector draw:style-name="gr6" draw:text-style-name="P5" draw:layer="layout" draw:type="line" svg:x1="3.433cm" svg:y1="6.051cm" svg:x2="3.444cm" svg:y2="16.694cm" draw:start-shape="id62" draw:start-glue-point="6" draw:end-shape="id63" draw:end-glue-point="4" svg:d="M3433 6051l11 10643" svg:viewBox="0 0 12 10644">
          <text:p/>
        </draw:connector>
        <draw:frame draw:style-name="gr13" draw:text-style-name="P7" draw:layer="layout" svg:width="1.261cm" svg:height="1.275cm" svg:x="1.344cm" svg:y="4.375cm">
          <draw:text-box>
            <text:p><text:span text:style-name="T3">No</text:span></text:p>
          </draw:text-box>
        </draw:frame>
        <draw:custom-shape draw:style-name="gr70" draw:text-style-name="P4" xml:id="id63" draw:id="id63" draw:layer="layout" svg:width="4.677cm" svg:height="1cm" svg:x="1.94cm" svg:y="16.694cm">
          <draw:glue-point draw:id="4" svg:x="-1.787cm" svg:y="-5cm"/>
          <draw:glue-point draw:id="5" svg:x="-1.81cm" svg:y="4.77cm"/>
          <text:p text:style-name="P3"><text:span text:style-name="T2">Ion coordinates </text:span></text:p>
          <text:p text:style-name="P3"><text:span text:style-name="T2">duplicated with water </text:span></text:p>
          <draw:enhanced-geometry svg:viewBox="0 0 21600 21600" draw:mirror-vertical="false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9" draw:text-style-name="P6" xml:id="id62" draw:id="id62" draw:layer="layout" svg:width="1.919cm" svg:height="1.999cm" svg:x="2.473cm" svg:y="4.052cm">
          <text:p text:style-name="P1"><text:span text:style-name="T2">ION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6" draw:text-style-name="P5" draw:layer="layout" svg:x1="2.473cm" svg:y1="5.052cm" svg:x2="1.794cm" svg:y2="18.571cm" draw:start-shape="id62" draw:start-glue-point="5" draw:end-shape="id64" draw:end-glue-point="4" svg:d="M2473 5052h-679v13519" svg:viewBox="0 0 680 13520">
          <text:p/>
        </draw:connector>
        <draw:custom-shape draw:style-name="gr71" draw:text-style-name="P4" xml:id="id64" draw:id="id64" draw:layer="layout" svg:width="4.234cm" svg:height="1cm" svg:x="1.322cm" svg:y="18.548cm">
          <draw:glue-point draw:id="4" svg:x="-3.887cm" svg:y="-4.77cm"/>
          <text:p text:style-name="P3"><text:span text:style-name="T2">Random rotation</text:span></text:p>
          <text:p text:style-name="P3"><text:span text:style-name="T2">chosen </text:span></text:p>
          <draw:enhanced-geometry svg:viewBox="0 0 21600 21600" draw:mirror-vertical="false" draw:mirror-horizontal="true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5" draw:layer="layout" draw:type="line" svg:x1="3.433cm" svg:y1="17.671cm" svg:x2="3.439cm" svg:y2="18.548cm" draw:start-shape="id63" draw:start-glue-point="5" draw:end-shape="id64" draw:end-glue-point="0" svg:d="M3433 17671l6 877" svg:viewBox="0 0 7 878">
          <text:p/>
        </draw:connector>
        <draw:connector draw:style-name="gr6" draw:text-style-name="P5" draw:layer="layout" svg:x1="5.556cm" svg:y1="19.048cm" svg:x2="9.88cm" svg:y2="19.04cm" draw:start-shape="id64" draw:start-glue-point="1" draw:end-shape="id46" draw:end-glue-point="3" svg:d="M5556 19048h2162v-8h2162" svg:viewBox="0 0 4325 9">
          <text:p/>
        </draw:connector>
        <draw:custom-shape draw:style-name="gr66" draw:text-style-name="P6" xml:id="id59" draw:id="id59" draw:layer="layout" svg:width="2.3cm" svg:height="2.4cm" svg:x="14.902cm" svg:y="20.411cm">
          <text:p text:style-name="P1"><text:span text:style-name="T2">Solvent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54" draw:text-style-name="P7" draw:layer="layout" svg:width="1.086cm" svg:height="0.764cm" svg:x="16cm" svg:y="22.775cm">
          <draw:text-box>
            <text:p><text:span text:style-name="T3">No</text:span></text:p>
          </draw:text-box>
        </draw:frame>
        <draw:frame draw:style-name="gr13" draw:text-style-name="P7" draw:layer="layout" svg:width="1.261cm" svg:height="1.275cm" svg:x="16.937cm" svg:y="20.896cm">
          <draw:text-box>
            <text:p><text:span text:style-name="T3">Yes</text:span></text:p>
          </draw:text-box>
          <draw:glue-point draw:id="4" svg:x="5.003cm" svg:y="2.713cm"/>
        </draw:frame>
        <draw:connector draw:style-name="gr6" draw:text-style-name="P5" draw:layer="layout" svg:x1="17.202cm" svg:y1="21.611cm" svg:x2="19.154cm" svg:y2="27.565cm" draw:start-shape="id59" draw:start-glue-point="7" draw:end-shape="id65" draw:end-glue-point="4" svg:d="M17202 21611h1952v5954" svg:viewBox="0 0 1953 5955">
          <text:p/>
        </draw:connector>
        <draw:custom-shape draw:style-name="gr72" draw:text-style-name="P4" xml:id="id66" draw:id="id66" draw:layer="layout" svg:width="4.677cm" svg:height="1cm" svg:x="13.726cm" svg:y="23.694cm">
          <draw:glue-point draw:id="4" svg:x="-1.787cm" svg:y="-5cm"/>
          <draw:glue-point draw:id="5" svg:x="-1.81cm" svg:y="4.77cm"/>
          <text:p text:style-name="P3"><text:span text:style-name="T2">Check hydrogen </text:span></text:p>
          <text:p text:style-name="P3"><text:span text:style-name="T2">orientation </text:span></text:p>
          <draw:enhanced-geometry svg:viewBox="0 0 21600 21600" draw:mirror-vertical="false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5" draw:layer="layout" draw:type="line" svg:x1="16.052cm" svg:y1="22.811cm" svg:x2="16.065cm" svg:y2="23.694cm" draw:start-shape="id59" draw:start-glue-point="6" draw:end-shape="id66" draw:end-glue-point="0" svg:d="M16052 22811l13 883" svg:viewBox="0 0 14 884">
          <text:p/>
        </draw:connector>
        <draw:custom-shape draw:style-name="gr73" draw:text-style-name="P4" xml:id="id67" draw:id="id67" draw:layer="layout" svg:width="4.677cm" svg:height="1cm" svg:x="13.752cm" svg:y="25.572cm">
          <draw:glue-point draw:id="4" svg:x="-1.787cm" svg:y="-5cm"/>
          <draw:glue-point draw:id="5" svg:x="-1.81cm" svg:y="4.77cm"/>
          <text:p text:style-name="P3"><text:span text:style-name="T2">Check for </text:span></text:p>
          <text:p text:style-name="P3"><text:span text:style-name="T2">atom overlap</text:span></text:p>
          <draw:enhanced-geometry svg:viewBox="0 0 21600 21600" draw:mirror-vertical="false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5" draw:layer="layout" draw:type="line" svg:x1="16.065cm" svg:y1="24.694cm" svg:x2="16.091cm" svg:y2="25.572cm" draw:start-shape="id66" draw:start-glue-point="2" draw:end-shape="id67" draw:end-glue-point="0" svg:d="M16065 24694l26 878" svg:viewBox="0 0 27 879">
          <text:p/>
        </draw:connector>
        <draw:connector draw:style-name="gr6" draw:text-style-name="P5" draw:layer="layout" draw:type="line" svg:x1="16.12cm" svg:y1="26.586cm" svg:x2="16.141cm" svg:y2="27.535cm" draw:end-shape="id65" draw:end-glue-point="0" svg:d="M16120 26586l21 949" svg:viewBox="0 0 22 950">
          <text:p/>
        </draw:connector>
        <draw:custom-shape draw:style-name="gr74" draw:text-style-name="P4" xml:id="id45" draw:id="id45" draw:layer="layout" svg:width="4.234cm" svg:height="1cm" svg:x="5.324cm" svg:y="8.587cm">
          <draw:glue-point draw:id="4" svg:x="1.794cm" svg:y="-5.05cm"/>
          <text:p text:style-name="P3"><text:span text:style-name="T2">Center AT fragment </text:span></text:p>
          <text:p text:style-name="P3"><text:span text:style-name="T2">on CG bea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5" draw:layer="layout" draw:type="line" svg:x1="7.441cm" svg:y1="9.587cm" svg:x2="7.439cm" svg:y2="10.492cm" draw:start-shape="id45" draw:start-glue-point="2" draw:end-shape="id51" draw:end-glue-point="0" svg:d="M7441 9587l-2 905" svg:viewBox="0 0 3 906">
          <text:p/>
        </draw:connector>
        <draw:custom-shape draw:style-name="gr75" draw:text-style-name="P4" xml:id="id48" draw:id="id48" draw:layer="layout" svg:width="5.449cm" svg:height="1cm" svg:x="13.08cm" svg:y="8.615cm">
          <draw:glue-point draw:id="4" svg:x="1.794cm" svg:y="-5.05cm"/>
          <text:p text:style-name="P3"><text:span text:style-name="T2">Center AT fragment group </text:span></text:p>
          <text:p text:style-name="P3"><text:span text:style-name="T2">on CG bead grou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5" draw:layer="layout" draw:type="line" svg:x1="15.804cm" svg:y1="9.615cm" svg:x2="15.809cm" svg:y2="10.478cm" draw:start-shape="id48" draw:start-glue-point="2" draw:end-shape="id54" draw:end-glue-point="0" svg:d="M15804 9615l5 863" svg:viewBox="0 0 6 864">
          <text:p/>
        </draw:connector>
      </draw:page>
      <draw:page draw:name="page4" draw:style-name="dp1" draw:master-page-name="Default">
        <draw:frame draw:style-name="gr28" draw:text-style-name="P11" draw:layer="layout" svg:width="9.1cm" svg:height="1.673cm" svg:x="6cm" svg:y="1.138cm">
          <draw:text-box>
            <text:p text:style-name="P1"><text:span text:style-name="T5">Protein Conversion (PROTEIN folder)</text:span></text:p>
          </draw:text-box>
        </draw:frame>
        <draw:custom-shape draw:style-name="gr76" draw:text-style-name="P4" xml:id="id68" draw:id="id68" draw:layer="layout" svg:width="3.33cm" svg:height="0.97cm" svg:x="7.928cm" svg:y="3.292cm">
          <text:p text:style-name="P3"><text:span text:style-name="T2">Read in user</text:span></text:p>
          <text:p text:style-name="P1"><text:span text:style-name="T2">atomisti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7" draw:text-style-name="P4" xml:id="id92" draw:id="id92" draw:layer="layout" svg:width="3.4cm" svg:height="1cm" svg:x="12.4cm" svg:y="8.964cm">
          <draw:glue-point draw:id="4" svg:x="-3.085cm" svg:y="4.85cm"/>
          <draw:glue-point draw:id="5" svg:x="-2.988cm" svg:y="-5.16cm"/>
          <text:p text:style-name="P3"><text:span text:style-name="T2">Finds S-S </text:span></text:p>
          <text:p text:style-name="P3"><text:span text:style-name="T2">bonds in us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8" draw:text-style-name="P4" xml:id="id70" draw:id="id70" draw:layer="layout" svg:width="4.5cm" svg:height="1cm" svg:x="7.352cm" svg:y="7.058cm">
          <draw:glue-point draw:id="4" svg:x="4.855cm" svg:y="-4.51cm"/>
          <text:p text:style-name="P3"><text:span text:style-name="T2">Aligns user and </text:span></text:p>
          <text:p text:style-name="P3"><text:span text:style-name="T2">CG protein chain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9" draw:text-style-name="P4" xml:id="id69" draw:id="id69" draw:layer="layout" svg:width="2.9cm" svg:height="1cm" svg:x="8.152cm" svg:y="5.162cm">
          <text:p text:style-name="P3"><text:span text:style-name="T2">Check user</text:span></text:p>
          <text:p text:style-name="P3"><text:span text:style-name="T2">sequen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0" draw:text-style-name="P4" xml:id="id75" draw:id="id75" draw:layer="layout" svg:width="3.99cm" svg:height="1cm" svg:x="2.85cm" svg:y="12.73cm">
          <text:p text:style-name="P3"><text:span text:style-name="T2">Apply rotations </text:span></text:p>
          <text:p text:style-name="P3"><text:span text:style-name="T2">to user chain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1" draw:text-style-name="P4" xml:id="id90" draw:id="id90" draw:layer="layout" svg:width="2.9cm" svg:height="1cm" svg:x="13.55cm" svg:y="4.284cm">
          <draw:glue-point draw:id="4" svg:x="-3.193cm" svg:y="4.99cm"/>
          <draw:glue-point draw:id="5" svg:x="3.362cm" svg:y="4.93cm"/>
          <text:p text:style-name="P3"><text:span text:style-name="T2">Convert CG</text:span></text:p>
          <text:p text:style-name="P3"><text:span text:style-name="T2">to atomisti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2" draw:text-style-name="P4" xml:id="id91" draw:id="id91" draw:layer="layout" svg:width="3.66cm" svg:height="1cm" svg:x="10.048cm" svg:y="10.832cm">
          <draw:glue-point draw:id="4" svg:x="3.213cm" svg:y="-4.99cm"/>
          <draw:glue-point draw:id="5" svg:x="-3.215cm" svg:y="-4.94cm"/>
          <draw:glue-point draw:id="6" svg:x="-2.59cm" svg:y="4.74cm"/>
          <text:p text:style-name="P3"><text:span text:style-name="T2">S-S bond</text:span></text:p>
          <text:p text:style-name="P3"><text:span text:style-name="T2">lis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3" draw:text-style-name="P4" xml:id="id86" draw:id="id86" draw:layer="layout" svg:width="3.51cm" svg:height="1cm" svg:x="14.806cm" svg:y="16.522cm">
          <text:p text:style-name="P3"><text:span text:style-name="T2">Write out de</text:span></text:p>
          <text:p text:style-name="P3"><text:span text:style-name="T2">novo chain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4" draw:text-style-name="P12" xml:id="id72" draw:id="id72" draw:layer="layout" svg:width="2.82cm" svg:height="1cm" svg:x="13.576cm" svg:y="2.4cm">
          <draw:glue-point draw:id="4" svg:x="-4.765cm" svg:y="4.68cm"/>
          <text:p text:style-name="P3"><text:span text:style-name="T3">Parsed CG</text:span></text:p>
          <text:p text:style-name="P3"><text:span text:style-name="T3">protei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5" draw:text-style-name="P4" xml:id="id73" draw:id="id73" draw:layer="layout" svg:width="3.4cm" svg:height="1cm" svg:x="3.14cm" svg:y="8.964cm">
          <draw:glue-point draw:id="4" svg:x="1.794cm" svg:y="-5.05cm"/>
          <text:p text:style-name="P3"><text:span text:style-name="T2">Center user </text:span></text:p>
          <text:p text:style-name="P3"><text:span text:style-name="T2">to C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6" draw:text-style-name="P4" xml:id="id74" draw:id="id74" draw:layer="layout" svg:width="5cm" svg:height="1cm" svg:x="2.35cm" svg:y="10.83cm">
          <text:p text:style-name="P3"><text:span text:style-name="T2">Find rotation</text:span></text:p>
          <text:p text:style-name="P3"><text:span text:style-name="T2">based on backbone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7" draw:text-style-name="P4" xml:id="id71" draw:id="id71" draw:layer="layout" svg:width="3.51cm" svg:height="1cm" svg:x="7.853cm" svg:y="8.963cm">
          <draw:glue-point draw:id="4" svg:x="3.116cm" svg:y="4.88cm"/>
          <text:p text:style-name="P3"><text:span text:style-name="T2">Finds S-S </text:span></text:p>
          <text:p text:style-name="P3"><text:span text:style-name="T2">bonds in us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8" draw:text-style-name="P4" xml:id="id79" draw:id="id79" draw:layer="layout" svg:width="3.51cm" svg:height="1cm" svg:x="3.132cm" svg:y="20.31cm">
          <text:p text:style-name="P3"><text:span text:style-name="T2">Write out</text:span></text:p>
          <text:p text:style-name="P3"><text:span text:style-name="T2"><text:s/></text:span><text:span text:style-name="T2">user chain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9" draw:text-style-name="P4" xml:id="id76" draw:id="id76" draw:layer="layout" svg:width="5cm" svg:height="1cm" svg:x="2.348cm" svg:y="14.63cm">
          <text:p text:style-name="P3"><text:span text:style-name="T2">Add in missing/PT</text:span></text:p>
          <text:p text:style-name="P3"><text:span text:style-name="T2"><text:s/></text:span><text:span text:style-name="T2">residues 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0" draw:text-style-name="P4" xml:id="id84" draw:id="id84" draw:layer="layout" svg:width="4.6cm" svg:height="1cm" svg:x="14.274cm" svg:y="18.418cm">
          <text:p text:style-name="P3"><text:span text:style-name="T2">Minimise individual</text:span></text:p>
          <text:p text:style-name="P3"><text:span text:style-name="T2">de novo chain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1" draw:text-style-name="P4" xml:id="id85" draw:id="id85" draw:layer="layout" svg:width="5.33cm" svg:height="1cm" svg:x="13.9cm" svg:y="20.314cm">
          <text:p text:style-name="P3"><text:span text:style-name="T2">Merge de novo</text:span></text:p>
          <text:p text:style-name="P3"><text:span text:style-name="T2">chains and fix chiralit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2" draw:text-style-name="P4" xml:id="id93" draw:id="id93" draw:layer="layout" svg:width="7.694cm" svg:height="1.85cm" svg:x="12.171cm" svg:y="22.834cm">
          <draw:glue-point draw:id="4" svg:x="-4.861cm" svg:y="4.65cm"/>
          <text:p text:style-name="P3"><text:span text:style-name="T2">Write out minimised </text:span></text:p>
          <text:p text:style-name="P3"><text:span text:style-name="T2">de novo chains</text:span></text:p>
          <text:p text:style-name="P3"><text:span text:style-name="T2">file: PROTEIN_de_novo_merged.pd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3" draw:text-style-name="P4" xml:id="id80" draw:id="id80" draw:layer="layout" svg:width="3.1cm" svg:height="1cm" svg:x="3.342cm" svg:y="22.2cm">
          <text:p text:style-name="P3"><text:span text:style-name="T2">Merge user</text:span></text:p>
          <text:p text:style-name="P3"><text:span text:style-name="T2">chain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4" draw:text-style-name="P4" xml:id="id81" draw:id="id81" draw:layer="layout" svg:width="7.408cm" svg:height="1.85cm" svg:x="1.19cm" svg:y="24.096cm">
          <text:p text:style-name="P3"><text:span text:style-name="T2">Write out aligned</text:span></text:p>
          <text:p text:style-name="P3"><text:span text:style-name="T2">merged user chains</text:span></text:p>
          <text:p text:style-name="P3"><text:span text:style-name="T2">file: PROTEIN_aligned_merged.pd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5" draw:text-style-name="P4" xml:id="id82" draw:id="id82" draw:layer="layout" svg:width="3.4cm" svg:height="1cm" svg:x="8.837cm" svg:y="25.724cm">
          <draw:glue-point draw:id="4" svg:x="4.855cm" svg:y="-4.41cm"/>
          <text:p text:style-name="P3"><text:span text:style-name="T2">Steer aligned </text:span></text:p>
          <text:p text:style-name="P3"><text:span text:style-name="T2">to de novo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6" draw:text-style-name="P4" xml:id="id83" draw:id="id83" draw:layer="layout" svg:width="7.692cm" svg:height="1.103cm" svg:x="6.698cm" svg:y="27.49cm">
          <text:p text:style-name="P3"><text:span text:style-name="T2">Write out steered</text:span></text:p>
          <text:p text:style-name="P3"><text:span text:style-name="T2">file: PROTEIN_steered_merged.pdb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7" draw:text-style-name="P4" xml:id="id77" draw:id="id77" draw:layer="layout" svg:width="3.51cm" svg:height="1cm" svg:x="3.112cm" svg:y="16.52cm">
          <text:p text:style-name="P3"><text:span text:style-name="T2">Correct S-S</text:span></text:p>
          <text:p text:style-name="P3"><text:span text:style-name="T2">bond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8" draw:text-style-name="P4" xml:id="id88" draw:id="id88" draw:layer="layout" svg:width="4.29cm" svg:height="1cm" svg:x="14.408cm" svg:y="12.73cm">
          <text:p text:style-name="P3"><text:span text:style-name="T2">Correct backbone</text:span></text:p>
          <text:p text:style-name="P3"><text:span text:style-name="T2">carbonyl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9" draw:text-style-name="P4" xml:id="id87" draw:id="id87" draw:layer="layout" svg:width="4.29cm" svg:height="1cm" svg:x="14.406cm" svg:y="14.626cm">
          <text:p text:style-name="P3"><text:span text:style-name="T2">Check for atom </text:span></text:p>
          <text:p text:style-name="P3"><text:span text:style-name="T2">overlap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0" draw:text-style-name="P4" xml:id="id78" draw:id="id78" draw:layer="layout" svg:width="4.29cm" svg:height="1cm" svg:x="2.722cm" svg:y="18.42cm">
          <text:p text:style-name="P3"><text:span text:style-name="T2">Check for atom </text:span></text:p>
          <text:p text:style-name="P3"><text:span text:style-name="T2">overlap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1" draw:text-style-name="P4" xml:id="id89" draw:id="id89" draw:layer="layout" svg:width="3.51cm" svg:height="1cm" svg:x="14.8cm" svg:y="10.834cm">
          <draw:glue-point draw:id="4" svg:x="-1.578cm" svg:y="-5cm"/>
          <text:p text:style-name="P3"><text:span text:style-name="T2">Correct S-S</text:span></text:p>
          <text:p text:style-name="P3"><text:span text:style-name="T2">bond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5" draw:layer="layout" draw:type="line" svg:x1="9.593cm" svg:y1="4.262cm" svg:x2="9.602cm" svg:y2="5.162cm" draw:start-shape="id68" draw:start-glue-point="2" draw:end-shape="id69" draw:end-glue-point="0" svg:d="M9593 4262l9 900" svg:viewBox="0 0 10 901">
          <text:p/>
        </draw:connector>
        <draw:connector draw:style-name="gr6" draw:text-style-name="P5" draw:layer="layout" draw:type="line" svg:x1="9.602cm" svg:y1="6.162cm" svg:x2="9.602cm" svg:y2="7.058cm" draw:start-shape="id69" draw:start-glue-point="2" draw:end-shape="id70" draw:end-glue-point="0" svg:d="M9602 6162v896" svg:viewBox="0 0 1 897">
          <text:p/>
        </draw:connector>
        <draw:connector draw:style-name="gr6" draw:text-style-name="P5" draw:layer="layout" draw:type="line" svg:x1="9.602cm" svg:y1="8.058cm" svg:x2="9.608cm" svg:y2="8.963cm" draw:start-shape="id70" draw:start-glue-point="2" draw:end-shape="id71" draw:end-glue-point="0" svg:d="M9602 8058l6 905" svg:viewBox="0 0 7 906">
          <text:p/>
        </draw:connector>
        <draw:connector draw:style-name="gr6" draw:text-style-name="P5" draw:layer="layout" svg:x1="13.576cm" svg:y1="2.9cm" svg:x2="4.84cm" svg:y2="8.964cm" draw:start-shape="id72" draw:start-glue-point="3" draw:end-shape="id73" draw:end-glue-point="0" svg:d="M13576 2900h-8736v6064" svg:viewBox="0 0 8737 6065">
          <text:p/>
        </draw:connector>
        <draw:connector draw:style-name="gr6" draw:text-style-name="P5" draw:layer="layout" draw:type="line" svg:x1="4.84cm" svg:y1="9.964cm" svg:x2="4.85cm" svg:y2="10.83cm" draw:start-shape="id73" draw:start-glue-point="2" draw:end-shape="id74" draw:end-glue-point="0" svg:d="M4840 9964l10 866" svg:viewBox="0 0 11 867">
          <text:p/>
        </draw:connector>
        <draw:connector draw:style-name="gr6" draw:text-style-name="P5" draw:layer="layout" draw:type="line" svg:x1="4.85cm" svg:y1="11.83cm" svg:x2="4.845cm" svg:y2="12.73cm" draw:start-shape="id74" draw:start-glue-point="2" draw:end-shape="id75" draw:end-glue-point="0" svg:d="M4850 11830l-5 900" svg:viewBox="0 0 6 901">
          <text:p/>
        </draw:connector>
        <draw:connector draw:style-name="gr6" draw:text-style-name="P5" draw:layer="layout" draw:type="line" svg:x1="4.845cm" svg:y1="13.73cm" svg:x2="4.848cm" svg:y2="14.63cm" draw:start-shape="id75" draw:start-glue-point="2" draw:end-shape="id76" draw:end-glue-point="0" svg:d="M4845 13730l3 900" svg:viewBox="0 0 4 901">
          <text:p/>
        </draw:connector>
        <draw:connector draw:style-name="gr6" draw:text-style-name="P5" draw:layer="layout" draw:type="line" svg:x1="4.848cm" svg:y1="15.63cm" svg:x2="4.867cm" svg:y2="16.52cm" draw:start-shape="id76" draw:start-glue-point="2" draw:end-shape="id77" draw:end-glue-point="0" svg:d="M4848 15630l19 890" svg:viewBox="0 0 20 891">
          <text:p/>
        </draw:connector>
        <draw:connector draw:style-name="gr6" draw:text-style-name="P5" draw:layer="layout" draw:type="line" svg:x1="4.867cm" svg:y1="17.52cm" svg:x2="4.867cm" svg:y2="18.42cm" draw:start-shape="id77" draw:start-glue-point="2" draw:end-shape="id78" draw:end-glue-point="0" svg:d="M4867 17520v900" svg:viewBox="0 0 1 901">
          <text:p/>
        </draw:connector>
        <draw:connector draw:style-name="gr6" draw:text-style-name="P5" draw:layer="layout" draw:type="line" svg:x1="4.867cm" svg:y1="19.42cm" svg:x2="4.887cm" svg:y2="20.31cm" draw:start-shape="id78" draw:start-glue-point="2" draw:end-shape="id79" draw:end-glue-point="0" svg:d="M4867 19420l20 890" svg:viewBox="0 0 21 891">
          <text:p/>
        </draw:connector>
        <draw:connector draw:style-name="gr6" draw:text-style-name="P5" draw:layer="layout" draw:type="line" svg:x1="4.887cm" svg:y1="21.31cm" svg:x2="4.892cm" svg:y2="22.2cm" draw:start-shape="id79" draw:start-glue-point="2" draw:end-shape="id80" draw:end-glue-point="0" svg:d="M4887 21310l5 890" svg:viewBox="0 0 6 891">
          <text:p/>
        </draw:connector>
        <draw:connector draw:style-name="gr6" draw:text-style-name="P5" draw:layer="layout" draw:type="line" svg:x1="4.892cm" svg:y1="23.2cm" svg:x2="4.894cm" svg:y2="24.096cm" draw:start-shape="id80" draw:start-glue-point="2" draw:end-shape="id81" draw:end-glue-point="0" svg:d="M4892 23200l2 896" svg:viewBox="0 0 3 897">
          <text:p/>
        </draw:connector>
        <draw:connector draw:style-name="gr6" draw:text-style-name="P5" draw:layer="layout" draw:type="line" svg:x1="10.537cm" svg:y1="26.724cm" svg:x2="10.544cm" svg:y2="27.49cm" draw:start-shape="id82" draw:start-glue-point="2" draw:end-shape="id83" draw:end-glue-point="0" svg:d="M10537 26724l7 766" svg:viewBox="0 0 8 767">
          <text:p/>
        </draw:connector>
        <draw:connector draw:style-name="gr6" draw:text-style-name="P5" draw:layer="layout" draw:type="line" svg:x1="16.574cm" svg:y1="19.418cm" svg:x2="16.565cm" svg:y2="20.314cm" draw:start-shape="id84" draw:start-glue-point="2" draw:end-shape="id85" draw:end-glue-point="0" svg:d="M16574 19418l-9 896" svg:viewBox="0 0 10 897">
          <text:p/>
        </draw:connector>
        <draw:connector draw:style-name="gr6" draw:text-style-name="P5" draw:layer="layout" draw:type="line" svg:x1="16.561cm" svg:y1="17.522cm" svg:x2="16.574cm" svg:y2="18.418cm" draw:start-shape="id86" draw:start-glue-point="2" draw:end-shape="id84" draw:end-glue-point="0" svg:d="M16561 17522l13 896" svg:viewBox="0 0 14 897">
          <text:p/>
        </draw:connector>
        <draw:connector draw:style-name="gr6" draw:text-style-name="P5" draw:layer="layout" draw:type="line" svg:x1="16.551cm" svg:y1="15.626cm" svg:x2="16.561cm" svg:y2="16.522cm" draw:start-shape="id87" draw:start-glue-point="2" draw:end-shape="id86" draw:end-glue-point="0" svg:d="M16551 15626l10 896" svg:viewBox="0 0 11 897">
          <text:p/>
        </draw:connector>
        <draw:connector draw:style-name="gr6" draw:text-style-name="P5" draw:layer="layout" draw:type="line" svg:x1="16.553cm" svg:y1="13.73cm" svg:x2="16.551cm" svg:y2="14.626cm" draw:start-shape="id88" draw:start-glue-point="2" draw:end-shape="id87" draw:end-glue-point="0" svg:d="M16553 13730l-2 896" svg:viewBox="0 0 3 897">
          <text:p/>
        </draw:connector>
        <draw:connector draw:style-name="gr6" draw:text-style-name="P5" draw:layer="layout" draw:type="line" svg:x1="16.555cm" svg:y1="11.834cm" svg:x2="16.553cm" svg:y2="12.73cm" draw:start-shape="id89" draw:start-glue-point="2" draw:end-shape="id88" draw:end-glue-point="0" svg:d="M16555 11834l-2 896" svg:viewBox="0 0 3 897">
          <text:p/>
        </draw:connector>
        <draw:connector draw:style-name="gr6" draw:text-style-name="P5" draw:layer="layout" draw:type="line" svg:x1="14.406cm" svg:y1="15.126cm" svg:x2="7.348cm" svg:y2="15.13cm" draw:start-shape="id87" draw:start-glue-point="3" draw:end-shape="id76" draw:end-glue-point="1" svg:d="M14406 15126l-7058 4" svg:viewBox="0 0 7059 5">
          <text:p/>
        </draw:connector>
        <draw:connector draw:style-name="gr6" draw:text-style-name="P5" draw:layer="layout" draw:type="line" svg:x1="14.986cm" svg:y1="3.4cm" svg:x2="15cm" svg:y2="4.284cm" draw:start-shape="id72" draw:start-glue-point="2" draw:end-shape="id90" draw:end-glue-point="0" svg:d="M14986 3400l14 884" svg:viewBox="0 0 15 885">
          <text:p/>
        </draw:connector>
        <draw:connector draw:style-name="gr6" draw:text-style-name="P5" draw:layer="layout" draw:type="line" svg:x1="13.708cm" svg:y1="11.332cm" svg:x2="14.8cm" svg:y2="11.334cm" draw:start-shape="id91" draw:start-glue-point="1" draw:end-shape="id89" draw:end-glue-point="3" svg:d="M13708 11332l1092 2" svg:viewBox="0 0 1093 3">
          <text:p/>
        </draw:connector>
        <draw:connector draw:style-name="gr6" draw:text-style-name="P5" draw:layer="layout" svg:x1="11.878cm" svg:y1="11.832cm" svg:x2="6.622cm" svg:y2="17.02cm" draw:start-shape="id91" draw:start-glue-point="2" draw:end-shape="id77" draw:end-glue-point="1" svg:d="M11878 11832v5188h-5256" svg:viewBox="0 0 5257 5189">
          <text:p/>
        </draw:connector>
        <draw:connector draw:style-name="gr6" draw:text-style-name="P5" draw:layer="layout" svg:x1="7.352cm" svg:y1="7.558cm" svg:x2="5.449cm" svg:y2="8.964cm" draw:start-shape="id70" draw:start-glue-point="3" draw:end-shape="id73" draw:end-glue-point="4" svg:d="M7352 7558h-1903v1406" svg:viewBox="0 0 1904 1407">
          <text:p/>
        </draw:connector>
        <draw:connector draw:style-name="gr6" draw:text-style-name="P5" draw:layer="layout" draw:type="line" svg:x1="14.075cm" svg:y1="5.283cm" svg:x2="14.1cm" svg:y2="8.964cm" draw:start-shape="id90" draw:start-glue-point="4" draw:end-shape="id92" draw:end-glue-point="0" svg:d="M14075 5283l25 3681" svg:viewBox="0 0 26 3682">
          <text:p/>
        </draw:connector>
        <draw:connector draw:style-name="gr6" draw:text-style-name="P5" draw:layer="layout" draw:type="line" svg:x1="15.974cm" svg:y1="5.277cm" svg:x2="16.002cm" svg:y2="10.834cm" draw:start-shape="id90" draw:start-glue-point="5" draw:end-shape="id89" draw:end-glue-point="4" svg:d="M15974 5277l28 5557" svg:viewBox="0 0 29 5558">
          <text:p/>
        </draw:connector>
        <draw:connector draw:style-name="gr6" draw:text-style-name="P5" draw:layer="layout" draw:type="line" svg:x1="13.643cm" svg:y1="3.368cm" svg:x2="11.786cm" svg:y2="7.107cm" draw:start-shape="id72" draw:start-glue-point="4" draw:end-shape="id70" draw:end-glue-point="4" svg:d="M13643 3368l-1857 3739" svg:viewBox="0 0 1858 3740">
          <text:p/>
        </draw:connector>
        <draw:connector draw:style-name="gr6" draw:text-style-name="P5" draw:layer="layout" draw:type="line" svg:x1="10.701cm" svg:y1="9.951cm" svg:x2="10.702cm" svg:y2="10.838cm" draw:start-shape="id71" draw:start-glue-point="4" draw:end-shape="id91" draw:end-glue-point="5" svg:d="M10701 9951l1 887" svg:viewBox="0 0 2 888">
          <text:p/>
        </draw:connector>
        <draw:connector draw:style-name="gr6" draw:text-style-name="P5" draw:layer="layout" draw:type="line" svg:x1="13.052cm" svg:y1="9.949cm" svg:x2="13.053cm" svg:y2="10.833cm" draw:start-shape="id92" draw:start-glue-point="4" draw:end-shape="id91" draw:end-glue-point="4" svg:d="M13052 9949l1 884" svg:viewBox="0 0 2 885">
          <text:p/>
        </draw:connector>
        <draw:custom-shape draw:style-name="gr23" draw:text-style-name="P8" draw:layer="layout" svg:width="0.773cm" svg:height="0.565cm" svg:x="16.858cm" svg:y="4.789cm">
          <text:p/>
          <draw:enhanced-geometry svg:viewBox="0 0 21600 21600" draw:type="rectangle" draw:enhanced-path="M 0 0 L 21600 0 21600 21600 0 21600 0 0 Z N"/>
        </draw:custom-shape>
        <draw:frame draw:style-name="gr24" draw:text-style-name="P7" draw:layer="layout" svg:width="2.266cm" svg:height="0.763cm" svg:x="17.654cm" svg:y="3.234cm">
          <draw:text-box>
            <text:p><text:span text:style-name="T3">Input</text:span></text:p>
          </draw:text-box>
        </draw:frame>
        <draw:custom-shape draw:style-name="gr25" draw:text-style-name="P9" draw:layer="layout" svg:width="0.773cm" svg:height="0.565cm" svg:x="16.848cm" svg:y="3.32cm">
          <text:p/>
          <draw:enhanced-geometry svg:viewBox="0 0 21600 21600" draw:type="rectangle" draw:enhanced-path="M 0 0 L 21600 0 21600 21600 0 21600 0 0 Z N"/>
        </draw:custom-shape>
        <draw:frame draw:style-name="gr24" draw:text-style-name="P7" draw:layer="layout" svg:width="2.266cm" svg:height="0.763cm" svg:x="17.671cm" svg:y="4.705cm">
          <draw:text-box>
            <text:p><text:span text:style-name="T3">Output</text:span></text:p>
          </draw:text-box>
        </draw:frame>
        <draw:custom-shape draw:style-name="gr26" draw:text-style-name="P10" draw:layer="layout" svg:width="0.773cm" svg:height="0.565cm" svg:x="16.858cm" svg:y="4.06cm">
          <text:p/>
          <draw:enhanced-geometry svg:viewBox="0 0 21600 21600" draw:type="rectangle" draw:enhanced-path="M 0 0 L 21600 0 21600 21600 0 21600 0 0 Z N"/>
        </draw:custom-shape>
        <draw:frame draw:style-name="gr24" draw:text-style-name="P7" draw:layer="layout" svg:width="2.266cm" svg:height="0.763cm" svg:x="17.667cm" svg:y="3.962cm">
          <draw:text-box>
            <text:p><text:span text:style-name="T3">Process</text:span></text:p>
          </draw:text-box>
        </draw:frame>
        <draw:connector draw:style-name="gr6" draw:text-style-name="P5" draw:layer="layout" svg:x1="8.598cm" svg:y1="25.021cm" svg:x2="10.537cm" svg:y2="25.724cm" draw:start-shape="id81" draw:start-glue-point="1" draw:end-shape="id82" draw:end-glue-point="0" svg:d="M8598 25021h1939v703" svg:viewBox="0 0 1940 704">
          <text:p/>
        </draw:connector>
        <draw:connector draw:style-name="gr6" draw:text-style-name="P5" draw:layer="layout" svg:x1="12.171cm" svg:y1="23.759cm" svg:x2="10.537cm" svg:y2="25.724cm" draw:start-shape="id93" draw:start-glue-point="3" draw:end-shape="id82" draw:end-glue-point="0" svg:d="M12171 23759h-1634v1965" svg:viewBox="0 0 1635 1966">
          <text:p/>
        </draw:connector>
        <draw:connector draw:style-name="gr6" draw:text-style-name="P5" draw:layer="layout" svg:x1="16.565cm" svg:y1="21.314cm" svg:x2="16.018cm" svg:y2="22.834cm" draw:start-shape="id85" draw:start-glue-point="2" draw:end-shape="id93" draw:end-glue-point="0" svg:d="M16565 21314v761h-547v759" svg:viewBox="0 0 548 1521">
          <text:p/>
        </draw:connector>
      </draw:page>
      <draw:page draw:name="page5" draw:style-name="dp1" draw:master-page-name="Default">
        <draw:frame draw:style-name="gr102" draw:text-style-name="P11" draw:layer="layout" svg:width="10.422cm" svg:height="2.384cm" svg:x="5.3cm" svg:y="1.1cm">
          <draw:text-box>
            <text:p text:style-name="P1"><text:span text:style-name="T5">Non-Protein Conversion</text:span></text:p>
            <text:p text:style-name="P1"><text:span text:style-name="T5">(POPG, POPE, SOL etc folders)</text:span></text:p>
          </draw:text-box>
        </draw:frame>
        <draw:custom-shape draw:style-name="gr103" draw:text-style-name="P4" xml:id="id95" draw:id="id95" draw:layer="layout" svg:width="2.901cm" svg:height="1cm" svg:x="7.065cm" svg:y="6.8cm">
          <draw:glue-point draw:id="4" svg:x="-2.699cm" svg:y="-4.96cm"/>
          <draw:glue-point draw:id="5" svg:x="-1.351cm" svg:y="-4.96cm"/>
          <draw:glue-point draw:id="6" svg:x="1.289cm" svg:y="-5.02cm"/>
          <draw:glue-point draw:id="7" svg:x="2.637cm" svg:y="-4.99cm"/>
          <text:p text:style-name="P3"><text:span text:style-name="T2">Convert CG</text:span></text:p>
          <text:p text:style-name="P3"><text:span text:style-name="T2">to atomisti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4" draw:text-style-name="P12" xml:id="id94" draw:id="id94" draw:layer="layout" svg:width="2.79cm" svg:height="1cm" svg:x="7.1cm" svg:y="4.8cm">
          <draw:glue-point draw:id="4" svg:x="-2.734cm" svg:y="5cm"/>
          <draw:glue-point draw:id="5" svg:x="-1.354cm" svg:y="4.91cm"/>
          <draw:glue-point draw:id="6" svg:x="1.401cm" svg:y="4.97cm"/>
          <draw:glue-point draw:id="7" svg:x="2.835cm" svg:y="4.94cm"/>
          <text:p text:style-name="P3"><text:span text:style-name="T3">Parsed CG</text:span></text:p>
          <text:p text:style-name="P3"><text:span text:style-name="T3">non-protei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5" draw:text-style-name="P6" draw:layer="layout" svg:x1="8.878cm" svg:y1="5.93cm" svg:x2="8.878cm" svg:y2="5.93cm">
          <text:p/>
        </draw:line>
        <draw:custom-shape draw:style-name="gr106" draw:text-style-name="P4" xml:id="id98" draw:id="id98" draw:layer="layout" svg:width="4.6cm" svg:height="1cm" svg:x="6.233cm" svg:y="14.271cm">
          <text:p text:style-name="P3"><text:span text:style-name="T2">Minimise individual</text:span></text:p>
          <text:p text:style-name="P3"><text:span text:style-name="T2">residu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7" draw:text-style-name="P4" xml:id="id100" draw:id="id100" draw:layer="layout" svg:width="3.99cm" svg:height="1cm" svg:x="6.543cm" svg:y="18.171cm">
          <text:p text:style-name="P3"><text:span text:style-name="T2">Merge indivdual </text:span></text:p>
          <text:p text:style-name="P3"><text:span text:style-name="T2">residu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5" draw:text-style-name="P6" xml:id="id96" draw:id="id96" draw:layer="layout" svg:x1="8.5cm" svg:y1="5.8cm" svg:x2="8.5cm" svg:y2="5.8cm">
          <text:p/>
        </draw:line>
        <draw:line draw:style-name="gr105" draw:text-style-name="P6" draw:layer="layout" svg:x1="8.122cm" svg:y1="5.67cm" svg:x2="8.122cm" svg:y2="5.67cm">
          <text:p/>
        </draw:line>
        <draw:line draw:style-name="gr105" draw:text-style-name="P6" draw:layer="layout" svg:x1="7.744cm" svg:y1="5.539cm" svg:x2="7.744cm" svg:y2="5.539cm">
          <text:p/>
        </draw:line>
        <draw:line draw:style-name="gr105" draw:text-style-name="P6" draw:layer="layout" svg:x1="9.256cm" svg:y1="6.061cm" svg:x2="9.256cm" svg:y2="6.061cm">
          <text:p/>
        </draw:line>
        <draw:frame draw:style-name="gr1" draw:text-style-name="P13" draw:layer="layout" svg:width="4.6cm" svg:height="1.5cm" svg:x="9.942cm" svg:y="5.635cm">
          <draw:text-box>
            <text:p><text:span text:style-name="T3">Paralised across mulitple cores </text:span></text:p>
          </draw:text-box>
        </draw:frame>
        <draw:custom-shape draw:style-name="gr108" draw:text-style-name="P4" xml:id="id102" draw:id="id102" draw:layer="layout" svg:width="4.6cm" svg:height="1.847cm" svg:x="6.233cm" svg:y="22.171cm">
          <text:p text:style-name="P3"><text:span text:style-name="T2">Minimise merged</text:span></text:p>
          <text:p text:style-name="P3"><text:span text:style-name="T2">Residues</text:span></text:p>
          <text:p text:style-name="P3"><text:span text:style-name="T2">file: XX_merged.pd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6" draw:text-style-name="P6" xml:id="id103" draw:id="id103" draw:layer="layout" svg:width="2.3cm" svg:height="2.4cm" svg:x="7.373cm" svg:y="8.854cm">
          <text:p text:style-name="P1"><text:span text:style-name="T2">Solvent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" draw:text-style-name="P13" draw:layer="layout" svg:width="4.6cm" svg:height="1.5cm" svg:x="12.497cm" svg:y="13.13cm">
          <draw:text-box>
            <text:p><text:span text:style-name="T3">Repeat for each</text:span></text:p>
            <text:p><text:span text:style-name="T3">residue type. </text:span></text:p>
          </draw:text-box>
        </draw:frame>
        <draw:custom-shape draw:style-name="gr109" draw:text-style-name="P4" xml:id="id97" draw:id="id97" draw:layer="layout" svg:width="4.6cm" svg:height="1cm" svg:x="6.233cm" svg:y="12.271cm">
          <text:p text:style-name="P3"><text:span text:style-name="T2">Check for </text:span></text:p>
          <text:p text:style-name="P3"><text:span text:style-name="T2">atom overla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0" draw:text-style-name="P4" xml:id="id99" draw:id="id99" draw:layer="layout" svg:width="4.6cm" svg:height="1cm" svg:x="6.233cm" svg:y="16.271cm">
          <text:p text:style-name="P3"><text:span text:style-name="T2">Check chiralit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1" draw:text-style-name="P4" xml:id="id101" draw:id="id101" draw:layer="layout" svg:width="4.6cm" svg:height="1cm" svg:x="6.233cm" svg:y="20.171cm">
          <text:p text:style-name="P3"><text:span text:style-name="T2">Check for </text:span></text:p>
          <text:p text:style-name="P3"><text:span text:style-name="T2">atom overla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5" draw:layer="layout" draw:type="line" svg:x1="7.733cm" svg:y1="5.8cm" svg:x2="7.733cm" svg:y2="6.804cm" draw:start-shape="id94" draw:start-glue-point="4" draw:end-shape="id95" draw:end-glue-point="4" svg:d="M7733 5800v1004" svg:viewBox="0 0 1 1005">
          <text:p/>
        </draw:connector>
        <draw:connector draw:style-name="gr6" draw:text-style-name="P5" draw:layer="layout" draw:type="line" svg:x1="8.118cm" svg:y1="5.791cm" svg:x2="8.124cm" svg:y2="6.804cm" draw:start-shape="id94" draw:start-glue-point="5" draw:end-shape="id95" draw:end-glue-point="5" svg:d="M8118 5791l6 1013" svg:viewBox="0 0 7 1014">
          <text:p/>
        </draw:connector>
        <draw:connector draw:style-name="gr6" draw:text-style-name="P5" draw:layer="layout" draw:type="line" svg:x1="8.5cm" svg:y1="5.8cm" svg:x2="8.515cm" svg:y2="6.8cm" draw:start-shape="id96" draw:start-glue-point="0" draw:end-shape="id95" draw:end-glue-point="0" svg:d="M8500 5800l15 1000" svg:viewBox="0 0 16 1001">
          <text:p/>
        </draw:connector>
        <draw:connector draw:style-name="gr6" draw:text-style-name="P5" draw:layer="layout" draw:type="line" svg:x1="8.885cm" svg:y1="5.797cm" svg:x2="8.888cm" svg:y2="6.8cm" draw:start-shape="id94" draw:start-glue-point="6" draw:end-shape="id95" draw:end-glue-point="6" svg:d="M8885 5797l3 1003" svg:viewBox="0 0 4 1004">
          <text:p/>
        </draw:connector>
        <draw:connector draw:style-name="gr6" draw:text-style-name="P5" draw:layer="layout" draw:type="line" svg:x1="9.285cm" svg:y1="5.794cm" svg:x2="9.279cm" svg:y2="6.801cm" draw:start-shape="id94" draw:start-glue-point="7" draw:end-shape="id95" draw:end-glue-point="7" svg:d="M9285 5794l-6 1007" svg:viewBox="0 0 7 1008">
          <text:p/>
        </draw:connector>
        <draw:connector draw:style-name="gr6" draw:text-style-name="P5" draw:layer="layout" draw:type="line" svg:x1="8.533cm" svg:y1="13.271cm" svg:x2="8.533cm" svg:y2="14.271cm" draw:start-shape="id97" draw:start-glue-point="2" draw:end-shape="id98" draw:end-glue-point="0" svg:d="M8533 13271v1000" svg:viewBox="0 0 1 1001">
          <text:p/>
        </draw:connector>
        <draw:connector draw:style-name="gr6" draw:text-style-name="P5" draw:layer="layout" draw:type="line" svg:x1="8.533cm" svg:y1="15.271cm" svg:x2="8.533cm" svg:y2="16.271cm" draw:start-shape="id98" draw:start-glue-point="2" draw:end-shape="id99" draw:end-glue-point="0" svg:d="M8533 15271v1000" svg:viewBox="0 0 1 1001">
          <text:p/>
        </draw:connector>
        <draw:connector draw:style-name="gr6" draw:text-style-name="P5" draw:layer="layout" draw:type="line" svg:x1="8.533cm" svg:y1="17.271cm" svg:x2="8.538cm" svg:y2="18.171cm" draw:start-shape="id99" draw:start-glue-point="2" draw:end-shape="id100" draw:end-glue-point="0" svg:d="M8533 17271l5 900" svg:viewBox="0 0 6 901">
          <text:p/>
        </draw:connector>
        <draw:connector draw:style-name="gr6" draw:text-style-name="P5" draw:layer="layout" draw:type="line" svg:x1="8.538cm" svg:y1="19.171cm" svg:x2="8.533cm" svg:y2="20.171cm" draw:start-shape="id100" draw:start-glue-point="2" draw:end-shape="id101" draw:end-glue-point="0" svg:d="M8538 19171l-5 1000" svg:viewBox="0 0 6 1001">
          <text:p/>
        </draw:connector>
        <draw:connector draw:style-name="gr6" draw:text-style-name="P5" draw:layer="layout" draw:type="line" svg:x1="8.533cm" svg:y1="21.171cm" svg:x2="8.533cm" svg:y2="22.171cm" draw:start-shape="id101" draw:start-glue-point="2" draw:end-shape="id102" draw:end-glue-point="0" svg:d="M8533 21171v1000" svg:viewBox="0 0 1 1001">
          <text:p/>
        </draw:connector>
        <draw:connector draw:style-name="gr6" draw:text-style-name="P5" draw:layer="layout" draw:line-skew="0.896cm" svg:x1="10.833cm" svg:y1="23.094cm" svg:x2="10.833cm" svg:y2="12.771cm" draw:start-shape="id102" draw:start-glue-point="1" draw:end-shape="id97" draw:end-glue-point="1" svg:d="M10833 23094h1424v-10323h-1424" svg:viewBox="0 0 1425 10324">
          <text:p/>
        </draw:connector>
        <draw:connector draw:style-name="gr6" draw:text-style-name="P5" draw:layer="layout" draw:type="line" svg:x1="8.515cm" svg:y1="7.8cm" svg:x2="8.523cm" svg:y2="8.854cm" draw:start-shape="id95" draw:start-glue-point="2" draw:end-shape="id103" draw:end-glue-point="4" svg:d="M8515 7800l8 1054" svg:viewBox="0 0 9 1055">
          <text:p/>
        </draw:connector>
        <draw:connector draw:style-name="gr6" draw:text-style-name="P5" draw:layer="layout" draw:type="line" svg:x1="8.523cm" svg:y1="11.254cm" svg:x2="8.533cm" svg:y2="12.271cm" draw:start-shape="id103" draw:start-glue-point="6" draw:end-shape="id97" svg:d="M8523 11254l10 1017" svg:viewBox="0 0 11 1018">
          <text:p/>
        </draw:connector>
        <draw:connector draw:style-name="gr6" draw:text-style-name="P5" draw:layer="layout" draw:line-skew="-0.595cm" svg:x1="7.373cm" svg:y1="10.054cm" svg:x2="6.233cm" svg:y2="23.094cm" draw:start-shape="id103" draw:start-glue-point="5" draw:end-shape="id102" draw:end-glue-point="3" svg:d="M7373 10054h-2262v13040h1122" svg:viewBox="0 0 2263 13041">
          <text:p/>
        </draw:connector>
        <draw:frame draw:style-name="gr54" draw:text-style-name="P7" draw:layer="layout" svg:width="1.086cm" svg:height="0.764cm" svg:x="8.6cm" svg:y="11.271cm">
          <draw:text-box>
            <text:p><text:span text:style-name="T3">No</text:span></text:p>
          </draw:text-box>
        </draw:frame>
        <draw:frame draw:style-name="gr13" draw:text-style-name="P7" draw:layer="layout" svg:width="1.261cm" svg:height="1.275cm" svg:x="6.282cm" svg:y="9.339cm">
          <draw:text-box>
            <text:p><text:span text:style-name="T3">Yes</text:span></text:p>
          </draw:text-box>
        </draw:frame>
        <draw:custom-shape draw:style-name="gr23" draw:text-style-name="P8" draw:layer="layout" svg:width="0.773cm" svg:height="0.565cm" svg:x="16.479cm" svg:y="4.799cm">
          <text:p/>
          <draw:enhanced-geometry svg:viewBox="0 0 21600 21600" draw:type="rectangle" draw:enhanced-path="M 0 0 L 21600 0 21600 21600 0 21600 0 0 Z N"/>
        </draw:custom-shape>
        <draw:frame draw:style-name="gr24" draw:text-style-name="P7" draw:layer="layout" svg:width="2.266cm" svg:height="0.763cm" svg:x="17.275cm" svg:y="3.244cm">
          <draw:text-box>
            <text:p><text:span text:style-name="T3">Input</text:span></text:p>
          </draw:text-box>
        </draw:frame>
        <draw:custom-shape draw:style-name="gr25" draw:text-style-name="P9" draw:layer="layout" svg:width="0.773cm" svg:height="0.565cm" svg:x="16.469cm" svg:y="3.33cm">
          <text:p/>
          <draw:enhanced-geometry svg:viewBox="0 0 21600 21600" draw:type="rectangle" draw:enhanced-path="M 0 0 L 21600 0 21600 21600 0 21600 0 0 Z N"/>
        </draw:custom-shape>
        <draw:frame draw:style-name="gr24" draw:text-style-name="P7" draw:layer="layout" svg:width="2.266cm" svg:height="0.763cm" svg:x="17.292cm" svg:y="4.715cm">
          <draw:text-box>
            <text:p><text:span text:style-name="T3">Output</text:span></text:p>
          </draw:text-box>
        </draw:frame>
        <draw:custom-shape draw:style-name="gr26" draw:text-style-name="P10" draw:layer="layout" svg:width="0.773cm" svg:height="0.565cm" svg:x="16.479cm" svg:y="4.07cm">
          <text:p/>
          <draw:enhanced-geometry svg:viewBox="0 0 21600 21600" draw:type="rectangle" draw:enhanced-path="M 0 0 L 21600 0 21600 21600 0 21600 0 0 Z N"/>
        </draw:custom-shape>
        <draw:frame draw:style-name="gr24" draw:text-style-name="P7" draw:layer="layout" svg:width="2.266cm" svg:height="0.763cm" svg:x="17.288cm" svg:y="3.972cm">
          <draw:text-box>
            <text:p><text:span text:style-name="T3">Process</text:span></text:p>
          </draw:text-box>
        </draw:frame>
      </draw:page>
      <draw:page draw:name="page6" draw:style-name="dp1" draw:master-page-name="Default">
        <draw:frame draw:style-name="gr28" draw:text-style-name="P11" draw:layer="layout" svg:width="9.1cm" svg:height="1.673cm" svg:x="5.99cm" svg:y="1.12cm">
          <draw:text-box>
            <text:p text:style-name="P1"><text:span text:style-name="T5">System build</text:span></text:p>
            <text:p text:style-name="P1"><text:span text:style-name="T5">(MERGED folder)</text:span></text:p>
          </draw:text-box>
        </draw:frame>
        <draw:custom-shape draw:style-name="gr112" draw:text-style-name="P4" xml:id="id105" draw:id="id105" draw:layer="layout" svg:width="3.51cm" svg:height="1cm" svg:x="8.526cm" svg:y="7cm">
          <draw:glue-point draw:id="4" svg:x="-3.094cm" svg:y="-5cm"/>
          <draw:glue-point draw:id="5" svg:x="3.225cm" svg:y="-4.94cm"/>
          <text:p text:style-name="P3"><text:span text:style-name="T2">Merge all</text:span></text:p>
          <text:p text:style-name="P3"><text:span text:style-name="T2">residue 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3" draw:text-style-name="P12" xml:id="id106" draw:id="id106" draw:layer="layout" svg:width="7.95cm" svg:height="1.1cm" svg:x="1.791cm" svg:y="5.019cm">
          <draw:glue-point draw:id="4" svg:x="4.307cm" svg:y="4.96cm"/>
          <text:p text:style-name="P3"><text:span text:style-name="T3">Protein</text:span></text:p>
          <text:p text:style-name="P3"><text:span text:style-name="T3">file: PROTEIN_de_novo_merged.pd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4" draw:text-style-name="P4" xml:id="id107" draw:id="id107" draw:layer="layout" svg:width="4.6cm" svg:height="1cm" svg:x="8cm" svg:y="9cm">
          <text:p text:style-name="P3"><text:span text:style-name="T2">Minimise syste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5" draw:text-style-name="P4" xml:id="id110" draw:id="id110" draw:layer="layout" svg:width="4.29cm" svg:height="1cm" svg:x="13.1cm" svg:y="14.2cm">
          <text:p text:style-name="P3"><text:span text:style-name="T2">Run alchembed </text:span></text:p>
          <text:p text:style-name="P3"><text:span text:style-name="T2">on protein chain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6" draw:text-style-name="P14" xml:id="id109" draw:id="id109" draw:layer="layout" svg:width="3.6cm" svg:height="3.4cm" svg:x="8.5cm" svg:y="13cm">
          <text:p text:style-name="P1"><text:span text:style-name="T3">Abnormal </text:span></text:p>
          <text:p text:style-name="P1"><text:span text:style-name="T3">bond lengths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7" draw:text-style-name="P12" xml:id="id104" draw:id="id104" draw:layer="layout" svg:width="4.22cm" svg:height="1.1cm" svg:x="10.864cm" svg:y="5.02cm">
          <draw:glue-point draw:id="4" svg:x="-3.691cm" svg:y="5.02cm"/>
          <text:p text:style-name="P3"><text:span text:style-name="T3">Non-protein</text:span></text:p>
          <text:p text:style-name="P3"><text:span text:style-name="T3">file: X_merged.pd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8" draw:text-style-name="P13" draw:layer="layout" svg:width="1.9cm" svg:height="0.9cm" svg:x="10.384cm" svg:y="16.391cm">
          <draw:text-box>
            <text:p><text:span text:style-name="T3">No</text:span></text:p>
          </draw:text-box>
        </draw:frame>
        <draw:frame draw:style-name="gr118" draw:text-style-name="P13" draw:layer="layout" svg:width="1.4cm" svg:height="0.9cm" svg:x="11.816cm" svg:y="13.859cm">
          <draw:text-box>
            <text:p><text:span text:style-name="T3">Yes</text:span></text:p>
          </draw:text-box>
        </draw:frame>
        <draw:custom-shape draw:style-name="gr119" draw:text-style-name="P4" xml:id="id108" draw:id="id108" draw:layer="layout" svg:width="2.79cm" svg:height="1cm" svg:x="8.9cm" svg:y="11cm">
          <text:p text:style-name="P3"><text:span text:style-name="T2">Run NVT </text:span></text:p>
          <text:p text:style-name="P3"><text:span text:style-name="T2">on syste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0" draw:text-style-name="P4" xml:id="id111" draw:id="id111" draw:layer="layout" svg:width="2.59cm" svg:height="1cm" svg:x="9cm" svg:y="17.4cm">
          <text:p text:style-name="P3"><text:span text:style-name="T2">Run NPT </text:span></text:p>
          <text:p text:style-name="P3"><text:span text:style-name="T2">on syste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1" draw:text-style-name="P4" xml:id="id112" draw:id="id112" draw:layer="layout" svg:width="6.254cm" svg:height="1.85cm" svg:x="7.153cm" svg:y="19.4cm">
          <draw:glue-point draw:id="4" svg:x="3.877cm" svg:y="4.92cm"/>
          <draw:glue-point draw:id="5" svg:x="-3.822cm" svg:y="5.02cm"/>
          <text:p text:style-name="P3"><text:span text:style-name="T2">Equilibrated </text:span></text:p>
          <text:p text:style-name="P3"><text:span text:style-name="T2">System</text:span></text:p>
          <text:p text:style-name="P3"><text:span text:style-name="T2">file: final_cg2at_de_novo.pdb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2" draw:text-style-name="P4" xml:id="id113" draw:id="id113" draw:layer="layout" svg:width="6.2cm" svg:height="1cm" svg:x="2.294cm" svg:y="22.148cm">
          <draw:glue-point draw:id="4" svg:x="4.03cm" svg:y="-4.91cm"/>
          <text:p text:style-name="P3"><text:span text:style-name="T2">Run low FC steered MD</text:span></text:p>
          <text:p text:style-name="P3"><text:span text:style-name="T2">using aligned template</text:span></text:p>
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3" draw:text-style-name="P4" xml:id="id115" draw:id="id115" draw:layer="layout" svg:width="6.2cm" svg:height="1cm" svg:x="2.294cm" svg:y="24.148cm">
          <text:p text:style-name="P3"><text:span text:style-name="T2">Run mid FC steered MD</text:span></text:p>
          <text:p text:style-name="P3"><text:span text:style-name="T2">using aligned template</text:span></text:p>
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4" draw:text-style-name="P4" xml:id="id116" draw:id="id116" draw:layer="layout" svg:width="6.2cm" svg:height="1.85cm" svg:x="2.298cm" svg:y="26.148cm">
          <text:p text:style-name="P3"><text:span text:style-name="T2">Run high FC steered MD</text:span></text:p>
          <text:p text:style-name="P3"><text:span text:style-name="T2">using aligned template</text:span></text:p>
          <text:p text:style-name="P3"><text:span text:style-name="T2">file: final_cg2at_steered.pdb</text:span></text:p>
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5" draw:text-style-name="P4" xml:id="id114" draw:id="id114" draw:layer="layout" svg:width="6.2cm" svg:height="1cm" svg:x="11.992cm" svg:y="22.114cm">
          <draw:glue-point draw:id="4" svg:x="-3.885cm" svg:y="-4.95cm"/>
          <text:p text:style-name="P3"><text:span text:style-name="T2">Run low FC steered MD</text:span></text:p>
          <text:p text:style-name="P3"><text:span text:style-name="T2">using steered templat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6" draw:text-style-name="P4" xml:id="id117" draw:id="id117" draw:layer="layout" svg:width="6.2cm" svg:height="1cm" svg:x="11.992cm" svg:y="24.097cm">
          <text:p text:style-name="P3"><text:span text:style-name="T2">Run mid FC steered MD</text:span></text:p>
          <text:p text:style-name="P3"><text:span text:style-name="T4">using </text:span><text:span text:style-name="T2">steered template</text:span></text:p>
          <draw:enhanced-geometry svg:viewBox="0 0 21600 21600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7" draw:text-style-name="P4" xml:id="id118" draw:id="id118" draw:layer="layout" svg:width="6.2cm" svg:height="1.85cm" svg:x="11.988cm" svg:y="26.114cm">
          <text:p text:style-name="P3"><text:span text:style-name="T2">Run high FC steered MD</text:span></text:p>
          <text:p text:style-name="P3"><text:span text:style-name="T4">using </text:span><text:span text:style-name="T2">steered template</text:span></text:p>
          <text:p text:style-name="P3"><text:span text:style-name="T2">file: final_cg2at_aligned.pdb</text:span></text:p>
          <draw:enhanced-geometry svg:viewBox="0 0 21600 21600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5" draw:layer="layout" draw:type="line" svg:x1="11.417cm" svg:y1="6.12cm" svg:x2="11.412cm" svg:y2="7.006cm" draw:start-shape="id104" draw:start-glue-point="4" draw:end-shape="id105" draw:end-glue-point="5" svg:d="M11417 6120l-5 886" svg:viewBox="0 0 6 887">
          <text:p/>
        </draw:connector>
        <draw:connector draw:style-name="gr6" draw:text-style-name="P5" draw:layer="layout" draw:type="line" svg:x1="9.19cm" svg:y1="6.114cm" svg:x2="9.196cm" svg:y2="7cm" draw:start-shape="id106" draw:start-glue-point="4" draw:end-shape="id105" draw:end-glue-point="4" svg:d="M9190 6114l6 886" svg:viewBox="0 0 7 887">
          <text:p/>
        </draw:connector>
        <draw:connector draw:style-name="gr6" draw:text-style-name="P5" draw:layer="layout" draw:type="line" svg:x1="10.281cm" svg:y1="8cm" svg:x2="10.3cm" svg:y2="9cm" draw:start-shape="id105" draw:start-glue-point="2" draw:end-shape="id107" draw:end-glue-point="0" svg:d="M10281 8000l19 1000" svg:viewBox="0 0 20 1001">
          <text:p/>
        </draw:connector>
        <draw:connector draw:style-name="gr6" draw:text-style-name="P5" draw:layer="layout" draw:type="line" svg:x1="10.3cm" svg:y1="10cm" svg:x2="10.295cm" svg:y2="11cm" draw:start-shape="id107" draw:start-glue-point="2" draw:end-shape="id108" draw:end-glue-point="0" svg:d="M10300 10000l-5 1000" svg:viewBox="0 0 6 1001">
          <text:p/>
        </draw:connector>
        <draw:connector draw:style-name="gr6" draw:text-style-name="P5" draw:layer="layout" draw:type="line" svg:x1="10.295cm" svg:y1="12cm" svg:x2="10.3cm" svg:y2="13cm" draw:start-shape="id108" draw:start-glue-point="2" draw:end-shape="id109" draw:end-glue-point="4" svg:d="M10295 12000l5 1000" svg:viewBox="0 0 6 1001">
          <text:p/>
        </draw:connector>
        <draw:connector draw:style-name="gr6" draw:text-style-name="P5" draw:layer="layout" draw:type="line" svg:x1="12.1cm" svg:y1="14.7cm" svg:x2="13.1cm" svg:y2="14.7cm" draw:start-shape="id109" draw:start-glue-point="7" draw:end-shape="id110" draw:end-glue-point="3" svg:d="M12100 14700h1000" svg:viewBox="0 0 1001 1">
          <text:p/>
        </draw:connector>
        <draw:connector draw:style-name="gr6" draw:text-style-name="P5" draw:layer="layout" draw:type="line" svg:x1="10.3cm" svg:y1="16.4cm" svg:x2="10.295cm" svg:y2="17.4cm" draw:start-shape="id109" draw:start-glue-point="6" draw:end-shape="id111" draw:end-glue-point="0" svg:d="M10300 16400l-5 1000" svg:viewBox="0 0 6 1001">
          <text:p/>
        </draw:connector>
        <draw:connector draw:style-name="gr6" draw:text-style-name="P5" draw:layer="layout" draw:type="line" svg:x1="10.295cm" svg:y1="18.4cm" svg:x2="10.28cm" svg:y2="19.4cm" draw:start-shape="id111" draw:start-glue-point="2" draw:end-shape="id112" draw:end-glue-point="0" svg:d="M10295 18400l-15 1000" svg:viewBox="0 0 16 1001">
          <text:p/>
        </draw:connector>
        <draw:connector draw:style-name="gr6" draw:text-style-name="P5" draw:layer="layout" svg:x1="15.245cm" svg:y1="15.2cm" svg:x2="13.407cm" svg:y2="20.325cm" draw:start-shape="id110" draw:start-glue-point="2" draw:end-shape="id112" draw:end-glue-point="1" svg:d="M15245 15200v5125h-1838" svg:viewBox="0 0 1839 5126">
          <text:p/>
        </draw:connector>
        <draw:connector draw:style-name="gr6" draw:text-style-name="P5" draw:layer="layout" draw:type="line" svg:x1="7.89cm" svg:y1="21.25cm" svg:x2="7.892cm" svg:y2="22.157cm" draw:start-shape="id112" draw:start-glue-point="5" draw:end-shape="id113" draw:end-glue-point="4" svg:d="M7890 21250l2 907" svg:viewBox="0 0 3 908">
          <text:p/>
        </draw:connector>
        <draw:connector draw:style-name="gr6" draw:text-style-name="P5" draw:layer="layout" draw:type="line" svg:x1="12.704cm" svg:y1="21.235cm" svg:x2="12.684cm" svg:y2="22.119cm" draw:start-shape="id112" draw:start-glue-point="4" draw:end-shape="id114" draw:end-glue-point="4" svg:d="M12704 21235l-20 884" svg:viewBox="0 0 21 885">
          <text:p/>
        </draw:connector>
        <draw:connector draw:style-name="gr6" draw:text-style-name="P5" draw:layer="layout" draw:type="line" svg:x1="5.394cm" svg:y1="23.148cm" svg:x2="5.394cm" svg:y2="24.148cm" draw:start-shape="id113" draw:start-glue-point="2" draw:end-shape="id115" draw:end-glue-point="0" svg:d="M5394 23148v1000" svg:viewBox="0 0 1 1001">
          <text:p/>
        </draw:connector>
        <draw:connector draw:style-name="gr6" draw:text-style-name="P5" draw:layer="layout" draw:type="line" svg:x1="5.394cm" svg:y1="25.148cm" svg:x2="5.398cm" svg:y2="26.148cm" draw:start-shape="id115" draw:start-glue-point="2" draw:end-shape="id116" draw:end-glue-point="0" svg:d="M5394 25148l4 1000" svg:viewBox="0 0 5 1001">
          <text:p/>
        </draw:connector>
        <draw:connector draw:style-name="gr6" draw:text-style-name="P5" draw:layer="layout" draw:type="line" svg:x1="15.092cm" svg:y1="23.114cm" svg:x2="15.092cm" svg:y2="24.097cm" draw:start-shape="id114" draw:start-glue-point="2" draw:end-shape="id117" draw:end-glue-point="0" svg:d="M15092 23114v983" svg:viewBox="0 0 1 984">
          <text:p/>
        </draw:connector>
        <draw:connector draw:style-name="gr6" draw:text-style-name="P5" draw:layer="layout" draw:type="line" svg:x1="15.092cm" svg:y1="25.097cm" svg:x2="15.088cm" svg:y2="26.114cm" draw:start-shape="id117" draw:start-glue-point="2" draw:end-shape="id118" draw:end-glue-point="0" svg:d="M15092 25097l-4 1017" svg:viewBox="0 0 5 1018">
          <text:p/>
        </draw:connector>
        <draw:custom-shape draw:style-name="gr23" draw:text-style-name="P8" draw:layer="layout" svg:width="0.773cm" svg:height="0.565cm" svg:x="14.755cm" svg:y="10.529cm">
          <text:p/>
          <draw:enhanced-geometry svg:viewBox="0 0 21600 21600" draw:type="rectangle" draw:enhanced-path="M 0 0 L 21600 0 21600 21600 0 21600 0 0 Z N"/>
        </draw:custom-shape>
        <draw:frame draw:style-name="gr24" draw:text-style-name="P7" draw:layer="layout" svg:width="2.266cm" svg:height="0.763cm" svg:x="15.551cm" svg:y="8.974cm">
          <draw:text-box>
            <text:p><text:span text:style-name="T3">Input</text:span></text:p>
          </draw:text-box>
        </draw:frame>
        <draw:custom-shape draw:style-name="gr25" draw:text-style-name="P9" draw:layer="layout" svg:width="0.773cm" svg:height="0.565cm" svg:x="14.745cm" svg:y="9.06cm">
          <text:p/>
          <draw:enhanced-geometry svg:viewBox="0 0 21600 21600" draw:type="rectangle" draw:enhanced-path="M 0 0 L 21600 0 21600 21600 0 21600 0 0 Z N"/>
        </draw:custom-shape>
        <draw:frame draw:style-name="gr24" draw:text-style-name="P7" draw:layer="layout" svg:width="2.266cm" svg:height="0.763cm" svg:x="15.568cm" svg:y="10.445cm">
          <draw:text-box>
            <text:p><text:span text:style-name="T3">Output</text:span></text:p>
          </draw:text-box>
        </draw:frame>
        <draw:custom-shape draw:style-name="gr26" draw:text-style-name="P10" draw:layer="layout" svg:width="0.773cm" svg:height="0.565cm" svg:x="14.755cm" svg:y="9.8cm">
          <text:p/>
          <draw:enhanced-geometry svg:viewBox="0 0 21600 21600" draw:type="rectangle" draw:enhanced-path="M 0 0 L 21600 0 21600 21600 0 21600 0 0 Z N"/>
        </draw:custom-shape>
        <draw:frame draw:style-name="gr24" draw:text-style-name="P7" draw:layer="layout" svg:width="2.266cm" svg:height="0.763cm" svg:x="15.564cm" svg:y="9.702cm">
          <draw:text-box>
            <text:p><text:span text:style-name="T3">Process</text:span></text:p>
          </draw:text-box>
        </draw:frame>
        <draw:frame draw:style-name="gr128" draw:text-style-name="P13" draw:layer="layout" svg:width="5.41cm" svg:height="0.909cm" svg:x="14.507cm" svg:y="11.212cm">
          <draw:text-box>
            <text:p><text:span text:style-name="T6">#</text:span><text:span text:style-name="T3"> <text:s/>FINAL DIRECTORY</text:span></text:p>
          </draw:text-box>
        </draw:frame>
        <draw:frame draw:style-name="gr129" draw:text-style-name="P7" draw:layer="layout" svg:width="0.798cm" svg:height="0.84cm" svg:x="7.044cm" svg:y="19.333cm">
          <draw:text-box>
            <text:p><text:span text:style-name="T6">#</text:span></text:p>
          </draw:text-box>
        </draw:frame>
        <draw:frame draw:style-name="gr129" draw:text-style-name="P7" draw:layer="layout" svg:width="0.798cm" svg:height="0.84cm" svg:x="2.144cm" svg:y="26.033cm">
          <draw:text-box>
            <text:p><text:span text:style-name="T6">#</text:span></text:p>
          </draw:text-box>
        </draw:frame>
        <draw:frame draw:style-name="gr129" draw:text-style-name="P7" draw:layer="layout" svg:width="0.798cm" svg:height="0.84cm" svg:x="11.844cm" svg:y="26.033cm">
          <draw:text-box>
            <text:p><text:span text:style-name="T6">#</text:span></text:p>
          </draw:text-box>
        </draw:frame>
      </draw:page>
      <draw:page draw:name="page7" draw:style-name="dp1" draw:master-page-name="Default">
        <draw:frame draw:style-name="gr28" draw:text-style-name="P2" draw:layer="layout" svg:width="9.1cm" svg:height="1.673cm" svg:x="4.174cm" svg:y="1.099cm">
          <draw:text-box>
            <text:p text:style-name="P1"><text:span text:style-name="T1">Outline workflow</text:span></text:p>
          </draw:text-box>
        </draw:frame>
        <draw:custom-shape draw:style-name="gr130" draw:text-style-name="P4" xml:id="id119" draw:id="id119" draw:layer="layout" svg:width="5.56cm" svg:height="1.1cm" svg:x="1.489cm" svg:y="5.725cm">
          <draw:glue-point draw:id="4" svg:x="3.852cm" svg:y="5.04cm"/>
          <draw:glue-point draw:id="5" svg:x="-3.871cm" svg:y="4.99cm"/>
          <text:p text:style-name="P3"><text:span text:style-name="T2">Align atomistic fragments </text:span></text:p>
          <text:p text:style-name="P3"><text:span text:style-name="T2">to beads</text:span></text:p>
          <draw:enhanced-geometry svg:viewBox="0 0 21600 21600" draw:path-stretchpoint-x="10800" draw:path-stretchpoint-y="10800" draw:text-areas="?f3 ?f4 ?f5 ?f6" draw:type="round-rectangle" draw:modifiers="3452.547452547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1" draw:text-style-name="P4" xml:id="id121" draw:id="id121" draw:layer="layout" svg:width="3.84cm" svg:height="1.1cm" svg:x="2.353cm" svg:y="10.619cm">
          <draw:glue-point draw:id="4" svg:x="-2.368cm" svg:y="-5.01cm"/>
          <text:p text:style-name="P3"><text:span text:style-name="T2">Minimise residu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6" xml:id="id120" draw:id="id120" draw:layer="layout" svg:width="2.448cm" svg:height="1.565cm" svg:x="3.063cm" svg:y="8.139cm">
          <text:p text:style-name="P1"><text:span text:style-name="T2">Solvent</text:span>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onnector draw:style-name="gr132" draw:text-style-name="P5" draw:layer="layout" draw:type="line" svg:x1="4.269cm" svg:y1="6.825cm" svg:x2="4.287cm" svg:y2="8.139cm" draw:start-shape="id119" draw:start-glue-point="2" draw:end-shape="id120" draw:end-glue-point="4" svg:d="M4269 6825l18 1314" svg:viewBox="0 0 19 1315">
          <text:p/>
        </draw:connector>
        <draw:connector draw:style-name="gr132" draw:text-style-name="P5" draw:layer="layout" draw:type="line" svg:x1="4.287cm" svg:y1="9.704cm" svg:x2="4.273cm" svg:y2="10.619cm" draw:start-shape="id120" draw:start-glue-point="6" draw:end-shape="id121" draw:end-glue-point="0" svg:d="M4287 9704l-14 915" svg:viewBox="0 0 15 916">
          <text:p/>
        </draw:connector>
        <draw:frame draw:style-name="gr12" draw:text-style-name="P7" draw:layer="layout" svg:width="1.086cm" svg:height="0.976cm" svg:x="5.656cm" svg:y="8.214cm">
          <draw:text-box>
            <text:p><text:span text:style-name="T3">No</text:span></text:p>
          </draw:text-box>
        </draw:frame>
        <draw:custom-shape draw:style-name="gr133" draw:text-style-name="P4" xml:id="id122" draw:id="id122" draw:layer="layout" svg:width="3.51cm" svg:height="1.1cm" svg:x="8.518cm" svg:y="8.365cm">
          <draw:glue-point draw:id="4" svg:x="2.836cm" svg:y="5.09cm"/>
          <draw:glue-point draw:id="5" svg:x="-2.81cm" svg:y="5.04cm"/>
          <text:p text:style-name="P3"><text:span text:style-name="T2">Create topology</text:span></text:p>
          <draw:enhanced-geometry svg:viewBox="0 0 21600 21600" draw:path-stretchpoint-x="10800" draw:path-stretchpoint-y="10800" draw:text-areas="?f3 ?f4 ?f5 ?f6" draw:type="round-rectangle" draw:modifiers="3452.547452547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32" draw:text-style-name="P5" draw:layer="layout" draw:type="line" svg:x1="5.511cm" svg:y1="8.922cm" svg:x2="8.518cm" svg:y2="8.915cm" draw:start-shape="id120" draw:start-glue-point="7" draw:end-shape="id122" draw:end-glue-point="3" svg:d="M5511 8922l3007-7" svg:viewBox="0 0 3008 8">
          <text:p/>
        </draw:connector>
        <draw:custom-shape draw:style-name="gr134" draw:text-style-name="P4" xml:id="id123" draw:id="id123" draw:layer="layout" svg:width="3.45cm" svg:height="1.1cm" svg:x="8.552cm" svg:y="10.619cm">
          <draw:glue-point draw:id="4" svg:x="2.836cm" svg:y="5.09cm"/>
          <draw:glue-point draw:id="5" svg:x="-2.81cm" svg:y="5.04cm"/>
          <text:p text:style-name="P3"><text:span text:style-name="T2">Minimise chains</text:span></text:p>
          <draw:enhanced-geometry svg:viewBox="0 0 21600 21600" draw:path-stretchpoint-x="10800" draw:path-stretchpoint-y="10800" draw:text-areas="?f3 ?f4 ?f5 ?f6" draw:type="round-rectangle" draw:modifiers="3452.547452547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32" draw:text-style-name="P5" draw:layer="layout" draw:type="line" svg:x1="10.273cm" svg:y1="9.465cm" svg:x2="10.277cm" svg:y2="10.619cm" draw:start-shape="id122" draw:start-glue-point="2" draw:end-shape="id123" draw:end-glue-point="0" svg:d="M10273 9465l4 1154" svg:viewBox="0 0 5 1155">
          <text:p/>
        </draw:connector>
        <draw:custom-shape draw:style-name="gr135" draw:text-style-name="P4" xml:id="id124" draw:id="id124" draw:layer="layout" svg:width="2.84cm" svg:height="1.85cm" svg:x="2.844cm" svg:y="2.854cm">
          <draw:glue-point draw:id="4" svg:x="2.836cm" svg:y="5.09cm"/>
          <draw:glue-point draw:id="5" svg:x="-2.81cm" svg:y="5.04cm"/>
          <text:p text:style-name="P3"><text:span text:style-name="T2">Coarsegrain </text:span></text:p>
          <text:p text:style-name="P3"><text:span text:style-name="T2">Structure</text:span></text:p>
          <draw:enhanced-geometry svg:viewBox="0 0 21600 21600" draw:path-stretchpoint-x="10800" draw:path-stretchpoint-y="10800" draw:text-areas="?f3 ?f4 ?f5 ?f6" draw:type="round-rectangle" draw:modifiers="3452.547452547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32" draw:text-style-name="P5" draw:layer="layout" draw:line-skew="-0.096cm" svg:x1="4.264cm" svg:y1="4.704cm" svg:x2="4.269cm" svg:y2="5.725cm" draw:start-shape="id124" draw:start-glue-point="2" draw:end-shape="id119" draw:end-glue-point="0" svg:d="M4264 4704v415h5v606" svg:viewBox="0 0 6 1022">
          <text:p/>
        </draw:connector>
        <draw:custom-shape draw:style-name="gr23" draw:text-style-name="P8" draw:layer="layout" svg:width="0.773cm" svg:height="0.565cm" svg:x="16.367cm" svg:y="17.596cm">
          <text:p/>
          <draw:enhanced-geometry svg:viewBox="0 0 21600 21600" draw:type="rectangle" draw:enhanced-path="M 0 0 L 21600 0 21600 21600 0 21600 0 0 Z N"/>
        </draw:custom-shape>
        <draw:frame draw:style-name="gr24" draw:text-style-name="P7" draw:layer="layout" svg:width="2.266cm" svg:height="0.763cm" svg:x="17.163cm" svg:y="16.067cm">
          <draw:text-box>
            <text:p><text:span text:style-name="T3">Input</text:span></text:p>
          </draw:text-box>
        </draw:frame>
        <draw:custom-shape draw:style-name="gr25" draw:text-style-name="P9" draw:layer="layout" svg:width="0.773cm" svg:height="0.565cm" svg:x="16.357cm" svg:y="16.127cm">
          <text:p/>
          <draw:enhanced-geometry svg:viewBox="0 0 21600 21600" draw:type="rectangle" draw:enhanced-path="M 0 0 L 21600 0 21600 21600 0 21600 0 0 Z N"/>
        </draw:custom-shape>
        <draw:frame draw:style-name="gr24" draw:text-style-name="P7" draw:layer="layout" svg:width="2.266cm" svg:height="0.763cm" svg:x="17.18cm" svg:y="17.538cm">
          <draw:text-box>
            <text:p><text:span text:style-name="T3">Output</text:span></text:p>
          </draw:text-box>
        </draw:frame>
        <draw:custom-shape draw:style-name="gr26" draw:text-style-name="P10" draw:layer="layout" svg:width="0.773cm" svg:height="0.565cm" svg:x="16.367cm" svg:y="16.867cm">
          <text:p/>
          <draw:enhanced-geometry svg:viewBox="0 0 21600 21600" draw:type="rectangle" draw:enhanced-path="M 0 0 L 21600 0 21600 21600 0 21600 0 0 Z N"/>
        </draw:custom-shape>
        <draw:frame draw:style-name="gr24" draw:text-style-name="P7" draw:layer="layout" svg:width="2.266cm" svg:height="0.763cm" svg:x="17.176cm" svg:y="16.795cm">
          <draw:text-box>
            <text:p><text:span text:style-name="T3">Process</text:span></text:p>
          </draw:text-box>
        </draw:frame>
        <draw:frame draw:style-name="gr13" draw:text-style-name="P7" draw:layer="layout" svg:width="1.275cm" svg:height="1.275cm" svg:x="4.334cm" svg:y="9.655cm">
          <draw:text-box>
            <text:p><text:span text:style-name="T3">Yes</text:span></text:p>
          </draw:text-box>
        </draw:frame>
        <draw:custom-shape draw:style-name="gr136" draw:text-style-name="P4" xml:id="id127" draw:id="id127" draw:layer="layout" svg:width="3.51cm" svg:height="1.1cm" svg:x="14.419cm" svg:y="8.365cm">
          <draw:glue-point draw:id="4" svg:x="2.836cm" svg:y="5.09cm"/>
          <draw:glue-point draw:id="5" svg:x="-2.81cm" svg:y="5.04cm"/>
          <text:p text:style-name="P3"><text:span text:style-name="T2">Fill in missing </text:span></text:p>
          <text:p text:style-name="P3"><text:span text:style-name="T2">residues</text:span></text:p>
          <draw:enhanced-geometry svg:viewBox="0 0 21600 21600" draw:path-stretchpoint-x="10800" draw:path-stretchpoint-y="10800" draw:text-areas="?f3 ?f4 ?f5 ?f6" draw:type="round-rectangle" draw:modifiers="3452.547452547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7" draw:text-style-name="P4" xml:id="id125" draw:id="id125" draw:layer="layout" svg:width="4.19cm" svg:height="1.85cm" svg:x="14.064cm" svg:y="2.85cm">
          <draw:glue-point draw:id="4" svg:x="2.836cm" svg:y="5.09cm"/>
          <draw:glue-point draw:id="5" svg:x="-2.81cm" svg:y="5.04cm"/>
          <text:p text:style-name="P3"><text:span text:style-name="T2">User supplied </text:span></text:p>
          <text:p text:style-name="P3"><text:span text:style-name="T2">atomistic struct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452.547452547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8" draw:text-style-name="P4" xml:id="id126" draw:id="id126" draw:layer="layout" svg:width="5.56cm" svg:height="1.1cm" svg:x="13.391cm" svg:y="5.727cm">
          <draw:glue-point draw:id="4" svg:x="3.852cm" svg:y="5.04cm"/>
          <draw:glue-point draw:id="5" svg:x="-3.871cm" svg:y="4.99cm"/>
          <text:p text:style-name="P3"><text:span text:style-name="T2">Align supplied chains </text:span></text:p>
          <text:p text:style-name="P3"><text:span text:style-name="T2">to CG</text:span></text:p>
          <draw:enhanced-geometry svg:viewBox="0 0 21600 21600" draw:path-stretchpoint-x="10800" draw:path-stretchpoint-y="10800" draw:text-areas="?f3 ?f4 ?f5 ?f6" draw:type="round-rectangle" draw:modifiers="3452.547452547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32" draw:text-style-name="P5" draw:layer="layout" draw:type="line" svg:x1="16.159cm" svg:y1="4.7cm" svg:x2="16.171cm" svg:y2="5.727cm" draw:start-shape="id125" draw:start-glue-point="2" draw:end-shape="id126" draw:end-glue-point="0" svg:d="M16159 4700l12 1027" svg:viewBox="0 0 13 1028">
          <text:p/>
        </draw:connector>
        <draw:connector draw:style-name="gr132" draw:text-style-name="P5" draw:layer="layout" draw:type="line" svg:x1="16.171cm" svg:y1="6.827cm" svg:x2="16.174cm" svg:y2="8.365cm" draw:start-shape="id126" draw:start-glue-point="2" draw:end-shape="id127" draw:end-glue-point="0" svg:d="M16171 6827l3 1538" svg:viewBox="0 0 4 1539">
          <text:p/>
        </draw:connector>
        <draw:custom-shape draw:style-name="gr139" draw:text-style-name="P4" xml:id="id128" draw:id="id128" draw:layer="layout" svg:width="3.45cm" svg:height="1.1cm" svg:x="14.452cm" svg:y="10.619cm">
          <draw:glue-point draw:id="4" svg:x="2.836cm" svg:y="5.09cm"/>
          <draw:glue-point draw:id="5" svg:x="-2.81cm" svg:y="5.04cm"/>
          <text:p text:style-name="P3"><text:span text:style-name="T2">Create topology</text:span></text:p>
          <draw:enhanced-geometry svg:viewBox="0 0 21600 21600" draw:path-stretchpoint-x="10800" draw:path-stretchpoint-y="10800" draw:text-areas="?f3 ?f4 ?f5 ?f6" draw:type="round-rectangle" draw:modifiers="3452.547452547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32" draw:text-style-name="P5" draw:layer="layout" draw:type="line" svg:x1="16.174cm" svg:y1="9.465cm" svg:x2="16.177cm" svg:y2="10.619cm" draw:start-shape="id127" draw:start-glue-point="2" draw:end-shape="id128" draw:end-glue-point="0" svg:d="M16174 9465l3 1154" svg:viewBox="0 0 4 1155">
          <text:p/>
        </draw:connector>
        <draw:custom-shape draw:style-name="gr140" draw:text-style-name="P4" xml:id="id129" draw:id="id129" draw:layer="layout" svg:width="3.84cm" svg:height="1.1cm" svg:x="14.249cm" svg:y="12.628cm">
          <draw:glue-point draw:id="4" svg:x="-2.368cm" svg:y="-5.01cm"/>
          <text:p text:style-name="P3"><text:span text:style-name="T2">Minimise chain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41" draw:text-style-name="P5" draw:layer="layout" draw:type="lines" draw:line-skew="0cm -0.421cm" svg:x1="12.028cm" svg:y1="8.915cm" svg:x2="14.452cm" svg:y2="11.169cm" draw:start-shape="id122" draw:start-glue-point="1" draw:end-shape="id128" draw:end-glue-point="3" svg:d="M12028 8915h528l948 2254h948" svg:viewBox="0 0 2425 2255">
          <text:p/>
        </draw:connector>
        <draw:connector draw:style-name="gr141" draw:text-style-name="P5" draw:layer="layout" draw:type="lines" draw:line-skew="0.138cm -0.511cm" svg:x1="5.684cm" svg:y1="3.779cm" svg:x2="13.391cm" svg:y2="6.277cm" draw:start-shape="id124" draw:start-glue-point="1" draw:end-shape="id126" draw:end-glue-point="3" svg:d="M5684 3779h666l6003 2498h1038" svg:viewBox="0 0 7708 2499">
          <text:p/>
        </draw:connector>
        <draw:connector draw:style-name="gr6" draw:text-style-name="P5" draw:layer="layout" draw:type="line" svg:x1="16.177cm" svg:y1="11.719cm" svg:x2="16.169cm" svg:y2="12.628cm" draw:start-shape="id128" draw:start-glue-point="2" draw:end-shape="id129" draw:end-glue-point="0" svg:d="M16177 11719l-8 909" svg:viewBox="0 0 9 910">
          <text:p/>
        </draw:connector>
        <draw:custom-shape draw:style-name="gr142" draw:text-style-name="P4" xml:id="id131" draw:id="id131" draw:layer="layout" svg:width="3.84cm" svg:height="1.1cm" svg:x="5.454cm" svg:y="14.653cm">
          <draw:glue-point draw:id="4" svg:x="-2.368cm" svg:y="-5.01cm"/>
          <text:p text:style-name="P3"><text:span text:style-name="T2">Minimise syste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32" draw:text-style-name="P5" draw:layer="layout" svg:x1="4.273cm" svg:y1="11.719cm" svg:x2="5.45cm" svg:y2="13.18cm" draw:start-shape="id121" draw:start-glue-point="2" draw:end-shape="id130" svg:d="M4273 11719v1461h1177" svg:viewBox="0 0 1178 1462">
          <text:p/>
        </draw:connector>
        <draw:connector draw:style-name="gr132" draw:text-style-name="P5" draw:layer="layout" svg:x1="10.277cm" svg:y1="11.719cm" svg:x2="9.29cm" svg:y2="13.18cm" draw:start-shape="id123" draw:start-glue-point="2" draw:end-shape="id130" draw:end-glue-point="1" svg:d="M10277 11719v1461h-987" svg:viewBox="0 0 988 1462">
          <text:p/>
        </draw:connector>
        <draw:custom-shape draw:style-name="gr143" draw:text-style-name="P4" xml:id="id132" draw:id="id132" draw:layer="layout" svg:width="3.84cm" svg:height="1.1cm" svg:x="5.458cm" svg:y="16.676cm">
          <draw:glue-point draw:id="4" svg:x="-2.368cm" svg:y="-5.01cm"/>
          <text:p text:style-name="P3"><text:span text:style-name="T2"><text:s/></text:span><text:span text:style-name="T2">NVT equilibra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32" draw:text-style-name="P5" draw:layer="layout" draw:type="line" svg:x1="7.374cm" svg:y1="15.753cm" svg:x2="7.378cm" svg:y2="16.676cm" draw:start-shape="id131" draw:start-glue-point="2" draw:end-shape="id132" draw:end-glue-point="0" svg:d="M7374 15753l4 923" svg:viewBox="0 0 5 924">
          <text:p/>
        </draw:connector>
        <draw:custom-shape draw:style-name="gr144" draw:text-style-name="P4" xml:id="id133" draw:id="id133" draw:layer="layout" svg:width="3.84cm" svg:height="1.1cm" svg:x="10.35cm" svg:y="16.676cm">
          <draw:glue-point draw:id="4" svg:x="-2.368cm" svg:y="-5.01cm"/>
          <text:p text:style-name="P3"><text:span text:style-name="T2">Create distance</text:span></text:p>
          <text:p text:style-name="P3"><text:span text:style-name="T2">restraint matrix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32" draw:text-style-name="P5" draw:layer="layout" svg:x1="14.249cm" svg:y1="13.178cm" svg:x2="12.27cm" svg:y2="16.676cm" draw:start-shape="id129" draw:start-glue-point="3" draw:end-shape="id133" draw:end-glue-point="0" svg:d="M14249 13178h-1979v3498" svg:viewBox="0 0 1980 3499">
          <text:p/>
        </draw:connector>
        <draw:custom-shape draw:style-name="gr145" draw:text-style-name="P4" xml:id="id134" draw:id="id134" draw:layer="layout" svg:width="3.84cm" svg:height="1.1cm" svg:x="5.459cm" svg:y="18.685cm">
          <draw:glue-point draw:id="4" svg:x="-2.368cm" svg:y="-5.01cm"/>
          <text:p text:style-name="P3"><text:span text:style-name="T2">Steer to aligned</text:span></text:p>
          <text:p text:style-name="P3"><text:span text:style-name="T2">coordinat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32" draw:text-style-name="P5" draw:layer="layout" draw:type="line" svg:x1="7.378cm" svg:y1="17.776cm" svg:x2="7.379cm" svg:y2="18.685cm" draw:start-shape="id132" draw:start-glue-point="2" draw:end-shape="id134" draw:end-glue-point="0" svg:d="M7378 17776l1 909" svg:viewBox="0 0 2 910">
          <text:p/>
        </draw:connector>
        <draw:connector draw:style-name="gr132" draw:text-style-name="P5" draw:layer="layout" draw:type="line" svg:x1="10.35cm" svg:y1="17.226cm" svg:x2="9.298cm" svg:y2="17.226cm" draw:start-shape="id133" draw:start-glue-point="3" draw:end-shape="id132" draw:end-glue-point="1" svg:d="M10350 17226h-1052" svg:viewBox="0 0 1053 1">
          <text:p/>
        </draw:connector>
        <draw:connector draw:style-name="gr132" draw:text-style-name="P5" draw:layer="layout" svg:x1="16.169cm" svg:y1="13.728cm" svg:x2="9.299cm" svg:y2="19.235cm" draw:start-shape="id129" draw:start-glue-point="2" draw:end-shape="id134" draw:end-glue-point="1" svg:d="M16169 13728v5507h-6870" svg:viewBox="0 0 6871 5508">
          <text:p/>
        </draw:connector>
        <draw:custom-shape draw:style-name="gr146" draw:text-style-name="P4" xml:id="id136" draw:id="id136" draw:layer="layout" svg:width="3.84cm" svg:height="1.1cm" svg:x="5.46cm" svg:y="20.704cm">
          <draw:glue-point draw:id="4" svg:x="-2.368cm" svg:y="-5.01cm"/>
          <text:p text:style-name="P3"><text:span text:style-name="T2">Final aligned </text:span></text:p>
          <text:p text:style-name="P3"><text:span text:style-name="T2">struct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7" draw:text-style-name="P4" xml:id="id135" draw:id="id135" draw:layer="layout" svg:width="3.84cm" svg:height="1.1cm" svg:x="1.4cm" svg:y="20.703cm">
          <draw:glue-point draw:id="4" svg:x="-2.368cm" svg:y="-5.01cm"/>
          <text:p text:style-name="P3"><text:span text:style-name="T2">Final de novo </text:span></text:p>
          <text:p text:style-name="P3"><text:span text:style-name="T2">struct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32" draw:text-style-name="P5" draw:layer="layout" svg:x1="5.454cm" svg:y1="15.203cm" svg:x2="3.32cm" svg:y2="20.703cm" draw:start-shape="id131" draw:start-glue-point="3" draw:end-shape="id135" draw:end-glue-point="0" svg:d="M5454 15203h-2134v5500" svg:viewBox="0 0 2135 5501">
          <text:p/>
        </draw:connector>
        <draw:connector draw:style-name="gr132" draw:text-style-name="P5" draw:layer="layout" svg:x1="5.458cm" svg:y1="17.226cm" svg:x2="3.32cm" svg:y2="20.703cm" draw:start-shape="id132" draw:start-glue-point="3" draw:end-shape="id135" draw:end-glue-point="0" svg:d="M5458 17226h-2138v3477" svg:viewBox="0 0 2139 3478">
          <text:p/>
        </draw:connector>
        <draw:connector draw:style-name="gr132" draw:text-style-name="P5" draw:layer="layout" draw:type="line" svg:x1="7.379cm" svg:y1="19.785cm" svg:x2="7.38cm" svg:y2="20.704cm" draw:start-shape="id134" draw:start-glue-point="2" draw:end-shape="id136" draw:end-glue-point="0" svg:d="M7379 19785l1 919" svg:viewBox="0 0 2 920">
          <text:p/>
        </draw:connector>
        <draw:custom-shape draw:style-name="gr148" draw:text-style-name="P4" xml:id="id130" draw:id="id130" draw:layer="layout" svg:width="3.84cm" svg:height="1.1cm" svg:x="5.45cm" svg:y="12.63cm">
          <draw:glue-point draw:id="4" svg:x="-2.368cm" svg:y="-5.01cm"/>
          <text:p text:style-name="P3"><text:span text:style-name="T2">Merge syste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32" draw:text-style-name="P5" draw:layer="layout" draw:type="line" svg:x1="7.37cm" svg:y1="13.73cm" svg:x2="7.374cm" svg:y2="14.653cm" draw:start-shape="id130" draw:start-glue-point="2" draw:end-shape="id131" draw:end-glue-point="0" svg:d="M7370 13730l4 923" svg:viewBox="0 0 5 924">
          <text:p/>
        </draw:connector>
        <draw:connector draw:style-name="gr141" draw:text-style-name="P5" draw:layer="layout" draw:type="lines" draw:line-skew="0cm -0.363cm" svg:x1="7.049cm" svg:y1="6.275cm" svg:x2="14.419cm" svg:y2="8.915cm" draw:start-shape="id119" draw:start-glue-point="1" draw:end-shape="id127" draw:end-glue-point="3" svg:d="M7049 6275h528l5952 2640h890" svg:viewBox="0 0 7371 264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marker draw:name="Rounded_20_large_20_Arrow" draw:display-name="Rounded large Arrow" svg:viewBox="0 0 1131 2256" svg:d="M1127 2120l-449-2006-9-42-25-39-38-25-38-8-43 8-38 25-25 39-9 42-449 2006v13l-4 9 9 42 25 38 38 25 42 9h903l42-9 38-25 26-38 8-42v-9z"/>
    <draw:marker draw:name="Rounded_20_short_20_Arrow" draw:display-name="Rounded short Arrow" svg:viewBox="0 0 1013 1130" svg:d="M1009 1050l-449-1008-22-30-29-12-34 12-21 26-449 1012-5 13v8l5 21 12 21 17 13 21 4h903l21-4 21-13 9-21 4-21v-8z"/>
    <draw:marker draw:name="Small_20_Arrow" draw:display-name="Small Arrow" svg:viewBox="0 0 1321 3493" svg:d="M1321 3493h-1321l661-3493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2-26T10:07:41.502055658</meta:creation-date>
    <dc:date>2020-08-14T13:58:59.045237841</dc:date>
    <meta:editing-duration>P6DT9H51M32S</meta:editing-duration>
    <meta:editing-cycles>35</meta:editing-cycles>
    <meta:generator>LibreOffice/6.0.7.3$Linux_X86_64 LibreOffice_project/00m0$Build-3</meta:generator>
    <meta:document-statistic meta:object-count="384"/>
  </office:meta>
</office:document-meta>
</file>